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46cm"/>
    </style:style>
    <style:style style:name="co2" style:family="table-column">
      <style:table-column-properties fo:break-before="auto" style:column-width="1.947cm"/>
    </style:style>
    <style:style style:name="co3" style:family="table-column">
      <style:table-column-properties fo:break-before="auto" style:column-width="7.41cm"/>
    </style:style>
    <style:style style:name="co4" style:family="table-column">
      <style:table-column-properties fo:break-before="auto" style:column-width="6.853cm"/>
    </style:style>
    <style:style style:name="co5" style:family="table-column">
      <style:table-column-properties fo:break-before="auto" style:column-width="3.112cm"/>
    </style:style>
    <style:style style:name="co6" style:family="table-column">
      <style:table-column-properties fo:break-before="auto" style:column-width="3.417cm"/>
    </style:style>
    <style:style style:name="co7" style:family="table-column">
      <style:table-column-properties fo:break-before="auto" style:column-width="4.944cm"/>
    </style:style>
    <style:style style:name="co8" style:family="table-column">
      <style:table-column-properties fo:break-before="auto" style:column-width="1.337cm"/>
    </style:style>
    <style:style style:name="co9" style:family="table-column">
      <style:table-column-properties fo:break-before="auto" style:column-width="1.642cm"/>
    </style:style>
    <style:style style:name="co10" style:family="table-column">
      <style:table-column-properties fo:break-before="auto" style:column-width="3.584cm"/>
    </style:style>
    <style:style style:name="co11" style:family="table-column">
      <style:table-column-properties fo:break-before="auto" style:column-width="3.057cm"/>
    </style:style>
    <style:style style:name="co12" style:family="table-column">
      <style:table-column-properties fo:break-before="auto" style:column-width="4.166cm"/>
    </style:style>
    <style:style style:name="co13" style:family="table-column">
      <style:table-column-properties fo:break-before="auto" style:column-width="3.14cm"/>
    </style:style>
    <style:style style:name="co14" style:family="table-column">
      <style:table-column-properties fo:break-before="auto" style:column-width="2.168cm"/>
    </style:style>
    <style:style style:name="co15" style:family="table-column">
      <style:table-column-properties fo:break-before="auto" style:column-width="1.169cm"/>
    </style:style>
    <style:style style:name="co16" style:family="table-column">
      <style:table-column-properties fo:break-before="auto" style:column-width="7.549cm"/>
    </style:style>
    <style:style style:name="co17" style:family="table-column">
      <style:table-column-properties fo:break-before="auto" style:column-width="7.32cm"/>
    </style:style>
    <style:style style:name="co18" style:family="table-column">
      <style:table-column-properties fo:break-before="auto" style:column-width="4.554cm"/>
    </style:style>
    <style:style style:name="co19" style:family="table-column">
      <style:table-column-properties fo:break-before="auto" style:column-width="7.84cm"/>
    </style:style>
    <style:style style:name="co20" style:family="table-column">
      <style:table-column-properties fo:break-before="auto" style:column-width="3.861cm"/>
    </style:style>
    <style:style style:name="co21" style:family="table-column">
      <style:table-column-properties fo:break-before="auto" style:column-width="2.03cm"/>
    </style:style>
    <style:style style:name="co22" style:family="table-column">
      <style:table-column-properties fo:break-before="auto" style:column-width="6.858cm"/>
    </style:style>
    <style:style style:name="co23" style:family="table-column">
      <style:table-column-properties fo:break-before="auto" style:column-width="4.75cm"/>
    </style:style>
    <style:style style:name="co24" style:family="table-column">
      <style:table-column-properties fo:break-before="auto" style:column-width="2.39cm"/>
    </style:style>
    <style:style style:name="co25" style:family="table-column">
      <style:table-column-properties fo:break-before="auto" style:column-width="3.279cm"/>
    </style:style>
    <style:style style:name="co26" style:family="table-column">
      <style:table-column-properties fo:break-before="auto" style:column-width="1.252cm"/>
    </style:style>
    <style:style style:name="co27" style:family="table-column">
      <style:table-column-properties fo:break-before="auto" style:column-width="6.082cm"/>
    </style:style>
    <style:style style:name="co28" style:family="table-column">
      <style:table-column-properties fo:break-before="auto" style:column-width="2.279cm"/>
    </style:style>
    <style:style style:name="co29" style:family="table-column">
      <style:table-column-properties fo:break-before="auto" style:column-width="1.836cm"/>
    </style:style>
    <style:style style:name="co30" style:family="table-column">
      <style:table-column-properties fo:break-before="auto" style:column-width="1.531cm"/>
    </style:style>
    <style:style style:name="co31" style:family="table-column">
      <style:table-column-properties fo:break-before="auto" style:column-width="3cm"/>
    </style:style>
    <style:style style:name="co32" style:family="table-column">
      <style:table-column-properties fo:break-before="auto" style:column-width="4.861cm"/>
    </style:style>
    <style:style style:name="co33" style:family="table-column">
      <style:table-column-properties fo:break-before="auto" style:column-width="7.459cm"/>
    </style:style>
    <style:style style:name="co34" style:family="table-column">
      <style:table-column-properties fo:break-before="auto" style:column-width="4.694cm"/>
    </style:style>
    <style:style style:name="co35" style:family="table-column">
      <style:table-column-properties fo:break-before="auto" style:column-width="2.002cm"/>
    </style:style>
    <style:style style:name="co36" style:family="table-column">
      <style:table-column-properties fo:break-before="auto" style:column-width="4.722cm"/>
    </style:style>
    <style:style style:name="co37" style:family="table-column">
      <style:table-column-properties fo:break-before="auto" style:column-width="5.92cm"/>
    </style:style>
    <style:style style:name="co38"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0"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0"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2" table:default-cell-style-name="ce1"/>
        <table:table-column table:style-name="co37" table:default-cell-style-name="ce1"/>
        <table:table-column table:style-name="co6" table:default-cell-style-name="ce1"/>
        <table:table-column table:style-name="co38" table:number-columns-repeated="983" table:default-cell-style-name="ce1"/>
        <table:table-row table:style-name="ro1">
          <table:table-cell office:value-type="string">
            <text:p>Type</text:p>
          </table:table-cell>
          <table:table-cell office:value-type="string">
            <text:p>Display ID</text:p>
          </table:table-cell>
          <table:table-cell office:value-type="string">
            <text:p>Label</text:p>
          </table:table-cell>
          <table:table-cell office:value-type="string">
            <text:p>Summary</text:p>
          </table:table-cell>
          <table:table-cell office:value-type="string">
            <text:p>Narrative Position</text:p>
          </table:table-cell>
          <table:table-cell office:value-type="string">
            <text:p>Color</text:p>
          </table:table-cell>
          <table:table-cell office:value-type="string">
            <text:p>Parent</text:p>
          </table:table-cell>
          <table:table-cell office:value-type="string">
            <text:p>Initials</text:p>
          </table:table-cell>
          <table:table-cell office:value-type="string">
            <text:p>Ongoing</text:p>
          </table:table-cell>
          <table:table-cell office:value-type="string">
            <text:p>Start Date</text:p>
          </table:table-cell>
          <table:table-cell office:value-type="string">
            <text:p>Latest Start Date</text:p>
          </table:table-cell>
          <table:table-cell office:value-type="string">
            <text:p>Duration</text:p>
          </table:table-cell>
          <table:table-cell office:value-type="string">
            <text:p>Earliest End Date</text:p>
          </table:table-cell>
          <table:table-cell office:value-type="string">
            <text:p>End Date</text:p>
          </table:table-cell>
          <table:table-cell office:value-type="string">
            <text:p>Blocked By</text:p>
          </table:table-cell>
          <table:table-cell office:value-type="string">
            <text:p>Links</text:p>
          </table:table-cell>
          <table:table-cell office:value-type="string">
            <text:p>Tags</text:p>
          </table:table-cell>
          <table:table-cell office:value-type="string">
            <text:p>Participant</text:p>
          </table:table-cell>
          <table:table-cell office:value-type="string">
            <text:p>Testimony</text:p>
          </table:table-cell>
          <table:table-cell office:value-type="string">
            <text:p>Witness</text:p>
          </table:table-cell>
          <table:table-cell office:value-type="string">
            <text:p>Relates to</text:p>
          </table:table-cell>
          <table:table-cell office:value-type="string">
            <text:p>Partner</text:p>
          </table:table-cell>
          <table:table-cell office:value-type="string">
            <text:p>Clue</text:p>
          </table:table-cell>
          <table:table-cell office:value-type="string">
            <text:p>Murder Theory</text:p>
          </table:table-cell>
          <table:table-cell office:value-type="string">
            <text:p>Associate</text:p>
          </table:table-cell>
          <table:table-cell office:value-type="string">
            <text:p>See also</text:p>
          </table:table-cell>
          <table:table-cell office:value-type="string">
            <text:p>Friend</text:p>
          </table:table-cell>
          <table:table-cell office:value-type="string">
            <text:p>Nurse</text:p>
          </table:table-cell>
          <table:table-cell office:value-type="string">
            <text:p>Parent</text:p>
          </table:table-cell>
          <table:table-cell office:value-type="string">
            <text:p>Grandparent</text:p>
          </table:table-cell>
          <table:table-cell office:value-type="string">
            <text:p>Story Arc</text:p>
          </table:table-cell>
          <table:table-cell office:value-type="string">
            <text:p>Spouse</text:p>
          </table:table-cell>
          <table:table-cell office:value-type="string">
            <text:p>Sibling</text:p>
          </table:table-cell>
          <table:table-cell office:value-type="string">
            <text:p>Status</text:p>
          </table:table-cell>
          <table:table-cell office:value-type="string">
            <text:p>Motivation</text:p>
          </table:table-cell>
          <table:table-cell office:value-type="string">
            <text:p>Gender</text:p>
          </table:table-cell>
          <table:table-cell office:value-type="string">
            <text:p>Nationality</text:p>
          </table:table-cell>
          <table:table-cell office:value-type="string">
            <text:p>Relevance</text:p>
          </table:table-cell>
          <table:table-cell office:value-type="string">
            <text:p>Nickname</text:p>
          </table:table-cell>
          <table:table-cell office:value-type="string">
            <text:p>Characteristics</text:p>
          </table:table-cell>
          <table:table-cell office:value-type="string">
            <text:p>Real Name</text:p>
          </table:table-cell>
          <table:table-cell table:number-columns-repeated="983"/>
        </table:table-row>
        <table:table-row table:style-name="ro1">
          <table:table-cell office:value-type="string">
            <text:p>Event</text:p>
          </table:table-cell>
          <table:table-cell office:value-type="string">
            <text:p>EV68</text:p>
          </table:table-cell>
          <table:table-cell office:value-type="string">
            <text:p>The Conductor answers the bell of Mrs Hubbard</text:p>
          </table:table-cell>
          <table:table-cell/>
          <table:table-cell office:value-type="string">
            <text:p>Scene 2.1.8</text:p>
          </table:table-cell>
          <table:table-cell office:value-type="string">
            <text:p>Murder Night</text:p>
          </table:table-cell>
          <table:table-cell table:number-columns-repeated="2"/>
          <table:table-cell office:value-type="string">
            <text:p>False</text:p>
          </table:table-cell>
          <table:table-cell office:value-type="string">
            <text:p>1933-02-07 01:17:00</text:p>
          </table:table-cell>
          <table:table-cell/>
          <table:table-cell office:value-type="string">
            <text:p>8 minutes</text:p>
          </table:table-cell>
          <table:table-cell/>
          <table:table-cell office:value-type="string">
            <text:p>1933-02-07 01:25:00</text:p>
          </table:table-cell>
          <table:table-cell table:number-columns-repeated="2"/>
          <table:table-cell office:value-type="string">
            <text:p>Alibi,Clue</text:p>
          </table:table-cell>
          <table:table-cell table:number-columns-repeated="2" office:value-type="string">
            <text:p>Conductor,Hubbard</text:p>
          </table:table-cell>
          <table:table-cell office:value-type="string">
            <text:p>Poirot</text:p>
          </table:table-cell>
          <table:table-cell office:value-type="string">
            <text:p>Intruder</text:p>
          </table:table-cell>
          <table:table-cell table:number-columns-repeated="12"/>
          <table:table-cell office:value-type="string">
            <text:p>LrVPiW1O3XIxw6ozpnk0l</text:p>
          </table:table-cell>
          <table:table-cell table:number-columns-repeated="990"/>
        </table:table-row>
        <table:table-row table:style-name="ro1">
          <table:table-cell office:value-type="string">
            <text:p>Event</text:p>
          </table:table-cell>
          <table:table-cell office:value-type="string">
            <text:p>EV110</text:p>
          </table:table-cell>
          <table:table-cell office:value-type="string">
            <text:p>M. Bouc discusses details of the case with Poirot</text:p>
          </table:table-cell>
          <table:table-cell/>
          <table:table-cell office:value-type="string">
            <text:p>Scene 1.5.7</text:p>
          </table:table-cell>
          <table:table-cell office:value-type="string">
            <text:p>Evidence search</text:p>
          </table:table-cell>
          <table:table-cell table:number-columns-repeated="2"/>
          <table:table-cell office:value-type="string">
            <text:p>False</text:p>
          </table:table-cell>
          <table:table-cell office:value-type="string">
            <text:p>1933-02-07 10:45:00</text:p>
          </table:table-cell>
          <table:table-cell/>
          <table:table-cell office:value-type="string">
            <text:p>25 minutes</text:p>
          </table:table-cell>
          <table:table-cell/>
          <table:table-cell office:value-type="string">
            <text:p>1933-02-07 11:10:00</text:p>
          </table:table-cell>
          <table:table-cell table:number-columns-repeated="3"/>
          <table:table-cell office:value-type="string">
            <text:p>Poirot,M. Bouc,Coroner</text:p>
          </table:table-cell>
          <table:table-cell table:number-columns-repeated="1006"/>
        </table:table-row>
        <table:table-row table:style-name="ro2">
          <table:table-cell office:value-type="string">
            <text:p>Character</text:p>
          </table:table-cell>
          <table:table-cell office:value-type="string">
            <text:p>PER1</text:p>
          </table:table-cell>
          <table:table-cell office:value-type="string">
            <text:p>Cyrus Hardman</text:p>
          </table:table-cell>
          <table:table-cell office:value-type="string">
            <text:p>The lover of Daisy Armstrong’s nurse maid</text:p>
          </table:table-cell>
          <table:table-cell/>
          <table:table-cell office:value-type="string">
            <text:p>Lilac</text:p>
          </table:table-cell>
          <table:table-cell office:value-type="string">
            <text:p>Guilty</text:p>
          </table:table-cell>
          <table:table-cell office:value-type="string">
            <text:p>CH</text:p>
          </table:table-cell>
          <table:table-cell office:value-type="string">
            <text:p>True</text:p>
          </table:table-cell>
          <table:table-cell office:value-type="string">
            <text:p>1900-02-13</text:p>
          </table:table-cell>
          <table:table-cell/>
          <table:table-cell office:value-type="string">
            <text:p>12065 days</text:p>
          </table:table-cell>
          <table:table-cell/>
          <table:table-cell office:value-type="string">
            <text:p>1933-02-25</text:p>
          </table:table-cell>
          <table:table-cell table:number-columns-repeated="7"/>
          <table:table-cell office:value-type="string">
            <text:p>Nursemaid</text:p>
          </table:table-cell>
          <table:table-cell table:number-columns-repeated="12"/>
          <table:table-cell office:value-type="string">
            <text:p>Introduces himself as a travelling salesman, and then private investigator, to hide his connection to the crime.</text:p>
            <text:p/>
            <text:p>The lover of Daisy Armstrong’s nurse maid, who committed suicide as a result of police suspicion following Daisy’s murder.</text:p>
          </table:table-cell>
          <table:table-cell office:value-type="string">
            <text:p>h3VXL3oukHXjehhlTM8Xn</text:p>
          </table:table-cell>
          <table:table-cell office:value-type="string">
            <text:p>American</text:p>
          </table:table-cell>
          <table:table-cell table:number-columns-repeated="987"/>
        </table:table-row>
        <table:table-row table:style-name="ro1">
          <table:table-cell office:value-type="string">
            <text:p>Narrative Folder</text:p>
          </table:table-cell>
          <table:table-cell office:value-type="string">
            <text:p>NF17</text:p>
          </table:table-cell>
          <table:table-cell office:value-type="string">
            <text:p>The Evidence of the Russian Princess</text:p>
          </table:table-cell>
          <table:table-cell/>
          <table:table-cell office:value-type="string">
            <text:p>Chapter 2.6</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98</text:p>
          </table:table-cell>
          <table:table-cell office:value-type="string">
            <text:p>M. Bouc and Dr Constantine express shock and doubt at this theory, given it runs contrary to much of the evidence and theories they have seen earlier</text:p>
          </table:table-cell>
          <table:table-cell/>
          <table:table-cell office:value-type="string">
            <text:p>Scene 3.9.4</text:p>
          </table:table-cell>
          <table:table-cell office:value-type="string">
            <text:p>Poirot musings</text:p>
          </table:table-cell>
          <table:table-cell office:value-type="string">
            <text:p>IFAP</text:p>
          </table:table-cell>
          <table:table-cell/>
          <table:table-cell office:value-type="string">
            <text:p>False</text:p>
          </table:table-cell>
          <table:table-cell office:value-type="string">
            <text:p>1933-02-07 20:06:00</text:p>
          </table:table-cell>
          <table:table-cell/>
          <table:table-cell office:value-type="string">
            <text:p>3 minutes</text:p>
          </table:table-cell>
          <table:table-cell/>
          <table:table-cell office:value-type="string">
            <text:p>1933-02-07 20:09:00</text:p>
          </table:table-cell>
          <table:table-cell table:number-columns-repeated="3"/>
          <table:table-cell office:value-type="string">
            <text:p>Poirot,M. Bouc,Coroner</text:p>
          </table:table-cell>
          <table:table-cell/>
          <table:table-cell office:value-type="string">
            <text:p>Foscarelli,Arbuthnot,Count,Countess,Hardman,Greta,MacQueen,Hildegarde,Mary,Hubbard,Princess,Conductor,Valet</text:p>
          </table:table-cell>
          <table:table-cell table:number-columns-repeated="1004"/>
        </table:table-row>
        <table:table-row table:style-name="ro1">
          <table:table-cell office:value-type="string">
            <text:p>Event</text:p>
          </table:table-cell>
          <table:table-cell office:value-type="string">
            <text:p>EV61</text:p>
          </table:table-cell>
          <table:table-cell office:value-type="string">
            <text:p>Poirot searches the passengers’ luggage to find the missing dressing gown and conductor’s uniform</text:p>
          </table:table-cell>
          <table:table-cell/>
          <table:table-cell office:value-type="string">
            <text:p>Scene 2.15.1</text:p>
          </table:table-cell>
          <table:table-cell office:value-type="string">
            <text:p>Evidence search</text:p>
          </table:table-cell>
          <table:table-cell table:number-columns-repeated="2"/>
          <table:table-cell office:value-type="string">
            <text:p>False</text:p>
          </table:table-cell>
          <table:table-cell office:value-type="string">
            <text:p>1933-02-07 15:45:00</text:p>
          </table:table-cell>
          <table:table-cell/>
          <table:table-cell office:value-type="string">
            <text:p>15 minutes</text:p>
          </table:table-cell>
          <table:table-cell/>
          <table:table-cell office:value-type="string">
            <text:p>1933-02-07 16:00:00</text:p>
          </table:table-cell>
          <table:table-cell table:number-columns-repeated="3"/>
          <table:table-cell office:value-type="string">
            <text:p>Poirot</text:p>
          </table:table-cell>
          <table:table-cell table:number-columns-repeated="1006"/>
        </table:table-row>
        <table:table-row table:style-name="ro1">
          <table:table-cell office:value-type="string">
            <text:p>Clue</text:p>
          </table:table-cell>
          <table:table-cell office:value-type="string">
            <text:p>OBJ14</text:p>
          </table:table-cell>
          <table:table-cell office:value-type="string">
            <text:p>Threatening letters</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25"/>
          <table:table-cell office:value-type="string">
            <text:p>6nN3nZLZeR0NlOZPgYQxb</text:p>
          </table:table-cell>
          <table:table-cell table:number-columns-repeated="986"/>
        </table:table-row>
        <table:table-row table:style-name="ro1">
          <table:table-cell office:value-type="string">
            <text:p>Event</text:p>
          </table:table-cell>
          <table:table-cell office:value-type="string">
            <text:p>EV67</text:p>
          </table:table-cell>
          <table:table-cell office:value-type="string">
            <text:p>Poirot finds conductors uniform in Hildegarde Schmidt's compartment</text:p>
          </table:table-cell>
          <table:table-cell/>
          <table:table-cell office:value-type="string">
            <text:p>Scene 2.15.5</text:p>
          </table:table-cell>
          <table:table-cell office:value-type="string">
            <text:p>Evidence search</text:p>
          </table:table-cell>
          <table:table-cell office:value-type="string">
            <text:p>PSPL</text:p>
          </table:table-cell>
          <table:table-cell/>
          <table:table-cell office:value-type="string">
            <text:p>False</text:p>
          </table:table-cell>
          <table:table-cell office:value-type="string">
            <text:p>1933-02-07 15:55:00</text:p>
          </table:table-cell>
          <table:table-cell/>
          <table:table-cell office:value-type="string">
            <text:p>0 seconds</text:p>
          </table:table-cell>
          <table:table-cell/>
          <table:table-cell office:value-type="string">
            <text:p>1933-02-07 15:55:00</text:p>
          </table:table-cell>
          <table:table-cell table:number-columns-repeated="2"/>
          <table:table-cell office:value-type="string">
            <text:p>Clue,Imposter in Conductor's uniform</text:p>
          </table:table-cell>
          <table:table-cell office:value-type="string">
            <text:p>Poirot</text:p>
          </table:table-cell>
          <table:table-cell/>
          <table:table-cell office:value-type="string">
            <text:p>Hildegarde</text:p>
          </table:table-cell>
          <table:table-cell table:number-columns-repeated="2"/>
          <table:table-cell office:value-type="string">
            <text:p>Imposter</text:p>
          </table:table-cell>
          <table:table-cell table:number-columns-repeated="10"/>
          <table:table-cell office:value-type="string">
            <text:p>vzLAc96OQlofQPVgRx8r3</text:p>
          </table:table-cell>
          <table:table-cell table:number-columns-repeated="990"/>
        </table:table-row>
        <table:table-row table:style-name="ro1">
          <table:table-cell office:value-type="string">
            <text:p>Event</text:p>
          </table:table-cell>
          <table:table-cell office:value-type="string">
            <text:p>EV199</text:p>
          </table:table-cell>
          <table:table-cell office:value-type="string">
            <text:p>Poirot then proposes a second possible theory, that all of the passengers colluded and participated in the murder to exact justice against Ratchett.</text:p>
          </table:table-cell>
          <table:table-cell/>
          <table:table-cell office:value-type="string">
            <text:p>Scene 3.9.5</text:p>
          </table:table-cell>
          <table:table-cell office:value-type="string">
            <text:p>Poirot musings</text:p>
          </table:table-cell>
          <table:table-cell office:value-type="string">
            <text:p>IFAP</text:p>
          </table:table-cell>
          <table:table-cell/>
          <table:table-cell office:value-type="string">
            <text:p>False</text:p>
          </table:table-cell>
          <table:table-cell office:value-type="string">
            <text:p>1933-02-07 20:09:00</text:p>
          </table:table-cell>
          <table:table-cell/>
          <table:table-cell office:value-type="string">
            <text:p>3 minutes</text:p>
          </table:table-cell>
          <table:table-cell/>
          <table:table-cell office:value-type="string">
            <text:p>1933-02-07 20:12:00</text:p>
          </table:table-cell>
          <table:table-cell table:number-columns-repeated="3"/>
          <table:table-cell office:value-type="string">
            <text:p>Poirot</text:p>
          </table:table-cell>
          <table:table-cell/>
          <table:table-cell office:value-type="string">
            <text:p>Foscarelli,Arbuthnot,Count,Countess,Hardman,Coroner,Greta,MacQueen,Hildegarde,M. Bouc,Mary,Hubbard,Princess,Conductor,Valet</text:p>
          </table:table-cell>
          <table:table-cell office:value-type="string">
            <text:p>True Crime</text:p>
          </table:table-cell>
          <table:table-cell table:number-columns-repeated="1003"/>
        </table:table-row>
        <table:table-row table:style-name="ro1">
          <table:table-cell office:value-type="string">
            <text:p>Event</text:p>
          </table:table-cell>
          <table:table-cell office:value-type="string">
            <text:p>EV32</text:p>
          </table:table-cell>
          <table:table-cell office:value-type="string">
            <text:p>MacQueen talks politics with Colonel Arbuthnot</text:p>
          </table:table-cell>
          <table:table-cell/>
          <table:table-cell office:value-type="string">
            <text:p>Scene 2.2.3</text:p>
          </table:table-cell>
          <table:table-cell office:value-type="string">
            <text:p>Murder Night</text:p>
          </table:table-cell>
          <table:table-cell table:number-columns-repeated="2"/>
          <table:table-cell office:value-type="string">
            <text:p>False</text:p>
          </table:table-cell>
          <table:table-cell office:value-type="string">
            <text:p>1933-02-06 22:00:00</text:p>
          </table:table-cell>
          <table:table-cell/>
          <table:table-cell office:value-type="string">
            <text:p>225 minutes</text:p>
          </table:table-cell>
          <table:table-cell/>
          <table:table-cell office:value-type="string">
            <text:p>1933-02-07 01:45:00</text:p>
          </table:table-cell>
          <table:table-cell table:number-columns-repeated="2"/>
          <table:table-cell office:value-type="string">
            <text:p>Alibi</text:p>
          </table:table-cell>
          <table:table-cell office:value-type="string">
            <text:p>MacQueen,Arbuthnot</text:p>
          </table:table-cell>
          <table:table-cell office:value-type="string">
            <text:p>Arbuthnot,MacQueen</text:p>
          </table:table-cell>
          <table:table-cell table:number-columns-repeated="14"/>
          <table:table-cell office:value-type="string">
            <text:p>LrVPiW1O3XIxw6ozpnk0l</text:p>
          </table:table-cell>
          <table:table-cell table:number-columns-repeated="990"/>
        </table:table-row>
        <table:table-row table:style-name="ro1">
          <table:table-cell office:value-type="string">
            <text:p>Event</text:p>
          </table:table-cell>
          <table:table-cell office:value-type="string">
            <text:p>EV164</text:p>
          </table:table-cell>
          <table:table-cell office:value-type="string">
            <text:p>Poirot finds a bottle of a sleeping drug in Countess Andrenyi’s room</text:p>
          </table:table-cell>
          <table:table-cell/>
          <table:table-cell office:value-type="string">
            <text:p>Scene 2.15.3</text:p>
          </table:table-cell>
          <table:table-cell office:value-type="string">
            <text:p>Evidence search</text:p>
          </table:table-cell>
          <table:table-cell office:value-type="string">
            <text:p>PSPL</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text:p>
          </table:table-cell>
          <table:table-cell/>
          <table:table-cell office:value-type="string">
            <text:p>Countess,Count</text:p>
          </table:table-cell>
          <table:table-cell table:number-columns-repeated="1004"/>
        </table:table-row>
        <table:table-row table:style-name="ro1">
          <table:table-cell office:value-type="string">
            <text:p>Event</text:p>
          </table:table-cell>
          <table:table-cell office:value-type="string">
            <text:p>EV98</text:p>
          </table:table-cell>
          <table:table-cell office:value-type="string">
            <text:p>Poirot arrives in Stamboul and checks in at the Tokatlian Hotel, where Poirot books into the Orient Express</text:p>
          </table:table-cell>
          <table:table-cell/>
          <table:table-cell office:value-type="string">
            <text:p>Scene 1.2.1</text:p>
          </table:table-cell>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5"/>
          <table:table-cell office:value-type="string">
            <text:p>Poirot</text:p>
          </table:table-cell>
          <table:table-cell table:number-columns-repeated="1006"/>
        </table:table-row>
        <table:table-row table:style-name="ro1">
          <table:table-cell office:value-type="string">
            <text:p>Character Group</text:p>
          </table:table-cell>
          <table:table-cell office:value-type="string">
            <text:p>CG7</text:p>
          </table:table-cell>
          <table:table-cell office:value-type="string">
            <text:p>Decoys</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73</text:p>
          </table:table-cell>
          <table:table-cell office:value-type="string">
            <text:p>Mrs Hubbard has a nightmare about a man in her compartment and rings for the conductor</text:p>
          </table:table-cell>
          <table:table-cell table:number-columns-repeated="2"/>
          <table:table-cell office:value-type="string">
            <text:p>Decoy Theory</text:p>
          </table:table-cell>
          <table:table-cell table:number-columns-repeated="2"/>
          <table:table-cell office:value-type="string">
            <text:p>False</text:p>
          </table:table-cell>
          <table:table-cell office:value-type="string">
            <text:p>1933-02-07 01:17:00</text:p>
          </table:table-cell>
          <table:table-cell/>
          <table:table-cell office:value-type="string">
            <text:p>8 minutes</text:p>
          </table:table-cell>
          <table:table-cell/>
          <table:table-cell office:value-type="string">
            <text:p>1933-02-07 01:25:00</text:p>
          </table:table-cell>
          <table:table-cell table:number-columns-repeated="3"/>
          <table:table-cell office:value-type="string">
            <text:p>Conductor,Hubbard,Intruder</text:p>
          </table:table-cell>
          <table:table-cell table:number-columns-repeated="5"/>
          <table:table-cell office:value-type="string">
            <text:p>Poirot’s Decoy Theory</text:p>
          </table:table-cell>
          <table:table-cell table:number-columns-repeated="9"/>
          <table:table-cell office:value-type="string">
            <text:p>yTWvDcSu3KCcYl3HxUOp3</text:p>
          </table:table-cell>
          <table:table-cell table:number-columns-repeated="990"/>
        </table:table-row>
        <table:table-row table:style-name="ro2">
          <table:table-cell office:value-type="string">
            <text:p>Backstory</text:p>
          </table:table-cell>
          <table:table-cell office:value-type="string">
            <text:p>BAK1</text:p>
          </table:table-cell>
          <table:table-cell office:value-type="string">
            <text:p>Central Crime: The Murder of Daisy Armstrong</text:p>
          </table:table-cell>
          <table:table-cell office:value-type="string">
            <text:p>Mr Ratchett, an American with the real name Cassetti, murdered Daisy Armstrong for money, but escaped punishment after bribing people involved in the trial.</text:p>
            <text:p/>
            <text:p>The central characters to the story are seeking to punish him for his crime.</text:p>
          </table:table-cell>
          <table:table-cell/>
          <table:table-cell office:value-type="string">
            <text:p>Teal</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Narrative Folder</text:p>
          </table:table-cell>
          <table:table-cell office:value-type="string">
            <text:p>NF27</text:p>
          </table:table-cell>
          <table:table-cell office:value-type="string">
            <text:p>Which of Them?</text:p>
          </table:table-cell>
          <table:table-cell/>
          <table:table-cell office:value-type="string">
            <text:p>Chapter 3.1</text:p>
          </table:table-cell>
          <table:table-cell office:value-type="string">
            <text:p>Poirot musing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09</text:p>
          </table:table-cell>
          <table:table-cell office:value-type="string">
            <text:p>M. Bouc observes the carriage was locked and chained on the inside, and it is apparent the murderer is still on the train.</text:p>
          </table:table-cell>
          <table:table-cell table:number-columns-repeated="2"/>
          <table:table-cell office:value-type="string">
            <text:p>Evidence search</text:p>
          </table:table-cell>
          <table:table-cell office:value-type="string">
            <text:p>MBDD</text:p>
          </table:table-cell>
          <table:table-cell/>
          <table:table-cell office:value-type="string">
            <text:p>False</text:p>
          </table:table-cell>
          <table:table-cell office:value-type="string">
            <text:p>1933-02-07 10:45:00</text:p>
          </table:table-cell>
          <table:table-cell/>
          <table:table-cell office:value-type="string">
            <text:p>25 minutes</text:p>
          </table:table-cell>
          <table:table-cell/>
          <table:table-cell office:value-type="string">
            <text:p>1933-02-07 11:10:00</text:p>
          </table:table-cell>
          <table:table-cell table:number-columns-repeated="3"/>
          <table:table-cell office:value-type="string">
            <text:p>Poirot,M. Bouc,Coroner</text:p>
          </table:table-cell>
          <table:table-cell table:number-columns-repeated="4"/>
          <table:table-cell office:value-type="string">
            <text:p>Locks</text:p>
          </table:table-cell>
          <table:table-cell table:number-columns-repeated="1001"/>
        </table:table-row>
        <table:table-row table:style-name="ro1">
          <table:table-cell office:value-type="string">
            <text:p>Event</text:p>
          </table:table-cell>
          <table:table-cell office:value-type="string">
            <text:p>EV148</text:p>
          </table:table-cell>
          <table:table-cell office:value-type="string">
            <text:p>After Foscarelli leaves, M. Bouc shows his prejudice by insisting it must be him because Italians use knives.</text:p>
          </table:table-cell>
          <table:table-cell/>
          <table:table-cell office:value-type="string">
            <text:p>Scene 2.10.3</text:p>
          </table:table-cell>
          <table:table-cell office:value-type="string">
            <text:p>Suspect Interviews</text:p>
          </table:table-cell>
          <table:table-cell office:value-type="string">
            <text:p>PIPA</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M. Bouc</text:p>
          </table:table-cell>
          <table:table-cell table:number-columns-repeated="1006"/>
        </table:table-row>
        <table:table-row table:style-name="ro1">
          <table:table-cell office:value-type="string">
            <text:p>Event</text:p>
          </table:table-cell>
          <table:table-cell office:value-type="string">
            <text:p>EV79</text:p>
          </table:table-cell>
          <table:table-cell office:value-type="string">
            <text:p>Greta Ohlsson sees Ratchett</text:p>
          </table:table-cell>
          <table:table-cell office:value-type="string">
            <text:p>This was the last time Ratchett was seen alive</text:p>
          </table:table-cell>
          <table:table-cell/>
          <table:table-cell office:value-type="string">
            <text:p>Murder Night</text:p>
          </table:table-cell>
          <table:table-cell table:number-columns-repeated="2"/>
          <table:table-cell office:value-type="string">
            <text:p>False</text:p>
          </table:table-cell>
          <table:table-cell office:value-type="string">
            <text:p>1933-02-06 22:39:00</text:p>
          </table:table-cell>
          <table:table-cell/>
          <table:table-cell office:value-type="string">
            <text:p>0 seconds</text:p>
          </table:table-cell>
          <table:table-cell/>
          <table:table-cell office:value-type="string">
            <text:p>1933-02-06 22:39:00</text:p>
          </table:table-cell>
          <table:table-cell table:number-columns-repeated="3"/>
          <table:table-cell office:value-type="string">
            <text:p>Ratchett,Greta</text:p>
          </table:table-cell>
          <table:table-cell/>
          <table:table-cell office:value-type="string">
            <text:p>Hubbard</text:p>
          </table:table-cell>
          <table:table-cell table:number-columns-repeated="1004"/>
        </table:table-row>
        <table:table-row table:style-name="ro1">
          <table:table-cell office:value-type="string">
            <text:p>Narrative Folder</text:p>
          </table:table-cell>
          <table:table-cell office:value-type="string">
            <text:p>NF26</text:p>
          </table:table-cell>
          <table:table-cell office:value-type="string">
            <text:p>The Evidence of the Passenger’s Luggage</text:p>
          </table:table-cell>
          <table:table-cell/>
          <table:table-cell office:value-type="string">
            <text:p>Chapter 2.15</text:p>
          </table:table-cell>
          <table:table-cell office:value-type="string">
            <text:p>Evidence search</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Character Group</text:p>
          </table:table-cell>
          <table:table-cell office:value-type="string">
            <text:p>CG4</text:p>
          </table:table-cell>
          <table:table-cell office:value-type="string">
            <text:p>Armstrong Family (Off-stage)</text:p>
          </table:table-cell>
          <table:table-cell table:number-columns-repeated="2"/>
          <table:table-cell office:value-type="string">
            <text:p>Decoy Theory</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54</text:p>
          </table:table-cell>
          <table:table-cell office:value-type="string">
            <text:p>Count Andrenyi sleeps</text:p>
          </table:table-cell>
          <table:table-cell office:value-type="string">
            <text:p>This alibi does not cover the time period 1-1:15 am</text:p>
          </table:table-cell>
          <table:table-cell office:value-type="string">
            <text:p>Scene 2.7.3</text:p>
          </table:table-cell>
          <table:table-cell office:value-type="string">
            <text:p>Murder Night</text:p>
          </table:table-cell>
          <table:table-cell table:number-columns-repeated="2"/>
          <table:table-cell office:value-type="string">
            <text:p>False</text:p>
          </table:table-cell>
          <table:table-cell office:value-type="string">
            <text:p>1933-02-06 23:10:00</text:p>
          </table:table-cell>
          <table:table-cell/>
          <table:table-cell office:value-type="string">
            <text:p>530 minutes</text:p>
          </table:table-cell>
          <table:table-cell/>
          <table:table-cell office:value-type="string">
            <text:p>1933-02-07 08:00:00</text:p>
          </table:table-cell>
          <table:table-cell table:number-columns-repeated="2"/>
          <table:table-cell office:value-type="string">
            <text:p>Partial Alibi</text:p>
          </table:table-cell>
          <table:table-cell table:number-columns-repeated="2" office:value-type="string">
            <text:p>Count</text:p>
          </table:table-cell>
          <table:table-cell table:number-columns-repeated="14"/>
          <table:table-cell office:value-type="string">
            <text:p>stkXv6lwGqSu7p9ElwS3z</text:p>
          </table:table-cell>
          <table:table-cell table:number-columns-repeated="990"/>
        </table:table-row>
        <table:table-row table:style-name="ro1">
          <table:table-cell office:value-type="string">
            <text:p>Event</text:p>
          </table:table-cell>
          <table:table-cell office:value-type="string">
            <text:p>EV96</text:p>
          </table:table-cell>
          <table:table-cell office:value-type="string">
            <text:p>Poirot observes the behaviour of Mary Debenham and Colonel Arbuthnot, and decides they are known to each other</text:p>
          </table:table-cell>
          <table:table-cell/>
          <table:table-cell office:value-type="string">
            <text:p>Scene 1.1.2</text:p>
          </table:table-cell>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5"/>
          <table:table-cell office:value-type="string">
            <text:p>Poirot,Arbuthnot,Mary</text:p>
          </table:table-cell>
          <table:table-cell table:number-columns-repeated="1006"/>
        </table:table-row>
        <table:table-row table:style-name="ro1">
          <table:table-cell office:value-type="string">
            <text:p>Exposition</text:p>
          </table:table-cell>
          <table:table-cell office:value-type="string">
            <text:p>EXP1</text:p>
          </table:table-cell>
          <table:table-cell office:value-type="string">
            <text:p>Poirot decides to search the passenger’s luggage for the missing dressing gown and conductor’s uniform, and predicts where they will be found</text:p>
          </table:table-cell>
          <table:table-cell/>
          <table:table-cell office:value-type="string">
            <text:p>Scene 2.13.3</text:p>
          </table:table-cell>
          <table:table-cell office:value-type="string">
            <text:p>Poirot musing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5"/>
          <table:table-cell office:value-type="string">
            <text:p>Poirot</text:p>
          </table:table-cell>
          <table:table-cell/>
          <table:table-cell office:value-type="string">
            <text:p>M. Bouc</text:p>
          </table:table-cell>
          <table:table-cell table:number-columns-repeated="1004"/>
        </table:table-row>
        <table:table-row table:style-name="ro1">
          <table:table-cell office:value-type="string">
            <text:p>Event</text:p>
          </table:table-cell>
          <table:table-cell office:value-type="string">
            <text:p>EV18</text:p>
          </table:table-cell>
          <table:table-cell office:value-type="string">
            <text:p>Mrs Hubbard sleeps</text:p>
          </table:table-cell>
          <table:table-cell table:number-columns-repeated="2"/>
          <table:table-cell office:value-type="string">
            <text:p>Murder Night</text:p>
          </table:table-cell>
          <table:table-cell table:number-columns-repeated="2"/>
          <table:table-cell office:value-type="string">
            <text:p>False</text:p>
          </table:table-cell>
          <table:table-cell office:value-type="string">
            <text:p>1933-02-06 22:40:00</text:p>
          </table:table-cell>
          <table:table-cell/>
          <table:table-cell office:value-type="string">
            <text:p>157 minutes</text:p>
          </table:table-cell>
          <table:table-cell/>
          <table:table-cell office:value-type="string">
            <text:p>1933-02-07 01:17:00</text:p>
          </table:table-cell>
          <table:table-cell table:number-columns-repeated="2"/>
          <table:table-cell office:value-type="string">
            <text:p>No Alibi</text:p>
          </table:table-cell>
          <table:table-cell table:number-columns-repeated="2" office:value-type="string">
            <text:p>Hubbard</text:p>
          </table:table-cell>
          <table:table-cell table:number-columns-repeated="14"/>
          <table:table-cell office:value-type="string">
            <text:p>stkXv6lwGqSu7p9ElwS3z</text:p>
          </table:table-cell>
          <table:table-cell table:number-columns-repeated="990"/>
        </table:table-row>
        <table:table-row table:style-name="ro1">
          <table:table-cell office:value-type="string">
            <text:p>Event</text:p>
          </table:table-cell>
          <table:table-cell office:value-type="string">
            <text:p>EV19</text:p>
          </table:table-cell>
          <table:table-cell office:value-type="string">
            <text:p>The Valet returns to his compartment and reads</text:p>
          </table:table-cell>
          <table:table-cell/>
          <table:table-cell office:value-type="string">
            <text:p>Scene 2.3.3</text:p>
          </table:table-cell>
          <table:table-cell office:value-type="string">
            <text:p>Murder Night</text:p>
          </table:table-cell>
          <table:table-cell table:number-columns-repeated="2"/>
          <table:table-cell office:value-type="string">
            <text:p>False</text:p>
          </table:table-cell>
          <table:table-cell office:value-type="string">
            <text:p>1933-02-06 21:40:00</text:p>
          </table:table-cell>
          <table:table-cell/>
          <table:table-cell office:value-type="string">
            <text:p>50 minutes</text:p>
          </table:table-cell>
          <table:table-cell/>
          <table:table-cell office:value-type="string">
            <text:p>1933-02-06 22:30:00</text:p>
          </table:table-cell>
          <table:table-cell table:number-columns-repeated="3"/>
          <table:table-cell table:number-columns-repeated="2" office:value-type="string">
            <text:p>Valet</text:p>
          </table:table-cell>
          <table:table-cell table:number-columns-repeated="14"/>
          <table:table-cell office:value-type="string">
            <text:p>stkXv6lwGqSu7p9ElwS3z</text:p>
          </table:table-cell>
          <table:table-cell table:number-columns-repeated="990"/>
        </table:table-row>
        <table:table-row table:style-name="ro3">
          <table:table-cell office:value-type="string">
            <text:p>Event</text:p>
          </table:table-cell>
          <table:table-cell office:value-type="string">
            <text:p>EV64</text:p>
          </table:table-cell>
          <table:table-cell office:value-type="string">
            <text:p>The passengers all stab Mr. Ratchett</text:p>
          </table:table-cell>
          <table:table-cell office:value-type="string">
            <text:p>They were all in on it. Countess Andrenyi, though aware of the plan, was the only one that did not take part.</text:p>
            <text:p>The pipe and handkerchief were left in the compartment to confuse Poirot.</text:p>
            <text:p>This explains the different times of death and the different types of stabbing</text:p>
            <text:p/>
            <text:p/>
          </table:table-cell>
          <table:table-cell/>
          <table:table-cell office:value-type="string">
            <text:p>True Crime</text:p>
          </table:table-cell>
          <table:table-cell table:number-columns-repeated="2"/>
          <table:table-cell office:value-type="string">
            <text:p>False</text:p>
          </table:table-cell>
          <table:table-cell office:value-type="string">
            <text:p>1933-02-07 01:45:00</text:p>
          </table:table-cell>
          <table:table-cell/>
          <table:table-cell office:value-type="string">
            <text:p>15 minutes</text:p>
          </table:table-cell>
          <table:table-cell/>
          <table:table-cell office:value-type="string">
            <text:p>1933-02-07 02:00:00</text:p>
          </table:table-cell>
          <table:table-cell table:number-columns-repeated="2"/>
          <table:table-cell office:value-type="string">
            <text:p>Murder Weapon,Hankerchief,Pipe</text:p>
          </table:table-cell>
          <table:table-cell office:value-type="string">
            <text:p>Hardman,MacQueen,Mary,Conductor,Foscarelli,Ratchett,Valet,Greta,Princess,Arbuthnot,Hubbard,Count,Hildegarde</text:p>
          </table:table-cell>
          <table:table-cell table:number-columns-repeated="5"/>
          <table:table-cell office:value-type="string">
            <text:p>True Crime</text:p>
          </table:table-cell>
          <table:table-cell table:number-columns-repeated="9"/>
          <table:table-cell office:value-type="string">
            <text:p>vzLAc96OQlofQPVgRx8r3</text:p>
          </table:table-cell>
          <table:table-cell table:number-columns-repeated="990"/>
        </table:table-row>
        <table:table-row table:style-name="ro1">
          <table:table-cell office:value-type="string">
            <text:p>Clue</text:p>
          </table:table-cell>
          <table:table-cell office:value-type="string">
            <text:p>OBJ6</text:p>
          </table:table-cell>
          <table:table-cell office:value-type="string">
            <text:p>Open Window</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25"/>
          <table:table-cell office:value-type="string">
            <text:p>6nN3nZLZeR0NlOZPgYQxb</text:p>
          </table:table-cell>
          <table:table-cell table:number-columns-repeated="986"/>
        </table:table-row>
        <table:table-row table:style-name="ro1">
          <table:table-cell office:value-type="string">
            <text:p>Event</text:p>
          </table:table-cell>
          <table:table-cell office:value-type="string">
            <text:p>EV99</text:p>
          </table:table-cell>
          <table:table-cell office:value-type="string">
            <text:p>Over dinner, Poirot observes Ratchett and Hector MacQueen at a nearby table, and immediately distrusts Ratchett.</text:p>
          </table:table-cell>
          <table:table-cell/>
          <table:table-cell office:value-type="string">
            <text:p>Scene 1.2.2</text:p>
          </table:table-cell>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5"/>
          <table:table-cell office:value-type="string">
            <text:p>Poirot,MacQueen,Ratchett</text:p>
          </table:table-cell>
          <table:table-cell table:number-columns-repeated="1006"/>
        </table:table-row>
        <table:table-row table:style-name="ro1">
          <table:table-cell office:value-type="string">
            <text:p>Event</text:p>
          </table:table-cell>
          <table:table-cell office:value-type="string">
            <text:p>EV70</text:p>
          </table:table-cell>
          <table:table-cell office:value-type="string">
            <text:p>Poirot interviews MacQueen</text:p>
          </table:table-cell>
          <table:table-cell/>
          <table:table-cell office:value-type="string">
            <text:p>Scene 2.2.1</text:p>
          </table:table-cell>
          <table:table-cell office:value-type="string">
            <text:p>Suspect Interviews</text:p>
          </table:table-cell>
          <table:table-cell office:value-type="string">
            <text:p>PIPA</text:p>
          </table:table-cell>
          <table:table-cell/>
          <table:table-cell office:value-type="string">
            <text:p>False</text:p>
          </table:table-cell>
          <table:table-cell office:value-type="string">
            <text:p>1933-02-07 13:10:00</text:p>
          </table:table-cell>
          <table:table-cell/>
          <table:table-cell office:value-type="string">
            <text:p>10 minutes</text:p>
          </table:table-cell>
          <table:table-cell/>
          <table:table-cell office:value-type="string">
            <text:p>1933-02-07 13:20:00</text:p>
          </table:table-cell>
          <table:table-cell table:number-columns-repeated="3"/>
          <table:table-cell office:value-type="string">
            <text:p>MacQueen,Poirot</text:p>
          </table:table-cell>
          <table:table-cell table:number-columns-repeated="1006"/>
        </table:table-row>
        <table:table-row table:style-name="ro1">
          <table:table-cell office:value-type="string">
            <text:p>Event</text:p>
          </table:table-cell>
          <table:table-cell office:value-type="string">
            <text:p>EV100</text:p>
          </table:table-cell>
          <table:table-cell office:value-type="string">
            <text:p>Poirot boards the train, where he shares a carriage with Hector MacQueen.</text:p>
          </table:table-cell>
          <table:table-cell/>
          <table:table-cell office:value-type="string">
            <text:p>Scene 1.2.3</text:p>
          </table:table-cell>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5"/>
          <table:table-cell office:value-type="string">
            <text:p>Poirot,MacQueen</text:p>
          </table:table-cell>
          <table:table-cell table:number-columns-repeated="1006"/>
        </table:table-row>
        <table:table-row table:style-name="ro1">
          <table:table-cell office:value-type="string">
            <text:p>Clue</text:p>
          </table:table-cell>
          <table:table-cell office:value-type="string">
            <text:p>OBJ15</text:p>
          </table:table-cell>
          <table:table-cell office:value-type="string">
            <text:p>Stab wounds</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25"/>
          <table:table-cell office:value-type="string">
            <text:p>hjqtHhu1csFzLBwZZdvzi</text:p>
          </table:table-cell>
          <table:table-cell table:number-columns-repeated="986"/>
        </table:table-row>
        <table:table-row table:style-name="ro1">
          <table:table-cell office:value-type="string">
            <text:p>Event</text:p>
          </table:table-cell>
          <table:table-cell office:value-type="string">
            <text:p>EV2</text:p>
          </table:table-cell>
          <table:table-cell office:value-type="string">
            <text:p>Greta Ohlsson returns to her compartment and sleeps</text:p>
          </table:table-cell>
          <table:table-cell/>
          <table:table-cell office:value-type="string">
            <text:p>Scene 2.11.5</text:p>
          </table:table-cell>
          <table:table-cell office:value-type="string">
            <text:p>Murder Night</text:p>
          </table:table-cell>
          <table:table-cell table:number-columns-repeated="2"/>
          <table:table-cell office:value-type="string">
            <text:p>False</text:p>
          </table:table-cell>
          <table:table-cell office:value-type="string">
            <text:p>1933-02-06 22:55:00</text:p>
          </table:table-cell>
          <table:table-cell/>
          <table:table-cell office:value-type="string">
            <text:p>545 minutes</text:p>
          </table:table-cell>
          <table:table-cell/>
          <table:table-cell office:value-type="string">
            <text:p>1933-02-07 08:00:00</text:p>
          </table:table-cell>
          <table:table-cell table:number-columns-repeated="2"/>
          <table:table-cell office:value-type="string">
            <text:p>Alibi</text:p>
          </table:table-cell>
          <table:table-cell table:number-columns-repeated="2" office:value-type="string">
            <text:p>Greta</text:p>
          </table:table-cell>
          <table:table-cell office:value-type="string">
            <text:p>Mary</text:p>
          </table:table-cell>
          <table:table-cell table:number-columns-repeated="13"/>
          <table:table-cell office:value-type="string">
            <text:p>LrVPiW1O3XIxw6ozpnk0l</text:p>
          </table:table-cell>
          <table:table-cell table:number-columns-repeated="990"/>
        </table:table-row>
        <table:table-row table:style-name="ro1">
          <table:table-cell office:value-type="string">
            <text:p>Event</text:p>
          </table:table-cell>
          <table:table-cell office:value-type="string">
            <text:p>EV104</text:p>
          </table:table-cell>
          <table:table-cell office:value-type="string">
            <text:p>Poirot has breakfast in the dining car with the other passengers, and observes that they are all nervously contacting family and friends.</text:p>
          </table:table-cell>
          <table:table-cell/>
          <table:table-cell office:value-type="string">
            <text:p>Scene 1.5.5</text:p>
          </table:table-cell>
          <table:table-cell office:value-type="string">
            <text:p>Introduction</text:p>
          </table:table-cell>
          <table:table-cell table:number-columns-repeated="2"/>
          <table:table-cell office:value-type="string">
            <text:p>False</text:p>
          </table:table-cell>
          <table:table-cell office:value-type="string">
            <text:p>1933-02-07 09:45:00</text:p>
          </table:table-cell>
          <table:table-cell/>
          <table:table-cell office:value-type="string">
            <text:p>1 hour</text:p>
          </table:table-cell>
          <table:table-cell/>
          <table:table-cell office:value-type="string">
            <text:p>1933-02-07 10:45:00</text:p>
          </table:table-cell>
          <table:table-cell table:number-columns-repeated="3"/>
          <table:table-cell office:value-type="string">
            <text:p>Poirot</text:p>
          </table:table-cell>
          <table:table-cell table:number-columns-repeated="1006"/>
        </table:table-row>
        <table:table-row table:style-name="ro1">
          <table:table-cell office:value-type="string">
            <text:p>Event</text:p>
          </table:table-cell>
          <table:table-cell office:value-type="string">
            <text:p>EV52</text:p>
          </table:table-cell>
          <table:table-cell office:value-type="string">
            <text:p>Mrs Hubbard finds bloody knife in her sponge-bag</text:p>
          </table:table-cell>
          <table:table-cell/>
          <table:table-cell office:value-type="string">
            <text:p>Scene 2.13.4</text:p>
          </table:table-cell>
          <table:table-cell office:value-type="string">
            <text:p>Evidence search</text:p>
          </table:table-cell>
          <table:table-cell table:number-columns-repeated="2"/>
          <table:table-cell office:value-type="string">
            <text:p>False</text:p>
          </table:table-cell>
          <table:table-cell office:value-type="string">
            <text:p>1933-02-07 15:30:00</text:p>
          </table:table-cell>
          <table:table-cell/>
          <table:table-cell office:value-type="string">
            <text:p>0 seconds</text:p>
          </table:table-cell>
          <table:table-cell/>
          <table:table-cell office:value-type="string">
            <text:p>1933-02-07 15:30:00</text:p>
          </table:table-cell>
          <table:table-cell table:number-columns-repeated="2"/>
          <table:table-cell office:value-type="string">
            <text:p>Murder Weapon</text:p>
          </table:table-cell>
          <table:table-cell office:value-type="string">
            <text:p>Hubbard</text:p>
          </table:table-cell>
          <table:table-cell/>
          <table:table-cell office:value-type="string">
            <text:p>Poirot</text:p>
          </table:table-cell>
          <table:table-cell table:number-columns-repeated="2"/>
          <table:table-cell office:value-type="string">
            <text:p>Knife</text:p>
          </table:table-cell>
          <table:table-cell table:number-columns-repeated="10"/>
          <table:table-cell office:value-type="string">
            <text:p>vzLAc96OQlofQPVgRx8r3</text:p>
          </table:table-cell>
          <table:table-cell table:number-columns-repeated="990"/>
        </table:table-row>
        <table:table-row table:style-name="ro1">
          <table:table-cell office:value-type="string">
            <text:p>Clue</text:p>
          </table:table-cell>
          <table:table-cell office:value-type="string">
            <text:p>OBJ1</text:p>
          </table:table-cell>
          <table:table-cell office:value-type="string">
            <text:p>Handkerchief with “H” monogram</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25"/>
          <table:table-cell office:value-type="string">
            <text:p>czEnMTy0m321thl7AaOzv</text:p>
          </table:table-cell>
          <table:table-cell table:number-columns-repeated="986"/>
        </table:table-row>
        <table:table-row table:style-name="ro1">
          <table:table-cell office:value-type="string">
            <text:p>Event</text:p>
          </table:table-cell>
          <table:table-cell office:value-type="string">
            <text:p>EV162</text:p>
          </table:table-cell>
          <table:table-cell office:value-type="string">
            <text:p>Poirot examines the lock between Mrs Hubbard’s and Ratchett’s rooms, and believes it may have only been locked from Ratchett’s side.</text:p>
          </table:table-cell>
          <table:table-cell/>
          <table:table-cell office:value-type="string">
            <text:p>Scene 2.14.2</text:p>
          </table:table-cell>
          <table:table-cell office:value-type="string">
            <text:p>Evidence search</text:p>
          </table:table-cell>
          <table:table-cell table:number-columns-repeated="2"/>
          <table:table-cell office:value-type="string">
            <text:p>False</text:p>
          </table:table-cell>
          <table:table-cell office:value-type="string">
            <text:p>1933-02-07 15:35:00</text:p>
          </table:table-cell>
          <table:table-cell/>
          <table:table-cell office:value-type="string">
            <text:p>0 seconds</text:p>
          </table:table-cell>
          <table:table-cell/>
          <table:table-cell office:value-type="string">
            <text:p>1933-02-07 15:35:00</text:p>
          </table:table-cell>
          <table:table-cell table:number-columns-repeated="3"/>
          <table:table-cell office:value-type="string">
            <text:p>Poirot</text:p>
          </table:table-cell>
          <table:table-cell/>
          <table:table-cell office:value-type="string">
            <text:p>Hubbard,M. Bouc</text:p>
          </table:table-cell>
          <table:table-cell table:number-columns-repeated="2"/>
          <table:table-cell office:value-type="string">
            <text:p>Locks</text:p>
          </table:table-cell>
          <table:table-cell table:number-columns-repeated="1001"/>
        </table:table-row>
        <table:table-row table:style-name="ro1">
          <table:table-cell office:value-type="string">
            <text:p>Event</text:p>
          </table:table-cell>
          <table:table-cell office:value-type="string">
            <text:p>EV92</text:p>
          </table:table-cell>
          <table:table-cell office:value-type="string">
            <text:p>Poirot finds smashed watch showing the time 12:45, but is sceptical this indicates the time of death because he too has read too much Agatha Christie.</text:p>
          </table:table-cell>
          <table:table-cell office:value-type="string">
            <text:p>The hands point to 1:15</text:p>
          </table:table-cell>
          <table:table-cell office:value-type="string">
            <text:p>Scene 1.7.6</text:p>
          </table:table-cell>
          <table:table-cell office:value-type="string">
            <text:p>Evidence search</text:p>
          </table:table-cell>
          <table:table-cell office:value-type="string">
            <text:p>PEDM</text:p>
          </table:table-cell>
          <table:table-cell/>
          <table:table-cell office:value-type="string">
            <text:p>False</text:p>
          </table:table-cell>
          <table:table-cell office:value-type="string">
            <text:p>1933-02-07 11:45:00</text:p>
          </table:table-cell>
          <table:table-cell/>
          <table:table-cell office:value-type="string">
            <text:p>0 seconds</text:p>
          </table:table-cell>
          <table:table-cell/>
          <table:table-cell office:value-type="string">
            <text:p>1933-02-07 11:45:00</text:p>
          </table:table-cell>
          <table:table-cell table:number-columns-repeated="2"/>
          <table:table-cell office:value-type="string">
            <text:p>Clue</text:p>
          </table:table-cell>
          <table:table-cell office:value-type="string">
            <text:p>Poirot</text:p>
          </table:table-cell>
          <table:table-cell table:number-columns-repeated="4"/>
          <table:table-cell office:value-type="string">
            <text:p>Watch</text:p>
          </table:table-cell>
          <table:table-cell table:number-columns-repeated="10"/>
          <table:table-cell office:value-type="string">
            <text:p>vzLAc96OQlofQPVgRx8r3</text:p>
          </table:table-cell>
          <table:table-cell table:number-columns-repeated="990"/>
        </table:table-row>
        <table:table-row table:style-name="ro1">
          <table:table-cell office:value-type="string">
            <text:p>Event</text:p>
          </table:table-cell>
          <table:table-cell office:value-type="string">
            <text:p>EV186</text:p>
          </table:table-cell>
          <table:table-cell office:value-type="string">
            <text:p>Poirot asks Arbuthnot about his conversation with Ms Debenham in Syria, which he refuses to answer.</text:p>
          </table:table-cell>
          <table:table-cell/>
          <table:table-cell office:value-type="string">
            <text:p>Scene 3.6.3</text:p>
          </table:table-cell>
          <table:table-cell office:value-type="string">
            <text:p>Suspect Interviews</text:p>
          </table:table-cell>
          <table:table-cell office:value-type="string">
            <text:p>PICA</text:p>
          </table:table-cell>
          <table:table-cell/>
          <table:table-cell office:value-type="string">
            <text:p>False</text:p>
          </table:table-cell>
          <table:table-cell office:value-type="string">
            <text:p>1933-02-07 19:20:00</text:p>
          </table:table-cell>
          <table:table-cell/>
          <table:table-cell office:value-type="string">
            <text:p>3 minutes</text:p>
          </table:table-cell>
          <table:table-cell/>
          <table:table-cell office:value-type="string">
            <text:p>1933-02-07 19:23:00</text:p>
          </table:table-cell>
          <table:table-cell table:number-columns-repeated="3"/>
          <table:table-cell office:value-type="string">
            <text:p>Poirot,Arbuthnot</text:p>
          </table:table-cell>
          <table:table-cell/>
          <table:table-cell office:value-type="string">
            <text:p>M. Bouc,Coroner</text:p>
          </table:table-cell>
          <table:table-cell table:number-columns-repeated="2"/>
          <table:table-cell office:value-type="string">
            <text:p>Overheard whisper</text:p>
          </table:table-cell>
          <table:table-cell table:number-columns-repeated="1001"/>
        </table:table-row>
        <table:table-row table:style-name="ro4">
          <table:table-cell office:value-type="string">
            <text:p>Event</text:p>
          </table:table-cell>
          <table:table-cell office:value-type="string">
            <text:p>EV16</text:p>
          </table:table-cell>
          <table:table-cell office:value-type="string">
            <text:p>Unknown murderer leaves through Mrs. Hubbards compartment</text:p>
          </table:table-cell>
          <table:table-cell office:value-type="string">
            <text:p>Leaves behind murder weapon and button from cloak</text:p>
            <text:p/>
          </table:table-cell>
          <table:table-cell/>
          <table:table-cell office:value-type="string">
            <text:p>Decoy Theory</text:p>
          </table:table-cell>
          <table:table-cell table:number-columns-repeated="2"/>
          <table:table-cell office:value-type="string">
            <text:p>False</text:p>
          </table:table-cell>
          <table:table-cell office:value-type="string">
            <text:p>1933-02-07 00:20:00</text:p>
          </table:table-cell>
          <table:table-cell/>
          <table:table-cell office:value-type="string">
            <text:p>0 seconds</text:p>
          </table:table-cell>
          <table:table-cell/>
          <table:table-cell office:value-type="string">
            <text:p>1933-02-07 00:20:00</text:p>
          </table:table-cell>
          <table:table-cell table:number-columns-repeated="3"/>
          <table:table-cell office:value-type="string">
            <text:p>Intruder</text:p>
          </table:table-cell>
          <table:table-cell/>
          <table:table-cell office:value-type="string">
            <text:p>Hubbard</text:p>
          </table:table-cell>
          <table:table-cell table:number-columns-repeated="3"/>
          <table:table-cell office:value-type="string">
            <text:p>Poirot’s Decoy Theory</text:p>
          </table:table-cell>
          <table:table-cell table:number-columns-repeated="9"/>
          <table:table-cell office:value-type="string">
            <text:p>yTWvDcSu3KCcYl3HxUOp3</text:p>
          </table:table-cell>
          <table:table-cell table:number-columns-repeated="990"/>
        </table:table-row>
        <table:table-row table:style-name="ro1">
          <table:table-cell office:value-type="string">
            <text:p>Event</text:p>
          </table:table-cell>
          <table:table-cell office:value-type="string">
            <text:p>EV12</text:p>
          </table:table-cell>
          <table:table-cell office:value-type="string">
            <text:p>Poirot finds tobacco pipe</text:p>
          </table:table-cell>
          <table:table-cell office:value-type="string">
            <text:p>Matches Colonel Arthbutnots</text:p>
          </table:table-cell>
          <table:table-cell office:value-type="string">
            <text:p>Scene 1.7.5</text:p>
          </table:table-cell>
          <table:table-cell office:value-type="string">
            <text:p>Evidence search</text:p>
          </table:table-cell>
          <table:table-cell office:value-type="string">
            <text:p>PEDM</text:p>
          </table:table-cell>
          <table:table-cell/>
          <table:table-cell office:value-type="string">
            <text:p>False</text:p>
          </table:table-cell>
          <table:table-cell office:value-type="string">
            <text:p>1933-02-07 11:39:00</text:p>
          </table:table-cell>
          <table:table-cell/>
          <table:table-cell office:value-type="string">
            <text:p>0 seconds</text:p>
          </table:table-cell>
          <table:table-cell/>
          <table:table-cell office:value-type="string">
            <text:p>1933-02-07 11:39:00</text:p>
          </table:table-cell>
          <table:table-cell table:number-columns-repeated="2"/>
          <table:table-cell office:value-type="string">
            <text:p>Clue,Pipe</text:p>
          </table:table-cell>
          <table:table-cell office:value-type="string">
            <text:p>Poirot</text:p>
          </table:table-cell>
          <table:table-cell table:number-columns-repeated="4"/>
          <table:table-cell office:value-type="string">
            <text:p>Pipe</text:p>
          </table:table-cell>
          <table:table-cell table:number-columns-repeated="10"/>
          <table:table-cell office:value-type="string">
            <text:p>vzLAc96OQlofQPVgRx8r3</text:p>
          </table:table-cell>
          <table:table-cell table:number-columns-repeated="990"/>
        </table:table-row>
        <table:table-row table:style-name="ro1">
          <table:table-cell office:value-type="string">
            <text:p>Event</text:p>
          </table:table-cell>
          <table:table-cell office:value-type="string">
            <text:p>EV192</text:p>
          </table:table-cell>
          <table:table-cell office:value-type="string">
            <text:p>The Valet comes forward to admit he was Colonel Armstrong’s assistant in the war, and apologises for his earlier deceipt.</text:p>
          </table:table-cell>
          <table:table-cell/>
          <table:table-cell office:value-type="string">
            <text:p>Scene 3.8.3</text:p>
          </table:table-cell>
          <table:table-cell office:value-type="string">
            <text:p>Evidence search</text:p>
          </table:table-cell>
          <table:table-cell table:number-columns-repeated="2"/>
          <table:table-cell office:value-type="string">
            <text:p>False</text:p>
          </table:table-cell>
          <table:table-cell office:value-type="string">
            <text:p>1933-02-07 19:40:00</text:p>
          </table:table-cell>
          <table:table-cell/>
          <table:table-cell office:value-type="string">
            <text:p>5 minutes</text:p>
          </table:table-cell>
          <table:table-cell/>
          <table:table-cell office:value-type="string">
            <text:p>1933-02-07 19:45:00</text:p>
          </table:table-cell>
          <table:table-cell table:number-columns-repeated="3"/>
          <table:table-cell office:value-type="string">
            <text:p>Poirot,Valet</text:p>
          </table:table-cell>
          <table:table-cell/>
          <table:table-cell office:value-type="string">
            <text:p>M. Bouc,Coroner</text:p>
          </table:table-cell>
          <table:table-cell table:number-columns-repeated="2"/>
          <table:table-cell office:value-type="string">
            <text:p>Cassetti</text:p>
          </table:table-cell>
          <table:table-cell table:number-columns-repeated="1001"/>
        </table:table-row>
        <table:table-row table:style-name="ro1">
          <table:table-cell office:value-type="string">
            <text:p>Character</text:p>
          </table:table-cell>
          <table:table-cell office:value-type="string">
            <text:p>PER6</text:p>
          </table:table-cell>
          <table:table-cell office:value-type="string">
            <text:p>Antonio Foscarelli</text:p>
          </table:table-cell>
          <table:table-cell office:value-type="string">
            <text:p>Chauffer to the Armstrong household at the time of Daisy’s kidnapping.</text:p>
          </table:table-cell>
          <table:table-cell/>
          <table:table-cell office:value-type="string">
            <text:p>#b59dff</text:p>
          </table:table-cell>
          <table:table-cell office:value-type="string">
            <text:p>Guilty</text:p>
          </table:table-cell>
          <table:table-cell office:value-type="string">
            <text:p>AF</text:p>
          </table:table-cell>
          <table:table-cell office:value-type="string">
            <text:p>False</text:p>
          </table:table-cell>
          <table:table-cell table:number-columns-repeated="2"/>
          <table:table-cell office:value-type="string">
            <text:p>0 seconds</text:p>
          </table:table-cell>
          <table:table-cell table:number-columns-repeated="12"/>
          <table:table-cell office:value-type="string">
            <text:p>Colonel Armstrong</text:p>
          </table:table-cell>
          <table:table-cell table:number-columns-repeated="9"/>
          <table:table-cell office:value-type="string">
            <text:p>Chauffer to the Armstrong household at the time of Daisy’s kidnapping.</text:p>
          </table:table-cell>
          <table:table-cell office:value-type="string">
            <text:p>h3VXL3oukHXjehhlTM8Xn</text:p>
          </table:table-cell>
          <table:table-cell office:value-type="string">
            <text:p>Italian</text:p>
          </table:table-cell>
          <table:table-cell/>
          <table:table-cell office:value-type="string">
            <text:p>The Italian</text:p>
          </table:table-cell>
          <table:table-cell office:value-type="string">
            <text:p>Excessively talkative, prone to drift off-topic</text:p>
          </table:table-cell>
          <table:table-cell table:number-columns-repeated="984"/>
        </table:table-row>
        <table:table-row table:style-name="ro1">
          <table:table-cell office:value-type="string">
            <text:p>Event</text:p>
          </table:table-cell>
          <table:table-cell office:value-type="string">
            <text:p>EV153</text:p>
          </table:table-cell>
          <table:table-cell office:value-type="string">
            <text:p>Hildegarde claims her dressing gown is dark blue</text:p>
          </table:table-cell>
          <table:table-cell/>
          <table:table-cell office:value-type="string">
            <text:p>Scene 2.12.4</text:p>
          </table:table-cell>
          <table:table-cell office:value-type="string">
            <text:p>Suspect Interviews</text:p>
          </table:table-cell>
          <table:table-cell office:value-type="string">
            <text:p>PIHS</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Hildegarde,Poirot</text:p>
          </table:table-cell>
          <table:table-cell table:number-columns-repeated="4"/>
          <table:table-cell office:value-type="string">
            <text:p>Dressing Gown</text:p>
          </table:table-cell>
          <table:table-cell table:number-columns-repeated="1001"/>
        </table:table-row>
        <table:table-row table:style-name="ro1">
          <table:table-cell office:value-type="string">
            <text:p>Event</text:p>
          </table:table-cell>
          <table:table-cell office:value-type="string">
            <text:p>EV51</text:p>
          </table:table-cell>
          <table:table-cell office:value-type="string">
            <text:p>The Valet lies awake with a toothache</text:p>
          </table:table-cell>
          <table:table-cell/>
          <table:table-cell office:value-type="string">
            <text:p>Scene 2.3.5</text:p>
          </table:table-cell>
          <table:table-cell office:value-type="string">
            <text:p>Murder Night</text:p>
          </table:table-cell>
          <table:table-cell table:number-columns-repeated="2"/>
          <table:table-cell office:value-type="string">
            <text:p>False</text:p>
          </table:table-cell>
          <table:table-cell office:value-type="string">
            <text:p>1933-02-06 22:30:00</text:p>
          </table:table-cell>
          <table:table-cell/>
          <table:table-cell office:value-type="string">
            <text:p>330 minutes</text:p>
          </table:table-cell>
          <table:table-cell/>
          <table:table-cell office:value-type="string">
            <text:p>1933-02-07 04:00:00</text:p>
          </table:table-cell>
          <table:table-cell table:number-columns-repeated="2"/>
          <table:table-cell office:value-type="string">
            <text:p>Alibi</text:p>
          </table:table-cell>
          <table:table-cell table:number-columns-repeated="2" office:value-type="string">
            <text:p>Valet</text:p>
          </table:table-cell>
          <table:table-cell office:value-type="string">
            <text:p>Foscarelli</text:p>
          </table:table-cell>
          <table:table-cell table:number-columns-repeated="13"/>
          <table:table-cell office:value-type="string">
            <text:p>LrVPiW1O3XIxw6ozpnk0l</text:p>
          </table:table-cell>
          <table:table-cell table:number-columns-repeated="990"/>
        </table:table-row>
        <table:table-row table:style-name="ro1">
          <table:table-cell office:value-type="string">
            <text:p>Event</text:p>
          </table:table-cell>
          <table:table-cell office:value-type="string">
            <text:p>EV83</text:p>
          </table:table-cell>
          <table:table-cell office:value-type="string">
            <text:p>Greta Ohlsson asks Mrs Hubbard for some aspirin</text:p>
          </table:table-cell>
          <table:table-cell table:number-columns-repeated="2"/>
          <table:table-cell office:value-type="string">
            <text:p>Murder Night</text:p>
          </table:table-cell>
          <table:table-cell table:number-columns-repeated="2"/>
          <table:table-cell office:value-type="string">
            <text:p>False</text:p>
          </table:table-cell>
          <table:table-cell office:value-type="string">
            <text:p>1933-02-06 22:41:00</text:p>
          </table:table-cell>
          <table:table-cell/>
          <table:table-cell office:value-type="string">
            <text:p>14 minutes</text:p>
          </table:table-cell>
          <table:table-cell/>
          <table:table-cell office:value-type="string">
            <text:p>1933-02-06 22:55:00</text:p>
          </table:table-cell>
          <table:table-cell table:number-columns-repeated="2"/>
          <table:table-cell office:value-type="string">
            <text:p>Alibi</text:p>
          </table:table-cell>
          <table:table-cell office:value-type="string">
            <text:p>Greta,Hubbard</text:p>
          </table:table-cell>
          <table:table-cell office:value-type="string">
            <text:p>Hubbard,Greta</text:p>
          </table:table-cell>
          <table:table-cell table:number-columns-repeated="14"/>
          <table:table-cell office:value-type="string">
            <text:p>LrVPiW1O3XIxw6ozpnk0l</text:p>
          </table:table-cell>
          <table:table-cell table:number-columns-repeated="990"/>
        </table:table-row>
        <table:table-row table:style-name="ro1">
          <table:table-cell office:value-type="string">
            <text:p>Character</text:p>
          </table:table-cell>
          <table:table-cell office:value-type="string">
            <text:p>PER8</text:p>
          </table:table-cell>
          <table:table-cell office:value-type="string">
            <text:p>The Valet</text:p>
          </table:table-cell>
          <table:table-cell office:value-type="string">
            <text:p>Acting as Mr Ratchett’s personal valet, he was the personal servant of Colonel Armstrong, Daisy’s father.</text:p>
          </table:table-cell>
          <table:table-cell/>
          <table:table-cell office:value-type="string">
            <text:p>Murder Night</text:p>
          </table:table-cell>
          <table:table-cell office:value-type="string">
            <text:p>Guilty</text:p>
          </table:table-cell>
          <table:table-cell office:value-type="string">
            <text:p>TV</text:p>
          </table:table-cell>
          <table:table-cell office:value-type="string">
            <text:p>False</text:p>
          </table:table-cell>
          <table:table-cell table:number-columns-repeated="2"/>
          <table:table-cell office:value-type="string">
            <text:p>0 seconds</text:p>
          </table:table-cell>
          <table:table-cell table:number-columns-repeated="12"/>
          <table:table-cell office:value-type="string">
            <text:p>Colonel Armstrong,Ratchett</text:p>
          </table:table-cell>
          <table:table-cell table:number-columns-repeated="9"/>
          <table:table-cell office:value-type="string">
            <text:p>He was the personal servant of Colonel Armstrong, Daisy’s father.</text:p>
          </table:table-cell>
          <table:table-cell office:value-type="string">
            <text:p>h3VXL3oukHXjehhlTM8Xn</text:p>
          </table:table-cell>
          <table:table-cell office:value-type="string">
            <text:p>British</text:p>
          </table:table-cell>
          <table:table-cell table:number-columns-repeated="2"/>
          <table:table-cell office:value-type="string">
            <text:p>Unemotional.</text:p>
          </table:table-cell>
          <table:table-cell office:value-type="string">
            <text:p>Edward Masterman</text:p>
          </table:table-cell>
          <table:table-cell table:number-columns-repeated="983"/>
        </table:table-row>
        <table:table-row table:style-name="ro1">
          <table:table-cell office:value-type="string">
            <text:p>Narrative Folder</text:p>
          </table:table-cell>
          <table:table-cell office:value-type="string">
            <text:p>NF16</text:p>
          </table:table-cell>
          <table:table-cell office:value-type="string">
            <text:p>The Evidence of the Swedish Lady</text:p>
          </table:table-cell>
          <table:table-cell/>
          <table:table-cell office:value-type="string">
            <text:p>Chapter 2.5</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Character</text:p>
          </table:table-cell>
          <table:table-cell office:value-type="string">
            <text:p>PER14</text:p>
          </table:table-cell>
          <table:table-cell office:value-type="string">
            <text:p>Count Andrenyi</text:p>
          </table:table-cell>
          <table:table-cell office:value-type="string">
            <text:p>Countess Andrenyi’s husband</text:p>
          </table:table-cell>
          <table:table-cell/>
          <table:table-cell office:value-type="string">
            <text:p>Suspect Interviews</text:p>
          </table:table-cell>
          <table:table-cell office:value-type="string">
            <text:p>Guilty</text:p>
          </table:table-cell>
          <table:table-cell office:value-type="string">
            <text:p>CA</text:p>
          </table:table-cell>
          <table:table-cell office:value-type="string">
            <text:p>True</text:p>
          </table:table-cell>
          <table:table-cell office:value-type="string">
            <text:p>1902-02-13</text:p>
          </table:table-cell>
          <table:table-cell/>
          <table:table-cell office:value-type="string">
            <text:p>11335 days</text:p>
          </table:table-cell>
          <table:table-cell/>
          <table:table-cell office:value-type="string">
            <text:p>1933-02-25</text:p>
          </table:table-cell>
          <table:table-cell table:number-columns-repeated="20"/>
          <table:table-cell office:value-type="string">
            <text:p>His wife is Daisy Armstrong’s aunt.</text:p>
          </table:table-cell>
          <table:table-cell office:value-type="string">
            <text:p>h3VXL3oukHXjehhlTM8Xn</text:p>
          </table:table-cell>
          <table:table-cell office:value-type="string">
            <text:p>Hungarian</text:p>
          </table:table-cell>
          <table:table-cell table:number-columns-repeated="2"/>
          <table:table-cell office:value-type="string">
            <text:p>Protective of his wife</text:p>
          </table:table-cell>
          <table:table-cell table:number-columns-repeated="984"/>
        </table:table-row>
        <table:table-row table:style-name="ro1">
          <table:table-cell office:value-type="string">
            <text:p>Character</text:p>
          </table:table-cell>
          <table:table-cell office:value-type="string">
            <text:p>PER17</text:p>
          </table:table-cell>
          <table:table-cell office:value-type="string">
            <text:p>Dr. Constantine</text:p>
          </table:table-cell>
          <table:table-cell table:number-columns-repeated="2"/>
          <table:table-cell office:value-type="string">
            <text:p>Murder Night</text:p>
          </table:table-cell>
          <table:table-cell office:value-type="string">
            <text:p>Investigators</text:p>
          </table:table-cell>
          <table:table-cell/>
          <table:table-cell office:value-type="string">
            <text:p>False</text:p>
          </table:table-cell>
          <table:table-cell table:number-columns-repeated="2"/>
          <table:table-cell office:value-type="string">
            <text:p>0 seconds</text:p>
          </table:table-cell>
          <table:table-cell table:number-columns-repeated="22"/>
          <table:table-cell office:value-type="string">
            <text:p>Asked to examine the body by Poirot and M Bouc.</text:p>
          </table:table-cell>
          <table:table-cell office:value-type="string">
            <text:p>h3VXL3oukHXjehhlTM8Xn</text:p>
          </table:table-cell>
          <table:table-cell office:value-type="string">
            <text:p>Greek</text:p>
          </table:table-cell>
          <table:table-cell table:number-columns-repeated="987"/>
        </table:table-row>
        <table:table-row table:style-name="ro1">
          <table:table-cell office:value-type="string">
            <text:p>Narrative Folder</text:p>
          </table:table-cell>
          <table:table-cell office:value-type="string">
            <text:p>NF14</text:p>
          </table:table-cell>
          <table:table-cell office:value-type="string">
            <text:p>The Evidence of the Valet</text:p>
          </table:table-cell>
          <table:table-cell/>
          <table:table-cell office:value-type="string">
            <text:p>Chapter 2.3</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205</text:p>
          </table:table-cell>
          <table:table-cell office:value-type="string">
            <text:p>Finally understanding why Poirot outlined his first potential solution, M. Bouc and Dr Constantine agree to go along with Poirot’s conspiracy, and present the decoy solution to police after all.</text:p>
          </table:table-cell>
          <table:table-cell/>
          <table:table-cell office:value-type="string">
            <text:p>Scene 3.9.11</text:p>
          </table:table-cell>
          <table:table-cell office:value-type="string">
            <text:p>Poirot musings</text:p>
          </table:table-cell>
          <table:table-cell office:value-type="string">
            <text:p>IFAP</text:p>
          </table:table-cell>
          <table:table-cell/>
          <table:table-cell office:value-type="string">
            <text:p>False</text:p>
          </table:table-cell>
          <table:table-cell office:value-type="string">
            <text:p>1933-02-07 20:27:00</text:p>
          </table:table-cell>
          <table:table-cell/>
          <table:table-cell office:value-type="string">
            <text:p>3 minutes</text:p>
          </table:table-cell>
          <table:table-cell/>
          <table:table-cell office:value-type="string">
            <text:p>1933-02-07 20:30:00</text:p>
          </table:table-cell>
          <table:table-cell table:number-columns-repeated="3"/>
          <table:table-cell office:value-type="string">
            <text:p>Poirot</text:p>
          </table:table-cell>
          <table:table-cell/>
          <table:table-cell office:value-type="string">
            <text:p>Foscarelli,Arbuthnot,Count,Countess,Hardman,Coroner,Greta,MacQueen,Hildegarde,M. Bouc,Mary,Hubbard,Princess,Conductor,Valet</text:p>
          </table:table-cell>
          <table:table-cell table:number-columns-repeated="1004"/>
        </table:table-row>
        <table:table-row table:style-name="ro1">
          <table:table-cell office:value-type="string">
            <text:p>Event</text:p>
          </table:table-cell>
          <table:table-cell office:value-type="string">
            <text:p>EV48</text:p>
          </table:table-cell>
          <table:table-cell office:value-type="string">
            <text:p>Poirot interviews Mary Debenham, who is uncooperative and evasive during the interview</text:p>
          </table:table-cell>
          <table:table-cell/>
          <table:table-cell office:value-type="string">
            <text:p>Scene 2.11.1</text:p>
          </table:table-cell>
          <table:table-cell office:value-type="string">
            <text:p>Suspect Interviews</text:p>
          </table:table-cell>
          <table:table-cell office:value-type="string">
            <text:p>PIPA</text:p>
          </table:table-cell>
          <table:table-cell/>
          <table:table-cell office:value-type="string">
            <text:p>False</text:p>
          </table:table-cell>
          <table:table-cell office:value-type="string">
            <text:p>1933-02-07 14:50:00</text:p>
          </table:table-cell>
          <table:table-cell/>
          <table:table-cell office:value-type="string">
            <text:p>10 minutes</text:p>
          </table:table-cell>
          <table:table-cell/>
          <table:table-cell office:value-type="string">
            <text:p>1933-02-07 15:00:00</text:p>
          </table:table-cell>
          <table:table-cell table:number-columns-repeated="3"/>
          <table:table-cell office:value-type="string">
            <text:p>Mary,Poirot</text:p>
          </table:table-cell>
          <table:table-cell table:number-columns-repeated="1006"/>
        </table:table-row>
        <table:table-row table:style-name="ro1">
          <table:table-cell office:value-type="string">
            <text:p>Event</text:p>
          </table:table-cell>
          <table:table-cell office:value-type="string">
            <text:p>EV69</text:p>
          </table:table-cell>
          <table:table-cell office:value-type="string">
            <text:p>The Conductor talks with his co-workers in the adjacent carriage</text:p>
          </table:table-cell>
          <table:table-cell/>
          <table:table-cell office:value-type="string">
            <text:p>Scene 2.1.7</text:p>
          </table:table-cell>
          <table:table-cell office:value-type="string">
            <text:p>Murder Night</text:p>
          </table:table-cell>
          <table:table-cell table:number-columns-repeated="2"/>
          <table:table-cell office:value-type="string">
            <text:p>False</text:p>
          </table:table-cell>
          <table:table-cell office:value-type="string">
            <text:p>1933-02-07 01:00:00</text:p>
          </table:table-cell>
          <table:table-cell/>
          <table:table-cell office:value-type="string">
            <text:p>17 minutes</text:p>
          </table:table-cell>
          <table:table-cell/>
          <table:table-cell office:value-type="string">
            <text:p>1933-02-07 01:17:00</text:p>
          </table:table-cell>
          <table:table-cell table:number-columns-repeated="2"/>
          <table:table-cell office:value-type="string">
            <text:p>Alibi</text:p>
          </table:table-cell>
          <table:table-cell table:number-columns-repeated="2" office:value-type="string">
            <text:p>Conductor</text:p>
          </table:table-cell>
          <table:table-cell table:number-columns-repeated="14"/>
          <table:table-cell office:value-type="string">
            <text:p>LrVPiW1O3XIxw6ozpnk0l</text:p>
          </table:table-cell>
          <table:table-cell table:number-columns-repeated="990"/>
        </table:table-row>
        <table:table-row table:style-name="ro1">
          <table:table-cell office:value-type="string">
            <text:p>Exposition</text:p>
          </table:table-cell>
          <table:table-cell office:value-type="string">
            <text:p>EXP14</text:p>
          </table:table-cell>
          <table:table-cell office:value-type="string">
            <text:p>Poirot believes the threatening letters were a decoy intended for police, and not Ratchett.</text:p>
          </table:table-cell>
          <table:table-cell/>
          <table:table-cell office:value-type="string">
            <text:p>Scene 3.3.3</text:p>
          </table:table-cell>
          <table:table-cell office:value-type="string">
            <text:p>Poirot musings</text:p>
          </table:table-cell>
          <table:table-cell office:value-type="string">
            <text:p>PDCW</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M. Bouc,Coroner</text:p>
          </table:table-cell>
          <table:table-cell table:number-columns-repeated="4"/>
          <table:table-cell office:value-type="string">
            <text:p>Threats</text:p>
          </table:table-cell>
          <table:table-cell table:number-columns-repeated="1001"/>
        </table:table-row>
        <table:table-row table:style-name="ro2">
          <table:table-cell office:value-type="string">
            <text:p>Character</text:p>
          </table:table-cell>
          <table:table-cell office:value-type="string">
            <text:p>PER2</text:p>
          </table:table-cell>
          <table:table-cell office:value-type="string">
            <text:p>Hector MacQueen</text:p>
          </table:table-cell>
          <table:table-cell office:value-type="string">
            <text:p>Ratchett's personal secretary, his father was the prosecutor in the failed case.</text:p>
          </table:table-cell>
          <table:table-cell/>
          <table:table-cell office:value-type="string">
            <text:p>Lilac</text:p>
          </table:table-cell>
          <table:table-cell office:value-type="string">
            <text:p>Guilty</text:p>
          </table:table-cell>
          <table:table-cell office:value-type="string">
            <text:p>HM</text:p>
          </table:table-cell>
          <table:table-cell office:value-type="string">
            <text:p>True</text:p>
          </table:table-cell>
          <table:table-cell office:value-type="string">
            <text:p>1903-02-07</text:p>
          </table:table-cell>
          <table:table-cell/>
          <table:table-cell office:value-type="string">
            <text:p>10976 days</text:p>
          </table:table-cell>
          <table:table-cell/>
          <table:table-cell office:value-type="string">
            <text:p>1933-02-25</text:p>
          </table:table-cell>
          <table:table-cell table:number-columns-repeated="6"/>
          <table:table-cell office:value-type="string">
            <text:p>CCMD</text:p>
          </table:table-cell>
          <table:table-cell table:number-columns-repeated="13"/>
          <table:table-cell office:value-type="string">
            <text:p>Took a job with Ratchett to assist in his travels to aide with various languages of Europe.</text:p>
            <text:p/>
            <text:p>Hector’s father unsuccessfully prosecuted Ratchett for Daisy’s death, so he has a personal grudge against Ratchett.</text:p>
          </table:table-cell>
          <table:table-cell office:value-type="string">
            <text:p>h3VXL3oukHXjehhlTM8Xn</text:p>
          </table:table-cell>
          <table:table-cell office:value-type="string">
            <text:p>American</text:p>
          </table:table-cell>
          <table:table-cell table:number-columns-repeated="2"/>
          <table:table-cell office:value-type="string">
            <text:p>Fluent in French.</text:p>
          </table:table-cell>
          <table:table-cell table:number-columns-repeated="984"/>
        </table:table-row>
        <table:table-row table:style-name="ro1">
          <table:table-cell office:value-type="string">
            <text:p>Event</text:p>
          </table:table-cell>
          <table:table-cell office:value-type="string">
            <text:p>EV129</text:p>
          </table:table-cell>
          <table:table-cell office:value-type="string">
            <text:p>Mrs Hubbard asks Greta Ohlsson to confirm the door to Ratchett’s room is bolted before she goes to bed.</text:p>
          </table:table-cell>
          <table:table-cell/>
          <table:table-cell office:value-type="string">
            <text:p>Scene 2.4.5</text:p>
          </table:table-cell>
          <table:table-cell office:value-type="string">
            <text:p>Murder Night</text:p>
          </table:table-cell>
          <table:table-cell table:number-columns-repeated="2"/>
          <table:table-cell office:value-type="string">
            <text:p>False</text:p>
          </table:table-cell>
          <table:table-cell office:value-type="string">
            <text:p>1933-02-06 22:39:00</text:p>
          </table:table-cell>
          <table:table-cell/>
          <table:table-cell office:value-type="string">
            <text:p>0 seconds</text:p>
          </table:table-cell>
          <table:table-cell/>
          <table:table-cell office:value-type="string">
            <text:p>1933-02-06 22:39:00</text:p>
          </table:table-cell>
          <table:table-cell table:number-columns-repeated="3"/>
          <table:table-cell office:value-type="string">
            <text:p>Hubbard,Greta</text:p>
          </table:table-cell>
          <table:table-cell office:value-type="string">
            <text:p>Hubbard</text:p>
          </table:table-cell>
          <table:table-cell table:number-columns-repeated="1005"/>
        </table:table-row>
        <table:table-row table:style-name="ro1">
          <table:table-cell office:value-type="string">
            <text:p>Character Group</text:p>
          </table:table-cell>
          <table:table-cell office:value-type="string">
            <text:p>CG2</text:p>
          </table:table-cell>
          <table:table-cell office:value-type="string">
            <text:p>Investigators</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97</text:p>
          </table:table-cell>
          <table:table-cell office:value-type="string">
            <text:p>At a rest stop in Konya, Poirot overheats Mary say to Arbuthnot: “When it’s all over…"</text:p>
          </table:table-cell>
          <table:table-cell/>
          <table:table-cell office:value-type="string">
            <text:p>Scene 1.1.3</text:p>
          </table:table-cell>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5"/>
          <table:table-cell office:value-type="string">
            <text:p>Arbuthnot,Mary</text:p>
          </table:table-cell>
          <table:table-cell/>
          <table:table-cell office:value-type="string">
            <text:p>Poirot</text:p>
          </table:table-cell>
          <table:table-cell table:number-columns-repeated="1004"/>
        </table:table-row>
        <table:table-row table:style-name="ro1">
          <table:table-cell office:value-type="string">
            <text:p>Event</text:p>
          </table:table-cell>
          <table:table-cell office:value-type="string">
            <text:p>EV130</text:p>
          </table:table-cell>
          <table:table-cell office:value-type="string">
            <text:p>Poirot informs Mrs Hubbard of Ratchett’s true identity, but she denies a connection.</text:p>
          </table:table-cell>
          <table:table-cell/>
          <table:table-cell office:value-type="string">
            <text:p>Scene 2.4.7</text:p>
          </table:table-cell>
          <table:table-cell office:value-type="string">
            <text:p>Suspect Interviews</text:p>
          </table:table-cell>
          <table:table-cell office:value-type="string">
            <text:p>PIH</text:p>
          </table:table-cell>
          <table:table-cell/>
          <table:table-cell office:value-type="string">
            <text:p>False</text:p>
          </table:table-cell>
          <table:table-cell table:number-columns-repeated="2"/>
          <table:table-cell office:value-type="string">
            <text:p>0 seconds</text:p>
          </table:table-cell>
          <table:table-cell table:number-columns-repeated="10"/>
          <table:table-cell office:value-type="string">
            <text:p>Cassetti</text:p>
          </table:table-cell>
          <table:table-cell table:number-columns-repeated="1001"/>
        </table:table-row>
        <table:table-row table:style-name="ro1">
          <table:table-cell office:value-type="string">
            <text:p>Testimony</text:p>
          </table:table-cell>
          <table:table-cell office:value-type="string">
            <text:p>STO8</text:p>
          </table:table-cell>
          <table:table-cell office:value-type="string">
            <text:p>Mrs Hubbard's Testimony</text:p>
          </table:table-cell>
          <table:table-cell table:number-columns-repeated="2"/>
          <table:table-cell office:value-type="string">
            <text:p>Decoy Theory</text:p>
          </table:table-cell>
          <table:table-cell/>
          <table:table-cell office:value-type="string">
            <text:p>MH</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Testimony</text:p>
          </table:table-cell>
          <table:table-cell office:value-type="string">
            <text:p>STO4</text:p>
          </table:table-cell>
          <table:table-cell office:value-type="string">
            <text:p>Princess Dragomiroff's Testimony</text:p>
          </table:table-cell>
          <table:table-cell table:number-columns-repeated="2"/>
          <table:table-cell office:value-type="string">
            <text:p>#b59dff</text:p>
          </table:table-cell>
          <table:table-cell/>
          <table:table-cell office:value-type="string">
            <text:p>PD</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Backstory</text:p>
          </table:table-cell>
          <table:table-cell office:value-type="string">
            <text:p>BAK2</text:p>
          </table:table-cell>
          <table:table-cell office:value-type="string">
            <text:p>Young girl Daisy Armstrong is kidnapped and murdered</text:p>
          </table:table-cell>
          <table:table-cell table:number-columns-repeated="2"/>
          <table:table-cell office:value-type="string">
            <text:p>Evidence search</text:p>
          </table:table-cell>
          <table:table-cell office:value-type="string">
            <text:p>CCMD</text:p>
          </table:table-cell>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Clue</text:p>
          </table:table-cell>
          <table:table-cell office:value-type="string">
            <text:p>OBJ12</text:p>
          </table:table-cell>
          <table:table-cell office:value-type="string">
            <text:p>Ratchett’s true identity</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25"/>
          <table:table-cell office:value-type="string">
            <text:p>hjqtHhu1csFzLBwZZdvzi</text:p>
          </table:table-cell>
          <table:table-cell table:number-columns-repeated="986"/>
        </table:table-row>
        <table:table-row table:style-name="ro1">
          <table:table-cell office:value-type="string">
            <text:p>Event</text:p>
          </table:table-cell>
          <table:table-cell office:value-type="string">
            <text:p>EV185</text:p>
          </table:table-cell>
          <table:table-cell office:value-type="string">
            <text:p>Poirot again confronts Colonel Arbuthnot regarding the pipe-cleaner, but Arbuthnot stonewalls him</text:p>
          </table:table-cell>
          <table:table-cell/>
          <table:table-cell office:value-type="string">
            <text:p>Scene 3.6.2</text:p>
          </table:table-cell>
          <table:table-cell office:value-type="string">
            <text:p>Suspect Interviews</text:p>
          </table:table-cell>
          <table:table-cell office:value-type="string">
            <text:p>PICA</text:p>
          </table:table-cell>
          <table:table-cell/>
          <table:table-cell office:value-type="string">
            <text:p>False</text:p>
          </table:table-cell>
          <table:table-cell office:value-type="string">
            <text:p>1933-02-07 19:25:00</text:p>
          </table:table-cell>
          <table:table-cell/>
          <table:table-cell office:value-type="string">
            <text:p>5 minutes</text:p>
          </table:table-cell>
          <table:table-cell/>
          <table:table-cell office:value-type="string">
            <text:p>1933-02-07 19:30:00</text:p>
          </table:table-cell>
          <table:table-cell table:number-columns-repeated="3"/>
          <table:table-cell office:value-type="string">
            <text:p>Poirot,Arbuthnot</text:p>
          </table:table-cell>
          <table:table-cell/>
          <table:table-cell office:value-type="string">
            <text:p>M. Bouc,Coroner</text:p>
          </table:table-cell>
          <table:table-cell table:number-columns-repeated="2"/>
          <table:table-cell office:value-type="string">
            <text:p>Pipe</text:p>
          </table:table-cell>
          <table:table-cell table:number-columns-repeated="1001"/>
        </table:table-row>
        <table:table-row table:style-name="ro1">
          <table:table-cell office:value-type="string">
            <text:p>Event</text:p>
          </table:table-cell>
          <table:table-cell office:value-type="string">
            <text:p>EV81</text:p>
          </table:table-cell>
          <table:table-cell office:value-type="string">
            <text:p>The Conductor makes the bed for Count Andrenyi</text:p>
          </table:table-cell>
          <table:table-cell table:number-columns-repeated="2"/>
          <table:table-cell office:value-type="string">
            <text:p>Murder Night</text:p>
          </table:table-cell>
          <table:table-cell table:number-columns-repeated="2"/>
          <table:table-cell office:value-type="string">
            <text:p>False</text:p>
          </table:table-cell>
          <table:table-cell office:value-type="string">
            <text:p>1933-02-06 23:00:00</text:p>
          </table:table-cell>
          <table:table-cell/>
          <table:table-cell office:value-type="string">
            <text:p>0 seconds</text:p>
          </table:table-cell>
          <table:table-cell/>
          <table:table-cell office:value-type="string">
            <text:p>1933-02-06 23:00:00</text:p>
          </table:table-cell>
          <table:table-cell table:number-columns-repeated="2"/>
          <table:table-cell office:value-type="string">
            <text:p>Alibi</text:p>
          </table:table-cell>
          <table:table-cell office:value-type="string">
            <text:p>Conductor,Count</text:p>
          </table:table-cell>
          <table:table-cell office:value-type="string">
            <text:p>Count,Conductor</text:p>
          </table:table-cell>
          <table:table-cell table:number-columns-repeated="14"/>
          <table:table-cell office:value-type="string">
            <text:p>LrVPiW1O3XIxw6ozpnk0l</text:p>
          </table:table-cell>
          <table:table-cell table:number-columns-repeated="990"/>
        </table:table-row>
        <table:table-row table:style-name="ro1">
          <table:table-cell office:value-type="string">
            <text:p>Event</text:p>
          </table:table-cell>
          <table:table-cell office:value-type="string">
            <text:p>EV144</text:p>
          </table:table-cell>
          <table:table-cell office:value-type="string">
            <text:p>Hardman reveals he had taken a job protecting Ratchett, and so kept watch all night. He corroborates the Conductor’s story.</text:p>
          </table:table-cell>
          <table:table-cell/>
          <table:table-cell office:value-type="string">
            <text:p>Scene 2.9.3</text:p>
          </table:table-cell>
          <table:table-cell office:value-type="string">
            <text:p>Suspect Interviews</text:p>
          </table:table-cell>
          <table:table-cell office:value-type="string">
            <text:p>PICH</text:p>
          </table:table-cell>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206</text:p>
          </table:table-cell>
          <table:table-cell office:value-type="string">
            <text:p>Poirot interviews Colonel Arbuthnot for a second time</text:p>
          </table:table-cell>
          <table:table-cell/>
          <table:table-cell office:value-type="string">
            <text:p>Scene 3.6.1</text:p>
          </table:table-cell>
          <table:table-cell office:value-type="string">
            <text:p>Suspect Interviews</text:p>
          </table:table-cell>
          <table:table-cell table:number-columns-repeated="2"/>
          <table:table-cell office:value-type="string">
            <text:p>False</text:p>
          </table:table-cell>
          <table:table-cell office:value-type="string">
            <text:p>1933-02-07 19:20:00</text:p>
          </table:table-cell>
          <table:table-cell/>
          <table:table-cell office:value-type="string">
            <text:p>10 minutes</text:p>
          </table:table-cell>
          <table:table-cell/>
          <table:table-cell office:value-type="string">
            <text:p>1933-02-07 19:30:00</text:p>
          </table:table-cell>
          <table:table-cell table:number-columns-repeated="1010"/>
        </table:table-row>
        <table:table-row table:style-name="ro1">
          <table:table-cell office:value-type="string">
            <text:p>Event</text:p>
          </table:table-cell>
          <table:table-cell office:value-type="string">
            <text:p>EV116</text:p>
          </table:table-cell>
          <table:table-cell office:value-type="string">
            <text:p>MacQueen provides testimony that he last saw Ratchett when he took down a memoranda of letters</text:p>
          </table:table-cell>
          <table:table-cell/>
          <table:table-cell office:value-type="string">
            <text:p>Scene 1.6.6</text:p>
          </table:table-cell>
          <table:table-cell office:value-type="string">
            <text:p>Suspect Interviews</text:p>
          </table:table-cell>
          <table:table-cell office:value-type="string">
            <text:p>PTTM</text:p>
          </table:table-cell>
          <table:table-cell/>
          <table:table-cell office:value-type="string">
            <text:p>False</text:p>
          </table:table-cell>
          <table:table-cell office:value-type="string">
            <text:p>1933-02-07 11:10:06</text:p>
          </table:table-cell>
          <table:table-cell/>
          <table:table-cell office:value-type="string">
            <text:p>19 minutes, 54 seconds</text:p>
          </table:table-cell>
          <table:table-cell/>
          <table:table-cell office:value-type="string">
            <text:p>1933-02-07 11:30:00</text:p>
          </table:table-cell>
          <table:table-cell table:number-columns-repeated="3"/>
          <table:table-cell office:value-type="string">
            <text:p>Poirot</text:p>
          </table:table-cell>
          <table:table-cell table:number-columns-repeated="7"/>
          <table:table-cell office:value-type="string">
            <text:p>MTDM</text:p>
          </table:table-cell>
          <table:table-cell table:number-columns-repeated="998"/>
        </table:table-row>
        <table:table-row table:style-name="ro1">
          <table:table-cell office:value-type="string">
            <text:p>Event</text:p>
          </table:table-cell>
          <table:table-cell office:value-type="string">
            <text:p>EV200</text:p>
          </table:table-cell>
          <table:table-cell office:value-type="string">
            <text:p>Poirot concludes the smashed watch was set to a fake time, and that MacQueen had lied about Ratchett not speaking French to make Poirot think Ratchett was dead at 12:37am, whereas the true murder occurred closer to 2:00am.</text:p>
          </table:table-cell>
          <table:table-cell/>
          <table:table-cell office:value-type="string">
            <text:p>Scene 3.9.6</text:p>
          </table:table-cell>
          <table:table-cell office:value-type="string">
            <text:p>Poirot musings</text:p>
          </table:table-cell>
          <table:table-cell office:value-type="string">
            <text:p>IFAP</text:p>
          </table:table-cell>
          <table:table-cell/>
          <table:table-cell office:value-type="string">
            <text:p>False</text:p>
          </table:table-cell>
          <table:table-cell office:value-type="string">
            <text:p>1933-02-07 20:12:00</text:p>
          </table:table-cell>
          <table:table-cell/>
          <table:table-cell office:value-type="string">
            <text:p>3 minutes</text:p>
          </table:table-cell>
          <table:table-cell/>
          <table:table-cell office:value-type="string">
            <text:p>1933-02-07 20:15:00</text:p>
          </table:table-cell>
          <table:table-cell table:number-columns-repeated="3"/>
          <table:table-cell office:value-type="string">
            <text:p>Poirot</text:p>
          </table:table-cell>
          <table:table-cell/>
          <table:table-cell office:value-type="string">
            <text:p>Foscarelli,Arbuthnot,Count,Countess,Hardman,Coroner,Greta,MacQueen,Hildegarde,M. Bouc,Mary,Hubbard,Princess,Conductor,Valet</text:p>
          </table:table-cell>
          <table:table-cell table:number-columns-repeated="2"/>
          <table:table-cell office:value-type="string">
            <text:p>Watch,Talks French</text:p>
          </table:table-cell>
          <table:table-cell table:number-columns-repeated="1001"/>
        </table:table-row>
        <table:table-row table:style-name="ro1">
          <table:table-cell office:value-type="string">
            <text:p>Exposition</text:p>
          </table:table-cell>
          <table:table-cell office:value-type="string">
            <text:p>EXP20</text:p>
          </table:table-cell>
          <table:table-cell office:value-type="string">
            <text:p>After the Princess leaves, Dr Constantine states it is possible the elderly Princess may have inflicted the lesser wounds, but could not have committed them all.</text:p>
          </table:table-cell>
          <table:table-cell/>
          <table:table-cell office:value-type="string">
            <text:p>Scene 3.5.2</text:p>
          </table:table-cell>
          <table:table-cell office:value-type="string">
            <text:p>Poirot musing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5"/>
          <table:table-cell office:value-type="string">
            <text:p>Coroner,Poirot,M. Bouc</text:p>
          </table:table-cell>
          <table:table-cell table:number-columns-repeated="4"/>
          <table:table-cell office:value-type="string">
            <text:p>Wounds</text:p>
          </table:table-cell>
          <table:table-cell table:number-columns-repeated="1001"/>
        </table:table-row>
        <table:table-row table:style-name="ro1">
          <table:table-cell office:value-type="string">
            <text:p>Event</text:p>
          </table:table-cell>
          <table:table-cell office:value-type="string">
            <text:p>EV9</text:p>
          </table:table-cell>
          <table:table-cell office:value-type="string">
            <text:p>Poirot discusses the case with the doctor and inspector</text:p>
          </table:table-cell>
          <table:table-cell/>
          <table:table-cell office:value-type="string">
            <text:p>Scene 3.1.1</text:p>
          </table:table-cell>
          <table:table-cell office:value-type="string">
            <text:p>Poirot musings</text:p>
          </table:table-cell>
          <table:table-cell table:number-columns-repeated="2"/>
          <table:table-cell office:value-type="string">
            <text:p>False</text:p>
          </table:table-cell>
          <table:table-cell office:value-type="string">
            <text:p>1933-02-07 16:20:00</text:p>
          </table:table-cell>
          <table:table-cell/>
          <table:table-cell office:value-type="string">
            <text:p>2 hours</text:p>
          </table:table-cell>
          <table:table-cell/>
          <table:table-cell office:value-type="string">
            <text:p>1933-02-07 18:20:00</text:p>
          </table:table-cell>
          <table:table-cell table:number-columns-repeated="3"/>
          <table:table-cell office:value-type="string">
            <text:p>Poirot,Coroner</text:p>
          </table:table-cell>
          <table:table-cell table:number-columns-repeated="1006"/>
        </table:table-row>
        <table:table-row table:style-name="ro1">
          <table:table-cell office:value-type="string">
            <text:p>Narrative Folder</text:p>
          </table:table-cell>
          <table:table-cell office:value-type="string">
            <text:p>NF10</text:p>
          </table:table-cell>
          <table:table-cell office:value-type="string">
            <text:p>The Body</text:p>
          </table:table-cell>
          <table:table-cell/>
          <table:table-cell office:value-type="string">
            <text:p>Chapter 1.7</text:p>
          </table:table-cell>
          <table:table-cell office:value-type="string">
            <text:p>Evidence search</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32</text:p>
          </table:table-cell>
          <table:table-cell office:value-type="string">
            <text:p>Greta Ohlsson confirms Mrs Hubbards recollections</text:p>
          </table:table-cell>
          <table:table-cell/>
          <table:table-cell office:value-type="string">
            <text:p>Scene 2.5.1</text:p>
          </table:table-cell>
          <table:table-cell office:value-type="string">
            <text:p>Suspect Interviews</text:p>
          </table:table-cell>
          <table:table-cell office:value-type="string">
            <text:p>PIGO</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Greta</text:p>
          </table:table-cell>
          <table:table-cell table:number-columns-repeated="7"/>
          <table:table-cell office:value-type="string">
            <text:p>GOIO,HAGO</text:p>
          </table:table-cell>
          <table:table-cell table:number-columns-repeated="998"/>
        </table:table-row>
        <table:table-row table:style-name="ro1">
          <table:table-cell office:value-type="string">
            <text:p>Narrative Folder</text:p>
          </table:table-cell>
          <table:table-cell office:value-type="string">
            <text:p>NF35</text:p>
          </table:table-cell>
          <table:table-cell office:value-type="string">
            <text:p>Poirot Propounds Two Solutions</text:p>
          </table:table-cell>
          <table:table-cell/>
          <table:table-cell office:value-type="string">
            <text:p>Chapter 3.9</text:p>
          </table:table-cell>
          <table:table-cell office:value-type="string">
            <text:p>Poirot musing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50</text:p>
          </table:table-cell>
          <table:table-cell office:value-type="string">
            <text:p>Mary Debenham denies owning the scarlet dressing gown</text:p>
          </table:table-cell>
          <table:table-cell/>
          <table:table-cell office:value-type="string">
            <text:p>Scene 2.11.3</text:p>
          </table:table-cell>
          <table:table-cell office:value-type="string">
            <text:p>Suspect Interviews</text:p>
          </table:table-cell>
          <table:table-cell office:value-type="string">
            <text:p>PIMD</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Mary,Poirot</text:p>
          </table:table-cell>
          <table:table-cell table:number-columns-repeated="4"/>
          <table:table-cell office:value-type="string">
            <text:p>Dressing Gown</text:p>
          </table:table-cell>
          <table:table-cell table:number-columns-repeated="1001"/>
        </table:table-row>
        <table:table-row table:style-name="ro1">
          <table:table-cell office:value-type="string">
            <text:p>Narrative Folder</text:p>
          </table:table-cell>
          <table:table-cell office:value-type="string">
            <text:p>NF22</text:p>
          </table:table-cell>
          <table:table-cell office:value-type="string">
            <text:p>The Evidence of Miss Debenham</text:p>
          </table:table-cell>
          <table:table-cell/>
          <table:table-cell office:value-type="string">
            <text:p>Chapter 2.11</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45</text:p>
          </table:table-cell>
          <table:table-cell office:value-type="string">
            <text:p>MacQueen and Colonel Arbuthnot step out onto the platform at Vincovci </text:p>
          </table:table-cell>
          <table:table-cell table:number-columns-repeated="2"/>
          <table:table-cell office:value-type="string">
            <text:p>Murder Night</text:p>
          </table:table-cell>
          <table:table-cell table:number-columns-repeated="2"/>
          <table:table-cell office:value-type="string">
            <text:p>False</text:p>
          </table:table-cell>
          <table:table-cell office:value-type="string">
            <text:p>1933-02-07 00:00:00</text:p>
          </table:table-cell>
          <table:table-cell/>
          <table:table-cell office:value-type="string">
            <text:p>0 seconds</text:p>
          </table:table-cell>
          <table:table-cell/>
          <table:table-cell office:value-type="string">
            <text:p>1933-02-07 00:00:00</text:p>
          </table:table-cell>
          <table:table-cell table:number-columns-repeated="2"/>
          <table:table-cell office:value-type="string">
            <text:p>Alibi</text:p>
          </table:table-cell>
          <table:table-cell office:value-type="string">
            <text:p>MacQueen,Arbuthnot</text:p>
          </table:table-cell>
          <table:table-cell office:value-type="string">
            <text:p>Arbuthnot,MacQueen</text:p>
          </table:table-cell>
          <table:table-cell table:number-columns-repeated="14"/>
          <table:table-cell office:value-type="string">
            <text:p>LrVPiW1O3XIxw6ozpnk0l</text:p>
          </table:table-cell>
          <table:table-cell table:number-columns-repeated="990"/>
        </table:table-row>
        <table:table-row table:style-name="ro1">
          <table:table-cell office:value-type="string">
            <text:p>Narrative Folder</text:p>
          </table:table-cell>
          <table:table-cell office:value-type="string">
            <text:p>NF3</text:p>
          </table:table-cell>
          <table:table-cell office:value-type="string">
            <text:p>Hercule Poirot sits back and thinks</text:p>
          </table:table-cell>
          <table:table-cell/>
          <table:table-cell office:value-type="string">
            <text:p>Part 3</text:p>
          </table:table-cell>
          <table:table-cell office:value-type="string">
            <text:p>Poirot musing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78</text:p>
          </table:table-cell>
          <table:table-cell office:value-type="string">
            <text:p>Princess Dragonmiroff rings for her maid, Hildegard Schmidt</text:p>
          </table:table-cell>
          <table:table-cell/>
          <table:table-cell office:value-type="string">
            <text:p>Scene 2.6.3</text:p>
          </table:table-cell>
          <table:table-cell office:value-type="string">
            <text:p>Murder Night</text:p>
          </table:table-cell>
          <table:table-cell table:number-columns-repeated="2"/>
          <table:table-cell office:value-type="string">
            <text:p>False</text:p>
          </table:table-cell>
          <table:table-cell office:value-type="string">
            <text:p>1933-02-07 00:45:00</text:p>
          </table:table-cell>
          <table:table-cell/>
          <table:table-cell office:value-type="string">
            <text:p>0 seconds</text:p>
          </table:table-cell>
          <table:table-cell/>
          <table:table-cell office:value-type="string">
            <text:p>1933-02-07 00:45:00</text:p>
          </table:table-cell>
          <table:table-cell table:number-columns-repeated="2"/>
          <table:table-cell office:value-type="string">
            <text:p>Alibi</text:p>
          </table:table-cell>
          <table:table-cell table:number-columns-repeated="2" office:value-type="string">
            <text:p>Princess</text:p>
          </table:table-cell>
          <table:table-cell office:value-type="string">
            <text:p>Conductor</text:p>
          </table:table-cell>
          <table:table-cell table:number-columns-repeated="13"/>
          <table:table-cell office:value-type="string">
            <text:p>LrVPiW1O3XIxw6ozpnk0l</text:p>
          </table:table-cell>
          <table:table-cell table:number-columns-repeated="990"/>
        </table:table-row>
        <table:table-row table:style-name="ro1">
          <table:table-cell office:value-type="string">
            <text:p>Event</text:p>
          </table:table-cell>
          <table:table-cell office:value-type="string">
            <text:p>EV34</text:p>
          </table:table-cell>
          <table:table-cell office:value-type="string">
            <text:p>Poirot interviews Princess Drawgonmiroff</text:p>
          </table:table-cell>
          <table:table-cell/>
          <table:table-cell office:value-type="string">
            <text:p>Scene 2.6.2</text:p>
          </table:table-cell>
          <table:table-cell office:value-type="string">
            <text:p>Suspect Interviews</text:p>
          </table:table-cell>
          <table:table-cell office:value-type="string">
            <text:p>PIPA</text:p>
          </table:table-cell>
          <table:table-cell/>
          <table:table-cell office:value-type="string">
            <text:p>False</text:p>
          </table:table-cell>
          <table:table-cell office:value-type="string">
            <text:p>1933-02-07 13:50:00</text:p>
          </table:table-cell>
          <table:table-cell/>
          <table:table-cell office:value-type="string">
            <text:p>10 minutes</text:p>
          </table:table-cell>
          <table:table-cell/>
          <table:table-cell office:value-type="string">
            <text:p>1933-02-07 14:00:00</text:p>
          </table:table-cell>
          <table:table-cell table:number-columns-repeated="3"/>
          <table:table-cell office:value-type="string">
            <text:p>Poirot,Princess</text:p>
          </table:table-cell>
          <table:table-cell table:number-columns-repeated="1006"/>
        </table:table-row>
        <table:table-row table:style-name="ro1">
          <table:table-cell office:value-type="string">
            <text:p>Testimony</text:p>
          </table:table-cell>
          <table:table-cell office:value-type="string">
            <text:p>STO12</text:p>
          </table:table-cell>
          <table:table-cell office:value-type="string">
            <text:p>The Conductor's Testimony</text:p>
          </table:table-cell>
          <table:table-cell table:number-columns-repeated="2"/>
          <table:table-cell office:value-type="string">
            <text:p>Suspect Interviews</text:p>
          </table:table-cell>
          <table:table-cell/>
          <table:table-cell office:value-type="string">
            <text:p>TC</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Testimony</text:p>
          </table:table-cell>
          <table:table-cell office:value-type="string">
            <text:p>STO16</text:p>
          </table:table-cell>
          <table:table-cell office:value-type="string">
            <text:p>Hector MacQueen's Testimony</text:p>
          </table:table-cell>
          <table:table-cell table:number-columns-repeated="2"/>
          <table:table-cell office:value-type="string">
            <text:p>Evidence Discovery</text:p>
          </table:table-cell>
          <table:table-cell/>
          <table:table-cell office:value-type="string">
            <text:p>HM</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Clue</text:p>
          </table:table-cell>
          <table:table-cell office:value-type="string">
            <text:p>OBJ5</text:p>
          </table:table-cell>
          <table:table-cell office:value-type="string">
            <text:p>Burnt letter mentioning Daisy Armstrong</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25"/>
          <table:table-cell office:value-type="string">
            <text:p>hjqtHhu1csFzLBwZZdvzi</text:p>
          </table:table-cell>
          <table:table-cell table:number-columns-repeated="986"/>
        </table:table-row>
        <table:table-row table:style-name="ro1">
          <table:table-cell office:value-type="string">
            <text:p>Event</text:p>
          </table:table-cell>
          <table:table-cell office:value-type="string">
            <text:p>EV124</text:p>
          </table:table-cell>
          <table:table-cell office:value-type="string">
            <text:p>Poirot informs MacQueen of Ratchett’s real identity. MacQueen reacts with surprise, and reveals his connection to the Armstrong case.</text:p>
          </table:table-cell>
          <table:table-cell/>
          <table:table-cell office:value-type="string">
            <text:p>Scene 2.2.2</text:p>
          </table:table-cell>
          <table:table-cell office:value-type="string">
            <text:p>Suspect Interviews</text:p>
          </table:table-cell>
          <table:table-cell office:value-type="string">
            <text:p>PIM</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MacQueen</text:p>
          </table:table-cell>
          <table:table-cell table:number-columns-repeated="4"/>
          <table:table-cell office:value-type="string">
            <text:p>Cassetti</text:p>
          </table:table-cell>
          <table:table-cell table:number-columns-repeated="1001"/>
        </table:table-row>
        <table:table-row table:style-name="ro1">
          <table:table-cell office:value-type="string">
            <text:p>Exposition</text:p>
          </table:table-cell>
          <table:table-cell office:value-type="string">
            <text:p>EXP5</text:p>
          </table:table-cell>
          <table:table-cell office:value-type="string">
            <text:p>Poirot suggests if the stopped watch was altered, it must be significant, and they should look at who has an alibi only for that time</text:p>
          </table:table-cell>
          <table:table-cell/>
          <table:table-cell office:value-type="string">
            <text:p>Scene 3.1.3</text:p>
          </table:table-cell>
          <table:table-cell office:value-type="string">
            <text:p>Poirot musings</text:p>
          </table:table-cell>
          <table:table-cell office:value-type="string">
            <text:p>PDCW</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Coroner,M. Bouc</text:p>
          </table:table-cell>
          <table:table-cell table:number-columns-repeated="4"/>
          <table:table-cell office:value-type="string">
            <text:p>Watch</text:p>
          </table:table-cell>
          <table:table-cell table:number-columns-repeated="1001"/>
        </table:table-row>
        <table:table-row table:style-name="ro1">
          <table:table-cell office:value-type="string">
            <text:p>Event</text:p>
          </table:table-cell>
          <table:table-cell office:value-type="string">
            <text:p>EV30</text:p>
          </table:table-cell>
          <table:table-cell office:value-type="string">
            <text:p>MacQueen calls conductor and has him make up his bed</text:p>
          </table:table-cell>
          <table:table-cell/>
          <table:table-cell office:value-type="string">
            <text:p>Scene 2.1.6</text:p>
          </table:table-cell>
          <table:table-cell office:value-type="string">
            <text:p>Murder Night</text:p>
          </table:table-cell>
          <table:table-cell table:number-columns-repeated="2"/>
          <table:table-cell office:value-type="string">
            <text:p>False</text:p>
          </table:table-cell>
          <table:table-cell office:value-type="string">
            <text:p>1933-02-07 00:52:00</text:p>
          </table:table-cell>
          <table:table-cell/>
          <table:table-cell office:value-type="string">
            <text:p>0 seconds</text:p>
          </table:table-cell>
          <table:table-cell/>
          <table:table-cell office:value-type="string">
            <text:p>1933-02-07 00:52:00</text:p>
          </table:table-cell>
          <table:table-cell table:number-columns-repeated="2"/>
          <table:table-cell office:value-type="string">
            <text:p>Alibi</text:p>
          </table:table-cell>
          <table:table-cell office:value-type="string">
            <text:p>MacQueen,Conductor</text:p>
          </table:table-cell>
          <table:table-cell office:value-type="string">
            <text:p>Conductor,MacQueen</text:p>
          </table:table-cell>
          <table:table-cell office:value-type="string">
            <text:p>Arbuthnot</text:p>
          </table:table-cell>
          <table:table-cell table:number-columns-repeated="13"/>
          <table:table-cell office:value-type="string">
            <text:p>LrVPiW1O3XIxw6ozpnk0l</text:p>
          </table:table-cell>
          <table:table-cell table:number-columns-repeated="990"/>
        </table:table-row>
        <table:table-row table:style-name="ro1">
          <table:table-cell office:value-type="string">
            <text:p>Event</text:p>
          </table:table-cell>
          <table:table-cell office:value-type="string">
            <text:p>EV15</text:p>
          </table:table-cell>
          <table:table-cell office:value-type="string">
            <text:p>Mrs Hubbard sleeps</text:p>
          </table:table-cell>
          <table:table-cell table:number-columns-repeated="2"/>
          <table:table-cell office:value-type="string">
            <text:p>Murder Night</text:p>
          </table:table-cell>
          <table:table-cell table:number-columns-repeated="2"/>
          <table:table-cell office:value-type="string">
            <text:p>False</text:p>
          </table:table-cell>
          <table:table-cell office:value-type="string">
            <text:p>1933-02-07 02:00:00</text:p>
          </table:table-cell>
          <table:table-cell/>
          <table:table-cell office:value-type="string">
            <text:p>6 hours</text:p>
          </table:table-cell>
          <table:table-cell/>
          <table:table-cell office:value-type="string">
            <text:p>1933-02-07 08:00:00</text:p>
          </table:table-cell>
          <table:table-cell table:number-columns-repeated="2"/>
          <table:table-cell office:value-type="string">
            <text:p>No Alibi</text:p>
          </table:table-cell>
          <table:table-cell table:number-columns-repeated="2" office:value-type="string">
            <text:p>Hubbard</text:p>
          </table:table-cell>
          <table:table-cell table:number-columns-repeated="14"/>
          <table:table-cell office:value-type="string">
            <text:p>stkXv6lwGqSu7p9ElwS3z</text:p>
          </table:table-cell>
          <table:table-cell table:number-columns-repeated="990"/>
        </table:table-row>
        <table:table-row table:style-name="ro1">
          <table:table-cell office:value-type="string">
            <text:p>Event</text:p>
          </table:table-cell>
          <table:table-cell office:value-type="string">
            <text:p>EV120</text:p>
          </table:table-cell>
          <table:table-cell office:value-type="string">
            <text:p>After falling asleep, Poirot is awakened by a a loud groan and ringing bell. He notices the train has stopped.</text:p>
          </table:table-cell>
          <table:table-cell/>
          <table:table-cell office:value-type="string">
            <text:p>Scene 1.4.2</text:p>
          </table:table-cell>
          <table:table-cell office:value-type="string">
            <text:p>Murder Night</text:p>
          </table:table-cell>
          <table:table-cell table:number-columns-repeated="2"/>
          <table:table-cell office:value-type="string">
            <text:p>False</text:p>
          </table:table-cell>
          <table:table-cell office:value-type="string">
            <text:p>1933-02-07 00:37:00</text:p>
          </table:table-cell>
          <table:table-cell/>
          <table:table-cell office:value-type="string">
            <text:p>0 seconds</text:p>
          </table:table-cell>
          <table:table-cell/>
          <table:table-cell office:value-type="string">
            <text:p>1933-02-07 00:37:00</text:p>
          </table:table-cell>
          <table:table-cell table:number-columns-repeated="3"/>
          <table:table-cell office:value-type="string">
            <text:p>Poirot</text:p>
          </table:table-cell>
          <table:table-cell table:number-columns-repeated="15"/>
          <table:table-cell office:value-type="string">
            <text:p>vzLAc96OQlofQPVgRx8r3</text:p>
          </table:table-cell>
          <table:table-cell table:number-columns-repeated="990"/>
        </table:table-row>
        <table:table-row table:style-name="ro1">
          <table:table-cell office:value-type="string">
            <text:p>Testimony</text:p>
          </table:table-cell>
          <table:table-cell office:value-type="string">
            <text:p>STO14</text:p>
          </table:table-cell>
          <table:table-cell office:value-type="string">
            <text:p>Antonio Foscarelli's Testimony</text:p>
          </table:table-cell>
          <table:table-cell table:number-columns-repeated="2"/>
          <table:table-cell office:value-type="string">
            <text:p>Suspect Interviews</text:p>
          </table:table-cell>
          <table:table-cell/>
          <table:table-cell office:value-type="string">
            <text:p>AF</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34</text:p>
          </table:table-cell>
          <table:table-cell office:value-type="string">
            <text:p>Greta denies having ever been to America</text:p>
          </table:table-cell>
          <table:table-cell/>
          <table:table-cell office:value-type="string">
            <text:p>Scene 2.5.3</text:p>
          </table:table-cell>
          <table:table-cell office:value-type="string">
            <text:p>Suspect Interviews</text:p>
          </table:table-cell>
          <table:table-cell office:value-type="string">
            <text:p>PIGO</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Greta</text:p>
          </table:table-cell>
          <table:table-cell table:number-columns-repeated="1006"/>
        </table:table-row>
        <table:table-row table:style-name="ro1">
          <table:table-cell office:value-type="string">
            <text:p>Event</text:p>
          </table:table-cell>
          <table:table-cell office:value-type="string">
            <text:p>EV189</text:p>
          </table:table-cell>
          <table:table-cell office:value-type="string">
            <text:p>Arbuthnot becomes defensive of Mary, and threatens Poirot with injury, before they both leave, denying Mary had any involvement in Ratchett’s murder.</text:p>
          </table:table-cell>
          <table:table-cell/>
          <table:table-cell office:value-type="string">
            <text:p>Scene 3.7.2</text:p>
          </table:table-cell>
          <table:table-cell office:value-type="string">
            <text:p>Suspect Interviews</text:p>
          </table:table-cell>
          <table:table-cell table:number-columns-repeated="2"/>
          <table:table-cell office:value-type="string">
            <text:p>False</text:p>
          </table:table-cell>
          <table:table-cell office:value-type="string">
            <text:p>1933-02-07 19:30:00</text:p>
          </table:table-cell>
          <table:table-cell/>
          <table:table-cell office:value-type="string">
            <text:p>6 minutes</text:p>
          </table:table-cell>
          <table:table-cell/>
          <table:table-cell office:value-type="string">
            <text:p>1933-02-07 19:36:00</text:p>
          </table:table-cell>
          <table:table-cell table:number-columns-repeated="3"/>
          <table:table-cell office:value-type="string">
            <text:p>Poirot,Mary,Arbuthnot</text:p>
          </table:table-cell>
          <table:table-cell/>
          <table:table-cell office:value-type="string">
            <text:p>M. Bouc,Coroner</text:p>
          </table:table-cell>
          <table:table-cell table:number-columns-repeated="1004"/>
        </table:table-row>
        <table:table-row table:style-name="ro1">
          <table:table-cell office:value-type="string">
            <text:p>Event</text:p>
          </table:table-cell>
          <table:table-cell office:value-type="string">
            <text:p>EV95</text:p>
          </table:table-cell>
          <table:table-cell office:value-type="string">
            <text:p>Poirot boards the Taurus Express on his way to Istanbul</text:p>
          </table:table-cell>
          <table:table-cell/>
          <table:table-cell office:value-type="string">
            <text:p>Scene 1.1.1</text:p>
          </table:table-cell>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5"/>
          <table:table-cell office:value-type="string">
            <text:p>Poirot</text:p>
          </table:table-cell>
          <table:table-cell table:number-columns-repeated="1006"/>
        </table:table-row>
        <table:table-row table:style-name="ro1">
          <table:table-cell office:value-type="string">
            <text:p>Event</text:p>
          </table:table-cell>
          <table:table-cell office:value-type="string">
            <text:p>EV207</text:p>
          </table:table-cell>
          <table:table-cell office:value-type="string">
            <text:p>The Armstrong family and those connected are outraged by the miscarriage of justice, and wish to seek justice on their own.</text:p>
          </table:table-cell>
          <table:table-cell table:number-columns-repeated="2"/>
          <table:table-cell office:value-type="string">
            <text:p>Evidence search</text:p>
          </table:table-cell>
          <table:table-cell office:value-type="string">
            <text:p>CCMD</text:p>
          </table:table-cell>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56</text:p>
          </table:table-cell>
          <table:table-cell office:value-type="string">
            <text:p>After taking down his memoranda of letters, MacQueen drugs Mr. Ratchett</text:p>
          </table:table-cell>
          <table:table-cell table:number-columns-repeated="2"/>
          <table:table-cell office:value-type="string">
            <text:p>True Crime</text:p>
          </table:table-cell>
          <table:table-cell table:number-columns-repeated="2"/>
          <table:table-cell office:value-type="string">
            <text:p>False</text:p>
          </table:table-cell>
          <table:table-cell office:value-type="string">
            <text:p>1933-02-06 22:00:00</text:p>
          </table:table-cell>
          <table:table-cell/>
          <table:table-cell office:value-type="string">
            <text:p>0 seconds</text:p>
          </table:table-cell>
          <table:table-cell/>
          <table:table-cell office:value-type="string">
            <text:p>1933-02-06 22:00:00</text:p>
          </table:table-cell>
          <table:table-cell table:number-columns-repeated="3"/>
          <table:table-cell office:value-type="string">
            <text:p>MacQueen,Ratchett</text:p>
          </table:table-cell>
          <table:table-cell table:number-columns-repeated="4"/>
          <table:table-cell office:value-type="string">
            <text:p>Drug</text:p>
          </table:table-cell>
          <table:table-cell office:value-type="string">
            <text:p>True Crime</text:p>
          </table:table-cell>
          <table:table-cell table:number-columns-repeated="9"/>
          <table:table-cell office:value-type="string">
            <text:p>vzLAc96OQlofQPVgRx8r3</text:p>
          </table:table-cell>
          <table:table-cell table:number-columns-repeated="990"/>
        </table:table-row>
        <table:table-row table:style-name="ro1">
          <table:table-cell office:value-type="string">
            <text:p>Character</text:p>
          </table:table-cell>
          <table:table-cell office:value-type="string">
            <text:p>PER12</text:p>
          </table:table-cell>
          <table:table-cell office:value-type="string">
            <text:p>Colonel Arbuthnot</text:p>
          </table:table-cell>
          <table:table-cell office:value-type="string">
            <text:p>A friend of Daisy Armstrong’s father.</text:p>
          </table:table-cell>
          <table:table-cell/>
          <table:table-cell office:value-type="string">
            <text:p>Decoy Theory</text:p>
          </table:table-cell>
          <table:table-cell office:value-type="string">
            <text:p>Guilty</text:p>
          </table:table-cell>
          <table:table-cell office:value-type="string">
            <text:p>CA</text:p>
          </table:table-cell>
          <table:table-cell office:value-type="string">
            <text:p>True</text:p>
          </table:table-cell>
          <table:table-cell office:value-type="string">
            <text:p>1865-02-21</text:p>
          </table:table-cell>
          <table:table-cell/>
          <table:table-cell office:value-type="string">
            <text:p>24840 days</text:p>
          </table:table-cell>
          <table:table-cell/>
          <table:table-cell office:value-type="string">
            <text:p>1933-02-25</text:p>
          </table:table-cell>
          <table:table-cell table:number-columns-repeated="12"/>
          <table:table-cell office:value-type="string">
            <text:p>Colonel Armstrong</text:p>
          </table:table-cell>
          <table:table-cell table:number-columns-repeated="7"/>
          <table:table-cell office:value-type="string">
            <text:p>A friend of Daisy Armstrong’s father, Colonel Armstrong.</text:p>
          </table:table-cell>
          <table:table-cell office:value-type="string">
            <text:p>h3VXL3oukHXjehhlTM8Xn</text:p>
          </table:table-cell>
          <table:table-cell office:value-type="string">
            <text:p>British</text:p>
          </table:table-cell>
          <table:table-cell table:number-columns-repeated="2"/>
          <table:table-cell office:value-type="string">
            <text:p>Honourable and slightly stupid, according to Poirot.</text:p>
          </table:table-cell>
          <table:table-cell table:number-columns-repeated="984"/>
        </table:table-row>
        <table:table-row table:style-name="ro1">
          <table:table-cell office:value-type="string">
            <text:p>Exposition</text:p>
          </table:table-cell>
          <table:table-cell office:value-type="string">
            <text:p>EXP4</text:p>
          </table:table-cell>
          <table:table-cell office:value-type="string">
            <text:p>Poirot is dismissive of the murder weapon.</text:p>
          </table:table-cell>
          <table:table-cell/>
          <table:table-cell office:value-type="string">
            <text:p>Scene 2.14.1</text:p>
          </table:table-cell>
          <table:table-cell office:value-type="string">
            <text:p>Poirot musing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5"/>
          <table:table-cell office:value-type="string">
            <text:p>Poirot</text:p>
          </table:table-cell>
          <table:table-cell/>
          <table:table-cell office:value-type="string">
            <text:p>M. Bouc</text:p>
          </table:table-cell>
          <table:table-cell table:number-columns-repeated="2"/>
          <table:table-cell office:value-type="string">
            <text:p>Knife</text:p>
          </table:table-cell>
          <table:table-cell table:number-columns-repeated="1001"/>
        </table:table-row>
        <table:table-row table:style-name="ro1">
          <table:table-cell office:value-type="string">
            <text:p>Narrative Folder</text:p>
          </table:table-cell>
          <table:table-cell office:value-type="string">
            <text:p>NF18</text:p>
          </table:table-cell>
          <table:table-cell office:value-type="string">
            <text:p>The Evidence of Count and Countess Andrenyi</text:p>
          </table:table-cell>
          <table:table-cell/>
          <table:table-cell office:value-type="string">
            <text:p>Chapter 2.7</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26</text:p>
          </table:table-cell>
          <table:table-cell office:value-type="string">
            <text:p>Mrs Hubbard claims the murderer entered her room the previous night, as she awoke to a shadowy figure. She called the conductor, as witnessed by Poirot.</text:p>
          </table:table-cell>
          <table:table-cell/>
          <table:table-cell office:value-type="string">
            <text:p>Scene 2.4.2</text:p>
          </table:table-cell>
          <table:table-cell office:value-type="string">
            <text:p>Suspect Interviews</text:p>
          </table:table-cell>
          <table:table-cell office:value-type="string">
            <text:p>PIH</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Hubbard</text:p>
          </table:table-cell>
          <table:table-cell table:number-columns-repeated="4"/>
          <table:table-cell office:value-type="string">
            <text:p>Intruder</text:p>
          </table:table-cell>
          <table:table-cell table:number-columns-repeated="2"/>
          <table:table-cell office:value-type="string">
            <text:p>HHSI</text:p>
          </table:table-cell>
          <table:table-cell table:number-columns-repeated="998"/>
        </table:table-row>
        <table:table-row table:style-name="ro1">
          <table:table-cell office:value-type="string">
            <text:p>Character</text:p>
          </table:table-cell>
          <table:table-cell office:value-type="string">
            <text:p>PER22</text:p>
          </table:table-cell>
          <table:table-cell office:value-type="string">
            <text:p>Daisy’s Nursemaid</text:p>
          </table:table-cell>
          <table:table-cell office:value-type="string">
            <text:p>Committed suicide following Daisy Armstrong’s murder, when police suspicion turned to her.</text:p>
          </table:table-cell>
          <table:table-cell/>
          <table:table-cell office:value-type="string">
            <text:p>Decoy Theory</text:p>
          </table:table-cell>
          <table:table-cell office:value-type="string">
            <text:p>Armstrong Family (Off-stage)</text:p>
          </table:table-cell>
          <table:table-cell/>
          <table:table-cell office:value-type="string">
            <text:p>False</text:p>
          </table:table-cell>
          <table:table-cell table:number-columns-repeated="2"/>
          <table:table-cell office:value-type="string">
            <text:p>0 seconds</text:p>
          </table:table-cell>
          <table:table-cell table:number-columns-repeated="15"/>
          <table:table-cell office:value-type="string">
            <text:p>Daisy</text:p>
          </table:table-cell>
          <table:table-cell office:value-type="string">
            <text:p>Conductor</text:p>
          </table:table-cell>
          <table:table-cell table:number-columns-repeated="6"/>
          <table:table-cell office:value-type="string">
            <text:p>CxeRfJKmyu1L7hRZq7yYK</text:p>
          </table:table-cell>
          <table:table-cell table:number-columns-repeated="988"/>
        </table:table-row>
        <table:table-row table:style-name="ro1">
          <table:table-cell office:value-type="string">
            <text:p>Event</text:p>
          </table:table-cell>
          <table:table-cell office:value-type="string">
            <text:p>EV136</text:p>
          </table:table-cell>
          <table:table-cell office:value-type="string">
            <text:p>After Poirot reveals Ratchett’s identitiy, Princess Dragomiroff reveals she knew Daisy’s grandmother, Linda Arden.</text:p>
          </table:table-cell>
          <table:table-cell/>
          <table:table-cell office:value-type="string">
            <text:p>Scene 2.6.5</text:p>
          </table:table-cell>
          <table:table-cell office:value-type="string">
            <text:p>Suspect Interviews</text:p>
          </table:table-cell>
          <table:table-cell office:value-type="string">
            <text:p>PIPD</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rincess,Poirot</text:p>
          </table:table-cell>
          <table:table-cell table:number-columns-repeated="4"/>
          <table:table-cell office:value-type="string">
            <text:p>Cassetti</text:p>
          </table:table-cell>
          <table:table-cell table:number-columns-repeated="1001"/>
        </table:table-row>
        <table:table-row table:style-name="ro1">
          <table:table-cell office:value-type="string">
            <text:p>Event</text:p>
          </table:table-cell>
          <table:table-cell office:value-type="string">
            <text:p>EV115</text:p>
          </table:table-cell>
          <table:table-cell office:value-type="string">
            <text:p>MacQueen shows Poirot the threatening letters left for Ratchett, which Poirot determines were written by several different people.</text:p>
          </table:table-cell>
          <table:table-cell/>
          <table:table-cell office:value-type="string">
            <text:p>Scene 1.6.5</text:p>
          </table:table-cell>
          <table:table-cell office:value-type="string">
            <text:p>Suspect Interviews</text:p>
          </table:table-cell>
          <table:table-cell office:value-type="string">
            <text:p>PTTM</text:p>
          </table:table-cell>
          <table:table-cell/>
          <table:table-cell office:value-type="string">
            <text:p>False</text:p>
          </table:table-cell>
          <table:table-cell office:value-type="string">
            <text:p>1933-02-07 11:10:06</text:p>
          </table:table-cell>
          <table:table-cell/>
          <table:table-cell office:value-type="string">
            <text:p>19 minutes, 54 seconds</text:p>
          </table:table-cell>
          <table:table-cell/>
          <table:table-cell office:value-type="string">
            <text:p>1933-02-07 11:30:00</text:p>
          </table:table-cell>
          <table:table-cell table:number-columns-repeated="3"/>
          <table:table-cell office:value-type="string">
            <text:p>Poirot</text:p>
          </table:table-cell>
          <table:table-cell table:number-columns-repeated="4"/>
          <table:table-cell office:value-type="string">
            <text:p>Threats</text:p>
          </table:table-cell>
          <table:table-cell table:number-columns-repeated="1001"/>
        </table:table-row>
        <table:table-row table:style-name="ro1">
          <table:table-cell office:value-type="string">
            <text:p>Narrative Folder</text:p>
          </table:table-cell>
          <table:table-cell office:value-type="string">
            <text:p>NF20</text:p>
          </table:table-cell>
          <table:table-cell office:value-type="string">
            <text:p>The Evidence of Mr Hardman</text:p>
          </table:table-cell>
          <table:table-cell/>
          <table:table-cell office:value-type="string">
            <text:p>Chapter 2.9</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53</text:p>
          </table:table-cell>
          <table:table-cell office:value-type="string">
            <text:p>Antonio Foscarelli reads in his compartment, which is confirmed by The Valet who shared his room</text:p>
          </table:table-cell>
          <table:table-cell/>
          <table:table-cell office:value-type="string">
            <text:p>Scene 2.3.6</text:p>
          </table:table-cell>
          <table:table-cell office:value-type="string">
            <text:p>Murder Night</text:p>
          </table:table-cell>
          <table:table-cell table:number-columns-repeated="2"/>
          <table:table-cell office:value-type="string">
            <text:p>False</text:p>
          </table:table-cell>
          <table:table-cell office:value-type="string">
            <text:p>1933-02-06 22:30:00</text:p>
          </table:table-cell>
          <table:table-cell/>
          <table:table-cell office:value-type="string">
            <text:p>330 minutes</text:p>
          </table:table-cell>
          <table:table-cell/>
          <table:table-cell office:value-type="string">
            <text:p>1933-02-07 04:00:00</text:p>
          </table:table-cell>
          <table:table-cell table:number-columns-repeated="2"/>
          <table:table-cell office:value-type="string">
            <text:p>Alibi</text:p>
          </table:table-cell>
          <table:table-cell table:number-columns-repeated="2" office:value-type="string">
            <text:p>Foscarelli</text:p>
          </table:table-cell>
          <table:table-cell office:value-type="string">
            <text:p>Valet</text:p>
          </table:table-cell>
          <table:table-cell table:number-columns-repeated="13"/>
          <table:table-cell office:value-type="string">
            <text:p>LrVPiW1O3XIxw6ozpnk0l</text:p>
          </table:table-cell>
          <table:table-cell table:number-columns-repeated="990"/>
        </table:table-row>
        <table:table-row table:style-name="ro4">
          <table:table-cell office:value-type="string">
            <text:p>Character</text:p>
          </table:table-cell>
          <table:table-cell office:value-type="string">
            <text:p>PER13</text:p>
          </table:table-cell>
          <table:table-cell office:value-type="string">
            <text:p>Mrs Hubbard</text:p>
          </table:table-cell>
          <table:table-cell office:value-type="string">
            <text:p>Real name Linda Arden, she is Daisy Armstrong’s grandmother</text:p>
          </table:table-cell>
          <table:table-cell/>
          <table:table-cell office:value-type="string">
            <text:p>Orange</text:p>
          </table:table-cell>
          <table:table-cell office:value-type="string">
            <text:p>Guilty</text:p>
          </table:table-cell>
          <table:table-cell office:value-type="string">
            <text:p>MH</text:p>
          </table:table-cell>
          <table:table-cell office:value-type="string">
            <text:p>True</text:p>
          </table:table-cell>
          <table:table-cell office:value-type="string">
            <text:p>1861-02-22</text:p>
          </table:table-cell>
          <table:table-cell/>
          <table:table-cell office:value-type="string">
            <text:p>26300 days</text:p>
          </table:table-cell>
          <table:table-cell/>
          <table:table-cell office:value-type="string">
            <text:p>1933-02-25</text:p>
          </table:table-cell>
          <table:table-cell table:number-columns-repeated="15"/>
          <table:table-cell office:value-type="string">
            <text:p>Daisy</text:p>
          </table:table-cell>
          <table:table-cell table:number-columns-repeated="4"/>
          <table:table-cell office:value-type="string">
            <text:p>The grandmother of Daisy Armstrong</text:p>
          </table:table-cell>
          <table:table-cell/>
          <table:table-cell office:value-type="string">
            <text:p>American</text:p>
          </table:table-cell>
          <table:table-cell table:number-columns-repeated="2"/>
          <table:table-cell office:value-type="string">
            <text:p>"Distintively American”, according to fellow passengers. <text:s/></text:p>
            <text:p>Nosy, gossiping and arrogant.</text:p>
          </table:table-cell>
          <table:table-cell office:value-type="string">
            <text:p>Linda Arden</text:p>
          </table:table-cell>
          <table:table-cell table:number-columns-repeated="983"/>
        </table:table-row>
        <table:table-row table:style-name="ro1">
          <table:table-cell office:value-type="string">
            <text:p>Event</text:p>
          </table:table-cell>
          <table:table-cell office:value-type="string">
            <text:p>EV111</text:p>
          </table:table-cell>
          <table:table-cell office:value-type="string">
            <text:p>Suicide is ruled out, as Ratchett was stabbed 10-15 times. The coroner determines the death occurred between midnight and 2am.</text:p>
          </table:table-cell>
          <table:table-cell table:number-columns-repeated="2"/>
          <table:table-cell office:value-type="string">
            <text:p>Evidence search</text:p>
          </table:table-cell>
          <table:table-cell office:value-type="string">
            <text:p>MBDD</text:p>
          </table:table-cell>
          <table:table-cell/>
          <table:table-cell office:value-type="string">
            <text:p>False</text:p>
          </table:table-cell>
          <table:table-cell office:value-type="string">
            <text:p>1933-02-07 10:45:00</text:p>
          </table:table-cell>
          <table:table-cell/>
          <table:table-cell office:value-type="string">
            <text:p>25 minutes</text:p>
          </table:table-cell>
          <table:table-cell/>
          <table:table-cell office:value-type="string">
            <text:p>1933-02-07 11:10:00</text:p>
          </table:table-cell>
          <table:table-cell table:number-columns-repeated="3"/>
          <table:table-cell office:value-type="string">
            <text:p>Poirot,M. Bouc,Coroner</text:p>
          </table:table-cell>
          <table:table-cell table:number-columns-repeated="4"/>
          <table:table-cell office:value-type="string">
            <text:p>Wounds</text:p>
          </table:table-cell>
          <table:table-cell table:number-columns-repeated="1001"/>
        </table:table-row>
        <table:table-row table:style-name="ro1">
          <table:table-cell office:value-type="string">
            <text:p>Event</text:p>
          </table:table-cell>
          <table:table-cell office:value-type="string">
            <text:p>EV66</text:p>
          </table:table-cell>
          <table:table-cell office:value-type="string">
            <text:p>Poirot interviews the passengers about the murder</text:p>
          </table:table-cell>
          <table:table-cell table:number-columns-repeated="2"/>
          <table:table-cell office:value-type="string">
            <text:p>Suspect Interviews</text:p>
          </table:table-cell>
          <table:table-cell table:number-columns-repeated="2"/>
          <table:table-cell office:value-type="string">
            <text:p>False</text:p>
          </table:table-cell>
          <table:table-cell office:value-type="string">
            <text:p>1933-02-07 13:10:00</text:p>
          </table:table-cell>
          <table:table-cell/>
          <table:table-cell office:value-type="string">
            <text:p>2 hours</text:p>
          </table:table-cell>
          <table:table-cell/>
          <table:table-cell office:value-type="string">
            <text:p>1933-02-07 15:10:00</text:p>
          </table:table-cell>
          <table:table-cell table:number-columns-repeated="3"/>
          <table:table-cell office:value-type="string">
            <text:p>Poirot,M. Bouc</text:p>
          </table:table-cell>
          <table:table-cell table:number-columns-repeated="1006"/>
        </table:table-row>
        <table:table-row table:style-name="ro1">
          <table:table-cell office:value-type="string">
            <text:p>Exposition</text:p>
          </table:table-cell>
          <table:table-cell office:value-type="string">
            <text:p>EXP9</text:p>
          </table:table-cell>
          <table:table-cell office:value-type="string">
            <text:p>Poirot discusses the ownership of the dressing gown</text:p>
          </table:table-cell>
          <table:table-cell/>
          <table:table-cell office:value-type="string">
            <text:p>Scene 3.2.4</text:p>
          </table:table-cell>
          <table:table-cell office:value-type="string">
            <text:p>Poirot musings</text:p>
          </table:table-cell>
          <table:table-cell office:value-type="string">
            <text:p>PLMU</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Coroner,M. Bouc</text:p>
          </table:table-cell>
          <table:table-cell table:number-columns-repeated="2"/>
          <table:table-cell office:value-type="string">
            <text:p>Dressing Gown</text:p>
          </table:table-cell>
          <table:table-cell table:number-columns-repeated="1003"/>
        </table:table-row>
        <table:table-row table:style-name="ro1">
          <table:table-cell office:value-type="string">
            <text:p>Event</text:p>
          </table:table-cell>
          <table:table-cell office:value-type="string">
            <text:p>EV204</text:p>
          </table:table-cell>
          <table:table-cell office:value-type="string">
            <text:p>Linda Arden confirms many details of Poirot’s theory, and confirms the remaining connections between the passengers and the Armstrong family. She insists it was an act of justice and not revenge.</text:p>
          </table:table-cell>
          <table:table-cell/>
          <table:table-cell office:value-type="string">
            <text:p>Scene 3.9.10</text:p>
          </table:table-cell>
          <table:table-cell office:value-type="string">
            <text:p>Poirot musings</text:p>
          </table:table-cell>
          <table:table-cell office:value-type="string">
            <text:p>IFAP</text:p>
          </table:table-cell>
          <table:table-cell/>
          <table:table-cell office:value-type="string">
            <text:p>False</text:p>
          </table:table-cell>
          <table:table-cell office:value-type="string">
            <text:p>1933-02-07 20:24:00</text:p>
          </table:table-cell>
          <table:table-cell/>
          <table:table-cell office:value-type="string">
            <text:p>3 minutes</text:p>
          </table:table-cell>
          <table:table-cell/>
          <table:table-cell office:value-type="string">
            <text:p>1933-02-07 20:27:00</text:p>
          </table:table-cell>
          <table:table-cell table:number-columns-repeated="3"/>
          <table:table-cell office:value-type="string">
            <text:p>Poirot</text:p>
          </table:table-cell>
          <table:table-cell/>
          <table:table-cell office:value-type="string">
            <text:p>Foscarelli,Arbuthnot,Count,Countess,Hardman,Coroner,Greta,MacQueen,Hildegarde,M. Bouc,Mary,Hubbard,Princess,Conductor,Valet</text:p>
          </table:table-cell>
          <table:table-cell table:number-columns-repeated="2"/>
          <table:table-cell office:value-type="string">
            <text:p>Cassetti</text:p>
          </table:table-cell>
          <table:table-cell table:number-columns-repeated="1001"/>
        </table:table-row>
        <table:table-row table:style-name="ro1">
          <table:table-cell office:value-type="string">
            <text:p>Event</text:p>
          </table:table-cell>
          <table:table-cell office:value-type="string">
            <text:p>EV88</text:p>
          </table:table-cell>
          <table:table-cell office:value-type="string">
            <text:p>Poirot finds scrap of paper with the words "-member little Daisy Armstrong"</text:p>
          </table:table-cell>
          <table:table-cell/>
          <table:table-cell office:value-type="string">
            <text:p>Scene 1.7.7</text:p>
          </table:table-cell>
          <table:table-cell office:value-type="string">
            <text:p>Evidence search</text:p>
          </table:table-cell>
          <table:table-cell office:value-type="string">
            <text:p>PEDM</text:p>
          </table:table-cell>
          <table:table-cell/>
          <table:table-cell office:value-type="string">
            <text:p>False</text:p>
          </table:table-cell>
          <table:table-cell office:value-type="string">
            <text:p>1933-02-07 11:50:00</text:p>
          </table:table-cell>
          <table:table-cell/>
          <table:table-cell office:value-type="string">
            <text:p>0 seconds</text:p>
          </table:table-cell>
          <table:table-cell/>
          <table:table-cell office:value-type="string">
            <text:p>1933-02-07 11:50:00</text:p>
          </table:table-cell>
          <table:table-cell table:number-columns-repeated="2"/>
          <table:table-cell office:value-type="string">
            <text:p>Burnt Paper</text:p>
          </table:table-cell>
          <table:table-cell office:value-type="string">
            <text:p>Poirot</text:p>
          </table:table-cell>
          <table:table-cell table:number-columns-repeated="4"/>
          <table:table-cell office:value-type="string">
            <text:p>Letter</text:p>
          </table:table-cell>
          <table:table-cell table:number-columns-repeated="10"/>
          <table:table-cell office:value-type="string">
            <text:p>vzLAc96OQlofQPVgRx8r3</text:p>
          </table:table-cell>
          <table:table-cell table:number-columns-repeated="990"/>
        </table:table-row>
        <table:table-row table:style-name="ro1">
          <table:table-cell office:value-type="string">
            <text:p>Event</text:p>
          </table:table-cell>
          <table:table-cell office:value-type="string">
            <text:p>EV147</text:p>
          </table:table-cell>
          <table:table-cell office:value-type="string">
            <text:p>Foscarelli confirms the story of the Valet, that they both remained in their compartment all night</text:p>
          </table:table-cell>
          <table:table-cell/>
          <table:table-cell office:value-type="string">
            <text:p>Scene 2.10.2</text:p>
          </table:table-cell>
          <table:table-cell office:value-type="string">
            <text:p>Suspect Interviews</text:p>
          </table:table-cell>
          <table:table-cell office:value-type="string">
            <text:p>PIAF</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Foscarelli,Poirot</text:p>
          </table:table-cell>
          <table:table-cell table:number-columns-repeated="7"/>
          <table:table-cell office:value-type="string">
            <text:p>VLAW,AFRI</text:p>
          </table:table-cell>
          <table:table-cell table:number-columns-repeated="998"/>
        </table:table-row>
        <table:table-row table:style-name="ro1">
          <table:table-cell office:value-type="string">
            <text:p>Event</text:p>
          </table:table-cell>
          <table:table-cell office:value-type="string">
            <text:p>EV145</text:p>
          </table:table-cell>
          <table:table-cell office:value-type="string">
            <text:p>Hardman volunteers that he knew MacQueen and had worked with his father</text:p>
          </table:table-cell>
          <table:table-cell/>
          <table:table-cell office:value-type="string">
            <text:p>Scene 2.9.4</text:p>
          </table:table-cell>
          <table:table-cell office:value-type="string">
            <text:p>Suspect Interviews</text:p>
          </table:table-cell>
          <table:table-cell office:value-type="string">
            <text:p>PICH</text:p>
          </table:table-cell>
          <table:table-cell/>
          <table:table-cell office:value-type="string">
            <text:p>False</text:p>
          </table:table-cell>
          <table:table-cell table:number-columns-repeated="2"/>
          <table:table-cell office:value-type="string">
            <text:p>0 seconds</text:p>
          </table:table-cell>
          <table:table-cell table:number-columns-repeated="10"/>
          <table:table-cell office:value-type="string">
            <text:p>Cassetti</text:p>
          </table:table-cell>
          <table:table-cell table:number-columns-repeated="1001"/>
        </table:table-row>
        <table:table-row table:style-name="ro1">
          <table:table-cell office:value-type="string">
            <text:p>Event</text:p>
          </table:table-cell>
          <table:table-cell office:value-type="string">
            <text:p>EV44</text:p>
          </table:table-cell>
          <table:table-cell office:value-type="string">
            <text:p>Poirot interviews Cyrus Hardman</text:p>
          </table:table-cell>
          <table:table-cell/>
          <table:table-cell office:value-type="string">
            <text:p>Scene 2.9.1</text:p>
          </table:table-cell>
          <table:table-cell office:value-type="string">
            <text:p>Suspect Interviews</text:p>
          </table:table-cell>
          <table:table-cell office:value-type="string">
            <text:p>PIPA</text:p>
          </table:table-cell>
          <table:table-cell/>
          <table:table-cell office:value-type="string">
            <text:p>False</text:p>
          </table:table-cell>
          <table:table-cell office:value-type="string">
            <text:p>1933-02-07 14:30:00</text:p>
          </table:table-cell>
          <table:table-cell/>
          <table:table-cell office:value-type="string">
            <text:p>10 minutes</text:p>
          </table:table-cell>
          <table:table-cell/>
          <table:table-cell office:value-type="string">
            <text:p>1933-02-07 14:40:00</text:p>
          </table:table-cell>
          <table:table-cell table:number-columns-repeated="3"/>
          <table:table-cell office:value-type="string">
            <text:p>Hardman,Poirot</text:p>
          </table:table-cell>
          <table:table-cell table:number-columns-repeated="1006"/>
        </table:table-row>
        <table:table-row table:style-name="ro1">
          <table:table-cell office:value-type="string">
            <text:p>Event</text:p>
          </table:table-cell>
          <table:table-cell office:value-type="string">
            <text:p>EV128</text:p>
          </table:table-cell>
          <table:table-cell office:value-type="string">
            <text:p>Mrs Hubbard hands Poirot a button from a train conductor’s uniform which she found near her bed</text:p>
          </table:table-cell>
          <table:table-cell/>
          <table:table-cell office:value-type="string">
            <text:p>Scene 2.4.4</text:p>
          </table:table-cell>
          <table:table-cell office:value-type="string">
            <text:p>Suspect Interviews</text:p>
          </table:table-cell>
          <table:table-cell office:value-type="string">
            <text:p>PIH</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text:p>
          </table:table-cell>
          <table:table-cell table:number-columns-repeated="4"/>
          <table:table-cell office:value-type="string">
            <text:p>Imposter</text:p>
          </table:table-cell>
          <table:table-cell table:number-columns-repeated="1001"/>
        </table:table-row>
        <table:table-row table:style-name="ro1">
          <table:table-cell office:value-type="string">
            <text:p>Event</text:p>
          </table:table-cell>
          <table:table-cell office:value-type="string">
            <text:p>EV127</text:p>
          </table:table-cell>
          <table:table-cell office:value-type="string">
            <text:p>Upon investigation, no one was found, but the door to Ratchett’s room wasn’t bolted.</text:p>
          </table:table-cell>
          <table:table-cell/>
          <table:table-cell office:value-type="string">
            <text:p>Scene 2.4.3</text:p>
          </table:table-cell>
          <table:table-cell office:value-type="string">
            <text:p>Suspect Interviews</text:p>
          </table:table-cell>
          <table:table-cell office:value-type="string">
            <text:p>PIH</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text:p>
          </table:table-cell>
          <table:table-cell table:number-columns-repeated="4"/>
          <table:table-cell office:value-type="string">
            <text:p>Locks</text:p>
          </table:table-cell>
          <table:table-cell table:number-columns-repeated="1001"/>
        </table:table-row>
        <table:table-row table:style-name="ro1">
          <table:table-cell office:value-type="string">
            <text:p>Event</text:p>
          </table:table-cell>
          <table:table-cell office:value-type="string">
            <text:p>EV14</text:p>
          </table:table-cell>
          <table:table-cell office:value-type="string">
            <text:p>Countess Andrenyi takes a sleeping draught and sleeps, as witnessed by her husband</text:p>
          </table:table-cell>
          <table:table-cell/>
          <table:table-cell office:value-type="string">
            <text:p>Scene 2.7.2</text:p>
          </table:table-cell>
          <table:table-cell office:value-type="string">
            <text:p>Murder Night</text:p>
          </table:table-cell>
          <table:table-cell table:number-columns-repeated="2"/>
          <table:table-cell office:value-type="string">
            <text:p>False</text:p>
          </table:table-cell>
          <table:table-cell office:value-type="string">
            <text:p>1933-02-06 23:00:00</text:p>
          </table:table-cell>
          <table:table-cell/>
          <table:table-cell office:value-type="string">
            <text:p>9 hours</text:p>
          </table:table-cell>
          <table:table-cell/>
          <table:table-cell office:value-type="string">
            <text:p>1933-02-07 08:00:00</text:p>
          </table:table-cell>
          <table:table-cell table:number-columns-repeated="2"/>
          <table:table-cell office:value-type="string">
            <text:p>Alibi</text:p>
          </table:table-cell>
          <table:table-cell office:value-type="string">
            <text:p>Countess</text:p>
          </table:table-cell>
          <table:table-cell office:value-type="string">
            <text:p>Countess,Count</text:p>
          </table:table-cell>
          <table:table-cell office:value-type="string">
            <text:p>Count</text:p>
          </table:table-cell>
          <table:table-cell table:number-columns-repeated="13"/>
          <table:table-cell office:value-type="string">
            <text:p>LrVPiW1O3XIxw6ozpnk0l</text:p>
          </table:table-cell>
          <table:table-cell table:number-columns-repeated="990"/>
        </table:table-row>
        <table:table-row table:style-name="ro1">
          <table:table-cell office:value-type="string">
            <text:p>Event</text:p>
          </table:table-cell>
          <table:table-cell office:value-type="string">
            <text:p>EV105</text:p>
          </table:table-cell>
          <table:table-cell office:value-type="string">
            <text:p>Poirot returns to his compartment and sleeps until morning.</text:p>
          </table:table-cell>
          <table:table-cell/>
          <table:table-cell office:value-type="string">
            <text:p>Scene 1.5.4</text:p>
          </table:table-cell>
          <table:table-cell office:value-type="string">
            <text:p>Murder Night</text:p>
          </table:table-cell>
          <table:table-cell table:number-columns-repeated="2"/>
          <table:table-cell office:value-type="string">
            <text:p>False</text:p>
          </table:table-cell>
          <table:table-cell office:value-type="string">
            <text:p>1933-02-07 01:35:00</text:p>
          </table:table-cell>
          <table:table-cell/>
          <table:table-cell office:value-type="string">
            <text:p>8 hours, 10 minutes</text:p>
          </table:table-cell>
          <table:table-cell/>
          <table:table-cell office:value-type="string">
            <text:p>1933-02-07 09:45:00</text:p>
          </table:table-cell>
          <table:table-cell table:number-columns-repeated="3"/>
          <table:table-cell office:value-type="string">
            <text:p>Poirot</text:p>
          </table:table-cell>
          <table:table-cell table:number-columns-repeated="1006"/>
        </table:table-row>
        <table:table-row table:style-name="ro1">
          <table:table-cell office:value-type="string">
            <text:p>Event</text:p>
          </table:table-cell>
          <table:table-cell office:value-type="string">
            <text:p>EV131</text:p>
          </table:table-cell>
          <table:table-cell office:value-type="string">
            <text:p>Mrs Hubbard denies owning a red dressing gown, and says the handkerchief with “H” written on it is not hers</text:p>
          </table:table-cell>
          <table:table-cell/>
          <table:table-cell office:value-type="string">
            <text:p>Scene 2.4.8</text:p>
          </table:table-cell>
          <table:table-cell office:value-type="string">
            <text:p>Suspect Interviews</text:p>
          </table:table-cell>
          <table:table-cell office:value-type="string">
            <text:p>PIH</text:p>
          </table:table-cell>
          <table:table-cell/>
          <table:table-cell office:value-type="string">
            <text:p>False</text:p>
          </table:table-cell>
          <table:table-cell table:number-columns-repeated="2"/>
          <table:table-cell office:value-type="string">
            <text:p>0 seconds</text:p>
          </table:table-cell>
          <table:table-cell table:number-columns-repeated="10"/>
          <table:table-cell office:value-type="string">
            <text:p>Dressing Gown,Handkerchief</text:p>
          </table:table-cell>
          <table:table-cell table:number-columns-repeated="1001"/>
        </table:table-row>
        <table:table-row table:style-name="ro1">
          <table:table-cell office:value-type="string">
            <text:p>Narrative Folder</text:p>
          </table:table-cell>
          <table:table-cell office:value-type="string">
            <text:p>NF32</text:p>
          </table:table-cell>
          <table:table-cell office:value-type="string">
            <text:p>A Second Interview with Colonel Arbuthnot</text:p>
          </table:table-cell>
          <table:table-cell/>
          <table:table-cell office:value-type="string">
            <text:p>Chapter 3.6</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2">
          <table:table-cell office:value-type="string">
            <text:p>Character</text:p>
          </table:table-cell>
          <table:table-cell office:value-type="string">
            <text:p>PER16</text:p>
          </table:table-cell>
          <table:table-cell office:value-type="string">
            <text:p>M. Bouc</text:p>
          </table:table-cell>
          <table:table-cell office:value-type="string">
            <text:p>A friend of Poirot’s who formerly worked for Belgian police, and is now Director of the company running the Orient Express.</text:p>
            <text:p/>
            <text:p>He prematurely seizes on circumstancial evidence, acting as a “Dr Watson” within the plot. His primary purpose is to have Poirot correct him and explain his thoughts to him.</text:p>
          </table:table-cell>
          <table:table-cell/>
          <table:table-cell office:value-type="string">
            <text:p>Murder Night</text:p>
          </table:table-cell>
          <table:table-cell office:value-type="string">
            <text:p>Investigators</text:p>
          </table:table-cell>
          <table:table-cell/>
          <table:table-cell office:value-type="string">
            <text:p>False</text:p>
          </table:table-cell>
          <table:table-cell table:number-columns-repeated="2"/>
          <table:table-cell office:value-type="string">
            <text:p>0 seconds</text:p>
          </table:table-cell>
          <table:table-cell table:number-columns-repeated="22"/>
          <table:table-cell office:value-type="string">
            <text:p>Asks Poirot to solve the case out of concern for company liabilities.</text:p>
          </table:table-cell>
          <table:table-cell office:value-type="string">
            <text:p>h3VXL3oukHXjehhlTM8Xn</text:p>
          </table:table-cell>
          <table:table-cell office:value-type="string">
            <text:p>Belgian</text:p>
          </table:table-cell>
          <table:table-cell table:number-columns-repeated="2"/>
          <table:table-cell office:value-type="string">
            <text:p>Racist, distrusts italians</text:p>
            <text:p>Prematurely seizes on circumstancial evidence, acts in a “Doctor Watson” role that allows Poirot to talk to the reader by correcting him.</text:p>
          </table:table-cell>
          <table:table-cell table:number-columns-repeated="984"/>
        </table:table-row>
        <table:table-row table:style-name="ro1">
          <table:table-cell office:value-type="string">
            <text:p>Event</text:p>
          </table:table-cell>
          <table:table-cell office:value-type="string">
            <text:p>EV55</text:p>
          </table:table-cell>
          <table:table-cell office:value-type="string">
            <text:p>Poirot interviews the Valet</text:p>
          </table:table-cell>
          <table:table-cell/>
          <table:table-cell office:value-type="string">
            <text:p>Scene 2.3.1</text:p>
          </table:table-cell>
          <table:table-cell office:value-type="string">
            <text:p>Suspect Interviews</text:p>
          </table:table-cell>
          <table:table-cell office:value-type="string">
            <text:p>PIPA</text:p>
          </table:table-cell>
          <table:table-cell/>
          <table:table-cell office:value-type="string">
            <text:p>False</text:p>
          </table:table-cell>
          <table:table-cell office:value-type="string">
            <text:p>1933-02-07 13:20:00</text:p>
          </table:table-cell>
          <table:table-cell/>
          <table:table-cell office:value-type="string">
            <text:p>10 minutes</text:p>
          </table:table-cell>
          <table:table-cell/>
          <table:table-cell office:value-type="string">
            <text:p>1933-02-07 13:30:00</text:p>
          </table:table-cell>
          <table:table-cell table:number-columns-repeated="3"/>
          <table:table-cell office:value-type="string">
            <text:p>Poirot,Valet</text:p>
          </table:table-cell>
          <table:table-cell table:number-columns-repeated="1006"/>
        </table:table-row>
        <table:table-row table:style-name="ro1">
          <table:table-cell office:value-type="string">
            <text:p>Character</text:p>
          </table:table-cell>
          <table:table-cell office:value-type="string">
            <text:p>PER18</text:p>
          </table:table-cell>
          <table:table-cell office:value-type="string">
            <text:p>Daisy Armstrong</text:p>
          </table:table-cell>
          <table:table-cell table:number-columns-repeated="2"/>
          <table:table-cell office:value-type="string">
            <text:p>Decoy Theory</text:p>
          </table:table-cell>
          <table:table-cell office:value-type="string">
            <text:p>Armstrong Family (Off-stage)</text:p>
          </table:table-cell>
          <table:table-cell/>
          <table:table-cell office:value-type="string">
            <text:p>False</text:p>
          </table:table-cell>
          <table:table-cell table:number-columns-repeated="2"/>
          <table:table-cell office:value-type="string">
            <text:p>0 seconds</text:p>
          </table:table-cell>
          <table:table-cell table:number-columns-repeated="8"/>
          <table:table-cell office:value-type="string">
            <text:p>CCMD</text:p>
          </table:table-cell>
          <table:table-cell table:number-columns-repeated="7"/>
          <table:table-cell office:value-type="string">
            <text:p>Sonia Armstrong,Colonel Armstrong</text:p>
          </table:table-cell>
          <table:table-cell table:number-columns-repeated="995"/>
        </table:table-row>
        <table:table-row table:style-name="ro1">
          <table:table-cell office:value-type="string">
            <text:p>Event</text:p>
          </table:table-cell>
          <table:table-cell office:value-type="string">
            <text:p>EV138</text:p>
          </table:table-cell>
          <table:table-cell office:value-type="string">
            <text:p>The Countess claims her husband smokes cigarettes and cigars, but not a pipe</text:p>
          </table:table-cell>
          <table:table-cell/>
          <table:table-cell office:value-type="string">
            <text:p>Scene 2.7.4</text:p>
          </table:table-cell>
          <table:table-cell office:value-type="string">
            <text:p>Suspect Interviews</text:p>
          </table:table-cell>
          <table:table-cell office:value-type="string">
            <text:p>PICA</text:p>
          </table:table-cell>
          <table:table-cell/>
          <table:table-cell office:value-type="string">
            <text:p>False</text:p>
          </table:table-cell>
          <table:table-cell table:number-columns-repeated="2"/>
          <table:table-cell office:value-type="string">
            <text:p>0 seconds</text:p>
          </table:table-cell>
          <table:table-cell table:number-columns-repeated="10"/>
          <table:table-cell office:value-type="string">
            <text:p>Pipe</text:p>
          </table:table-cell>
          <table:table-cell table:number-columns-repeated="1001"/>
        </table:table-row>
        <table:table-row table:style-name="ro1">
          <table:table-cell office:value-type="string">
            <text:p>Narrative Folder</text:p>
          </table:table-cell>
          <table:table-cell office:value-type="string">
            <text:p>NF6</text:p>
          </table:table-cell>
          <table:table-cell office:value-type="string">
            <text:p>Poirot Refuses a Case</text:p>
          </table:table-cell>
          <table:table-cell/>
          <table:table-cell office:value-type="string">
            <text:p>Chapter 1.3</text:p>
          </table:table-cell>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3">
          <table:table-cell office:value-type="string">
            <text:p>Event</text:p>
          </table:table-cell>
          <table:table-cell office:value-type="string">
            <text:p>EV60</text:p>
          </table:table-cell>
          <table:table-cell office:value-type="string">
            <text:p>Poirot examines the dead man's body and compartment</text:p>
          </table:table-cell>
          <table:table-cell office:value-type="string">
            <text:p>12 stab wounds to the body</text:p>
            <text:p>Ratchett was already dead for some time before some of the stabs</text:p>
            <text:p>Some left handed, some right handed</text:p>
            <text:p>Some weak, some strong</text:p>
            <text:p/>
          </table:table-cell>
          <table:table-cell office:value-type="string">
            <text:p>Scene 1.7.1</text:p>
          </table:table-cell>
          <table:table-cell office:value-type="string">
            <text:p>Evidence search</text:p>
          </table:table-cell>
          <table:table-cell table:number-columns-repeated="2"/>
          <table:table-cell office:value-type="string">
            <text:p>False</text:p>
          </table:table-cell>
          <table:table-cell office:value-type="string">
            <text:p>1933-02-07 11:30:00</text:p>
          </table:table-cell>
          <table:table-cell/>
          <table:table-cell office:value-type="string">
            <text:p>30 minutes</text:p>
          </table:table-cell>
          <table:table-cell/>
          <table:table-cell office:value-type="string">
            <text:p>1933-02-07 12:00:00</text:p>
          </table:table-cell>
          <table:table-cell table:number-columns-repeated="3"/>
          <table:table-cell office:value-type="string">
            <text:p>Poirot,Coroner</text:p>
          </table:table-cell>
          <table:table-cell table:number-columns-repeated="1006"/>
        </table:table-row>
        <table:table-row table:style-name="ro2">
          <table:table-cell office:value-type="string">
            <text:p>Character</text:p>
          </table:table-cell>
          <table:table-cell office:value-type="string">
            <text:p>PER7</text:p>
          </table:table-cell>
          <table:table-cell office:value-type="string">
            <text:p>Mr Ratchett</text:p>
          </table:table-cell>
          <table:table-cell office:value-type="string">
            <text:p>Real name Cassetti, kidnapped and murdered Daisy Armstrong.</text:p>
          </table:table-cell>
          <table:table-cell/>
          <table:table-cell office:value-type="string">
            <text:p>Decoy Theory</text:p>
          </table:table-cell>
          <table:table-cell office:value-type="string">
            <text:p>Victim</text:p>
          </table:table-cell>
          <table:table-cell office:value-type="string">
            <text:p>MR</text:p>
          </table:table-cell>
          <table:table-cell office:value-type="string">
            <text:p>False</text:p>
          </table:table-cell>
          <table:table-cell office:value-type="string">
            <text:p>1868-02-20</text:p>
          </table:table-cell>
          <table:table-cell/>
          <table:table-cell office:value-type="string">
            <text:p>23728 days</text:p>
          </table:table-cell>
          <table:table-cell/>
          <table:table-cell office:value-type="string">
            <text:p>1933-02-07</text:p>
          </table:table-cell>
          <table:table-cell table:number-columns-repeated="6"/>
          <table:table-cell office:value-type="string">
            <text:p>CCMD</text:p>
          </table:table-cell>
          <table:table-cell table:number-columns-repeated="13"/>
          <table:table-cell office:value-type="string">
            <text:p>Hiding his true identity, the American Cassetti, who escaped conviction for the murder of Daisy Armstrong.</text:p>
            <text:p/>
            <text:p>Appeals to Poirot to investigate a possible attempt on his life, which Poriot declines.</text:p>
          </table:table-cell>
          <table:table-cell office:value-type="string">
            <text:p>h3VXL3oukHXjehhlTM8Xn</text:p>
          </table:table-cell>
          <table:table-cell office:value-type="string">
            <text:p>American</text:p>
          </table:table-cell>
          <table:table-cell table:number-columns-repeated="2"/>
          <table:table-cell office:value-type="string">
            <text:p>Older man in his 60s, gives off a sinister impression to Poirot.</text:p>
          </table:table-cell>
          <table:table-cell office:value-type="string">
            <text:p>Cassetti</text:p>
          </table:table-cell>
          <table:table-cell table:number-columns-repeated="983"/>
        </table:table-row>
        <table:table-row table:style-name="ro1">
          <table:table-cell office:value-type="string">
            <text:p>Event</text:p>
          </table:table-cell>
          <table:table-cell office:value-type="string">
            <text:p>EV103</text:p>
          </table:table-cell>
          <table:table-cell office:value-type="string">
            <text:p>At Belgrade, Poirot is moved to a first class carriage, directly next to Ratchett and near to Mrs Hubbard. He overhears MacQueen and Arbuthnot planning further discussion in MacQueen’s carriage</text:p>
          </table:table-cell>
          <table:table-cell/>
          <table:table-cell office:value-type="string">
            <text:p>Scene 1.4.1</text:p>
          </table:table-cell>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5"/>
          <table:table-cell office:value-type="string">
            <text:p>Poirot</text:p>
          </table:table-cell>
          <table:table-cell table:number-columns-repeated="1006"/>
        </table:table-row>
        <table:table-row table:style-name="ro1">
          <table:table-cell office:value-type="string">
            <text:p>Event</text:p>
          </table:table-cell>
          <table:table-cell office:value-type="string">
            <text:p>EV119</text:p>
          </table:table-cell>
          <table:table-cell office:value-type="string">
            <text:p>Ratchett asks for his bed to be made while he was at dinner so he can retire early.</text:p>
          </table:table-cell>
          <table:table-cell/>
          <table:table-cell office:value-type="string">
            <text:p>Scene 2.1.2</text:p>
          </table:table-cell>
          <table:table-cell office:value-type="string">
            <text:p>Murder Night</text:p>
          </table:table-cell>
          <table:table-cell table:number-columns-repeated="2"/>
          <table:table-cell office:value-type="string">
            <text:p>False</text:p>
          </table:table-cell>
          <table:table-cell office:value-type="string">
            <text:p>1933-02-06 21:00:00</text:p>
          </table:table-cell>
          <table:table-cell/>
          <table:table-cell office:value-type="string">
            <text:p>0 seconds</text:p>
          </table:table-cell>
          <table:table-cell/>
          <table:table-cell office:value-type="string">
            <text:p>1933-02-06 21:00:00</text:p>
          </table:table-cell>
          <table:table-cell table:number-columns-repeated="3"/>
          <table:table-cell office:value-type="string">
            <text:p>Ratchett,Conductor</text:p>
          </table:table-cell>
          <table:table-cell office:value-type="string">
            <text:p>MacQueen</text:p>
          </table:table-cell>
          <table:table-cell table:number-columns-repeated="1005"/>
        </table:table-row>
        <table:table-row table:style-name="ro1">
          <table:table-cell office:value-type="string">
            <text:p>Narrative Folder</text:p>
          </table:table-cell>
          <table:table-cell office:value-type="string">
            <text:p>NF7</text:p>
          </table:table-cell>
          <table:table-cell office:value-type="string">
            <text:p>A Cry in the Night</text:p>
          </table:table-cell>
          <table:table-cell/>
          <table:table-cell office:value-type="string">
            <text:p>Chapter 1.4</text:p>
          </table:table-cell>
          <table:table-cell office:value-type="string">
            <text:p>Murder Night</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Character</text:p>
          </table:table-cell>
          <table:table-cell office:value-type="string">
            <text:p>PER20</text:p>
          </table:table-cell>
          <table:table-cell office:value-type="string">
            <text:p>Sonia Armstrong</text:p>
          </table:table-cell>
          <table:table-cell office:value-type="string">
            <text:p>Mother of murder victim Daisy Armstrong, she miscarried and died as a result of stress from the assault</text:p>
          </table:table-cell>
          <table:table-cell/>
          <table:table-cell office:value-type="string">
            <text:p>Decoy Theory</text:p>
          </table:table-cell>
          <table:table-cell office:value-type="string">
            <text:p>Armstrong Family (Off-stage)</text:p>
          </table:table-cell>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93</text:p>
          </table:table-cell>
          <table:table-cell office:value-type="string">
            <text:p>The Valet sleeps</text:p>
          </table:table-cell>
          <table:table-cell table:number-columns-repeated="2"/>
          <table:table-cell office:value-type="string">
            <text:p>Murder Night</text:p>
          </table:table-cell>
          <table:table-cell table:number-columns-repeated="2"/>
          <table:table-cell office:value-type="string">
            <text:p>False</text:p>
          </table:table-cell>
          <table:table-cell office:value-type="string">
            <text:p>1933-02-07 04:00:00</text:p>
          </table:table-cell>
          <table:table-cell/>
          <table:table-cell office:value-type="string">
            <text:p>4 hours</text:p>
          </table:table-cell>
          <table:table-cell/>
          <table:table-cell office:value-type="string">
            <text:p>1933-02-07 08:00:00</text:p>
          </table:table-cell>
          <table:table-cell table:number-columns-repeated="2"/>
          <table:table-cell office:value-type="string">
            <text:p>No Alibi</text:p>
          </table:table-cell>
          <table:table-cell table:number-columns-repeated="2" office:value-type="string">
            <text:p>Valet</text:p>
          </table:table-cell>
          <table:table-cell office:value-type="string">
            <text:p>Foscarelli</text:p>
          </table:table-cell>
          <table:table-cell table:number-columns-repeated="13"/>
          <table:table-cell office:value-type="string">
            <text:p>stkXv6lwGqSu7p9ElwS3z</text:p>
          </table:table-cell>
          <table:table-cell table:number-columns-repeated="990"/>
        </table:table-row>
        <table:table-row table:style-name="ro1">
          <table:table-cell office:value-type="string">
            <text:p>Testimony</text:p>
          </table:table-cell>
          <table:table-cell office:value-type="string">
            <text:p>STO10</text:p>
          </table:table-cell>
          <table:table-cell office:value-type="string">
            <text:p>Greta Ohlsson's Testimony</text:p>
          </table:table-cell>
          <table:table-cell table:number-columns-repeated="2"/>
          <table:table-cell office:value-type="string">
            <text:p>Lilac</text:p>
          </table:table-cell>
          <table:table-cell/>
          <table:table-cell office:value-type="string">
            <text:p>GO</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43</text:p>
          </table:table-cell>
          <table:table-cell office:value-type="string">
            <text:p>Hildegarde Schmidt reads aloud to Princess Dragonmiroff</text:p>
          </table:table-cell>
          <table:table-cell/>
          <table:table-cell office:value-type="string">
            <text:p>Scene 2.6.4</text:p>
          </table:table-cell>
          <table:table-cell office:value-type="string">
            <text:p>Murder Night</text:p>
          </table:table-cell>
          <table:table-cell table:number-columns-repeated="2"/>
          <table:table-cell office:value-type="string">
            <text:p>False</text:p>
          </table:table-cell>
          <table:table-cell office:value-type="string">
            <text:p>1933-02-07 00:46:00</text:p>
          </table:table-cell>
          <table:table-cell/>
          <table:table-cell office:value-type="string">
            <text:p>29 minutes</text:p>
          </table:table-cell>
          <table:table-cell/>
          <table:table-cell office:value-type="string">
            <text:p>1933-02-07 01:15:00</text:p>
          </table:table-cell>
          <table:table-cell table:number-columns-repeated="2"/>
          <table:table-cell office:value-type="string">
            <text:p>Alibi</text:p>
          </table:table-cell>
          <table:table-cell table:number-columns-repeated="2" office:value-type="string">
            <text:p>Princess,Hildegarde</text:p>
          </table:table-cell>
          <table:table-cell table:number-columns-repeated="14"/>
          <table:table-cell office:value-type="string">
            <text:p>LrVPiW1O3XIxw6ozpnk0l</text:p>
          </table:table-cell>
          <table:table-cell table:number-columns-repeated="990"/>
        </table:table-row>
        <table:table-row table:style-name="ro1">
          <table:table-cell office:value-type="string">
            <text:p>Event</text:p>
          </table:table-cell>
          <table:table-cell office:value-type="string">
            <text:p>EV94</text:p>
          </table:table-cell>
          <table:table-cell office:value-type="string">
            <text:p>Taurus Express Train departs Aleppo, Syria headed for Stamboul</text:p>
          </table:table-cell>
          <table:table-cell table:number-columns-repeated="2"/>
          <table:table-cell office:value-type="string">
            <text:p>Train Movements</text:p>
          </table:table-cell>
          <table:table-cell table:number-columns-repeated="2"/>
          <table:table-cell office:value-type="string">
            <text:p>False</text:p>
          </table:table-cell>
          <table:table-cell office:value-type="string">
            <text:p>1933-02-06 05:00:00</text:p>
          </table:table-cell>
          <table:table-cell/>
          <table:table-cell office:value-type="string">
            <text:p>0 seconds</text:p>
          </table:table-cell>
          <table:table-cell/>
          <table:table-cell office:value-type="string">
            <text:p>1933-02-06 05:00:00</text:p>
          </table:table-cell>
          <table:table-cell table:number-columns-repeated="16"/>
          <table:table-cell office:value-type="string">
            <text:p>Global</text:p>
          </table:table-cell>
          <table:table-cell table:number-columns-repeated="2"/>
          <table:table-cell office:value-type="string">
            <text:p>vzLAc96OQlofQPVgRx8r3</text:p>
          </table:table-cell>
          <table:table-cell table:number-columns-repeated="990"/>
        </table:table-row>
        <table:table-row table:style-name="ro1">
          <table:table-cell office:value-type="string">
            <text:p>Event</text:p>
          </table:table-cell>
          <table:table-cell office:value-type="string">
            <text:p>EV82</text:p>
          </table:table-cell>
          <table:table-cell office:value-type="string">
            <text:p>Poirot interviews Antonio Foscarelli</text:p>
          </table:table-cell>
          <table:table-cell/>
          <table:table-cell office:value-type="string">
            <text:p>Scene 2.10.1</text:p>
          </table:table-cell>
          <table:table-cell office:value-type="string">
            <text:p>Suspect Interviews</text:p>
          </table:table-cell>
          <table:table-cell office:value-type="string">
            <text:p>PIPA</text:p>
          </table:table-cell>
          <table:table-cell/>
          <table:table-cell office:value-type="string">
            <text:p>False</text:p>
          </table:table-cell>
          <table:table-cell office:value-type="string">
            <text:p>1933-02-07 14:40:00</text:p>
          </table:table-cell>
          <table:table-cell/>
          <table:table-cell office:value-type="string">
            <text:p>10 minutes</text:p>
          </table:table-cell>
          <table:table-cell/>
          <table:table-cell office:value-type="string">
            <text:p>1933-02-07 14:50:00</text:p>
          </table:table-cell>
          <table:table-cell table:number-columns-repeated="3"/>
          <table:table-cell office:value-type="string">
            <text:p>Poirot,Foscarelli</text:p>
          </table:table-cell>
          <table:table-cell table:number-columns-repeated="1006"/>
        </table:table-row>
        <table:table-row table:style-name="ro1">
          <table:table-cell office:value-type="string">
            <text:p>Event</text:p>
          </table:table-cell>
          <table:table-cell office:value-type="string">
            <text:p>EV4</text:p>
          </table:table-cell>
          <table:table-cell office:value-type="string">
            <text:p>Princess Dragonmiroff sleeps</text:p>
          </table:table-cell>
          <table:table-cell table:number-columns-repeated="2"/>
          <table:table-cell office:value-type="string">
            <text:p>Murder Night</text:p>
          </table:table-cell>
          <table:table-cell table:number-columns-repeated="2"/>
          <table:table-cell office:value-type="string">
            <text:p>False</text:p>
          </table:table-cell>
          <table:table-cell office:value-type="string">
            <text:p>1933-02-07 01:15:00</text:p>
          </table:table-cell>
          <table:table-cell/>
          <table:table-cell office:value-type="string">
            <text:p>405 minutes</text:p>
          </table:table-cell>
          <table:table-cell/>
          <table:table-cell office:value-type="string">
            <text:p>1933-02-07 08:00:00</text:p>
          </table:table-cell>
          <table:table-cell table:number-columns-repeated="2"/>
          <table:table-cell office:value-type="string">
            <text:p>No Alibi</text:p>
          </table:table-cell>
          <table:table-cell table:number-columns-repeated="2" office:value-type="string">
            <text:p>Princess</text:p>
          </table:table-cell>
          <table:table-cell table:number-columns-repeated="14"/>
          <table:table-cell office:value-type="string">
            <text:p>stkXv6lwGqSu7p9ElwS3z</text:p>
          </table:table-cell>
          <table:table-cell table:number-columns-repeated="990"/>
        </table:table-row>
        <table:table-row table:style-name="ro1">
          <table:table-cell office:value-type="string">
            <text:p>Narrative Folder</text:p>
          </table:table-cell>
          <table:table-cell office:value-type="string">
            <text:p>NF21</text:p>
          </table:table-cell>
          <table:table-cell office:value-type="string">
            <text:p>The Evidence of the Italian</text:p>
          </table:table-cell>
          <table:table-cell/>
          <table:table-cell office:value-type="string">
            <text:p>Chapter 2.10</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23</text:p>
          </table:table-cell>
          <table:table-cell office:value-type="string">
            <text:p>The Conductor recounts bringing mineral water to Poirot</text:p>
          </table:table-cell>
          <table:table-cell/>
          <table:table-cell office:value-type="string">
            <text:p>Scene 2.1.9</text:p>
          </table:table-cell>
          <table:table-cell office:value-type="string">
            <text:p>Suspect Interviews</text:p>
          </table:table-cell>
          <table:table-cell office:value-type="string">
            <text:p>PICW</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Conductor</text:p>
          </table:table-cell>
          <table:table-cell table:number-columns-repeated="1006"/>
        </table:table-row>
        <table:table-row table:style-name="ro1">
          <table:table-cell office:value-type="string">
            <text:p>Narrative Folder</text:p>
          </table:table-cell>
          <table:table-cell office:value-type="string">
            <text:p>NF15</text:p>
          </table:table-cell>
          <table:table-cell office:value-type="string">
            <text:p>The Evidence of the American Lady</text:p>
          </table:table-cell>
          <table:table-cell/>
          <table:table-cell office:value-type="string">
            <text:p>Chapter 2.4</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Narrative Folder</text:p>
          </table:table-cell>
          <table:table-cell office:value-type="string">
            <text:p>NF23</text:p>
          </table:table-cell>
          <table:table-cell office:value-type="string">
            <text:p>The Evidence of the German Lady’s-Maid</text:p>
          </table:table-cell>
          <table:table-cell/>
          <table:table-cell office:value-type="string">
            <text:p>Chapter 2.12</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Testimony</text:p>
          </table:table-cell>
          <table:table-cell office:value-type="string">
            <text:p>STO5</text:p>
          </table:table-cell>
          <table:table-cell office:value-type="string">
            <text:p>Colonel Arbuthnot's Testimony</text:p>
          </table:table-cell>
          <table:table-cell table:number-columns-repeated="2"/>
          <table:table-cell office:value-type="string">
            <text:p>Teal</text:p>
          </table:table-cell>
          <table:table-cell/>
          <table:table-cell office:value-type="string">
            <text:p>CA</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Narrative Folder</text:p>
          </table:table-cell>
          <table:table-cell office:value-type="string">
            <text:p>NF30</text:p>
          </table:table-cell>
          <table:table-cell office:value-type="string">
            <text:p>The Grease Spot on a Hungarian Passport</text:p>
          </table:table-cell>
          <table:table-cell/>
          <table:table-cell office:value-type="string">
            <text:p>Chapter 3.4</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75</text:p>
          </table:table-cell>
          <table:table-cell office:value-type="string">
            <text:p>Orient Express train departs from Belgrade</text:p>
          </table:table-cell>
          <table:table-cell table:number-columns-repeated="2"/>
          <table:table-cell office:value-type="string">
            <text:p>Train Movements</text:p>
          </table:table-cell>
          <table:table-cell table:number-columns-repeated="2"/>
          <table:table-cell office:value-type="string">
            <text:p>False</text:p>
          </table:table-cell>
          <table:table-cell office:value-type="string">
            <text:p>1933-02-06 21:15:00</text:p>
          </table:table-cell>
          <table:table-cell/>
          <table:table-cell office:value-type="string">
            <text:p>0 seconds</text:p>
          </table:table-cell>
          <table:table-cell/>
          <table:table-cell office:value-type="string">
            <text:p>1933-02-06 21:15:00</text:p>
          </table:table-cell>
          <table:table-cell table:number-columns-repeated="2"/>
          <table:table-cell office:value-type="string">
            <text:p>Train Movement</text:p>
          </table:table-cell>
          <table:table-cell table:number-columns-repeated="13"/>
          <table:table-cell office:value-type="string">
            <text:p>Global</text:p>
          </table:table-cell>
          <table:table-cell table:number-columns-repeated="2"/>
          <table:table-cell office:value-type="string">
            <text:p>vzLAc96OQlofQPVgRx8r3</text:p>
          </table:table-cell>
          <table:table-cell table:number-columns-repeated="990"/>
        </table:table-row>
        <table:table-row table:style-name="ro1">
          <table:table-cell office:value-type="string">
            <text:p>Event</text:p>
          </table:table-cell>
          <table:table-cell office:value-type="string">
            <text:p>EV57</text:p>
          </table:table-cell>
          <table:table-cell office:value-type="string">
            <text:p>Unknown murderer enters Mr. Ratchett’s apartment and stabs him</text:p>
          </table:table-cell>
          <table:table-cell table:number-columns-repeated="2"/>
          <table:table-cell office:value-type="string">
            <text:p>Decoy Theory</text:p>
          </table:table-cell>
          <table:table-cell table:number-columns-repeated="2"/>
          <table:table-cell office:value-type="string">
            <text:p>False</text:p>
          </table:table-cell>
          <table:table-cell office:value-type="string">
            <text:p>1933-02-07 00:16:00</text:p>
          </table:table-cell>
          <table:table-cell/>
          <table:table-cell office:value-type="string">
            <text:p>0 seconds</text:p>
          </table:table-cell>
          <table:table-cell/>
          <table:table-cell office:value-type="string">
            <text:p>1933-02-07 00:16:00</text:p>
          </table:table-cell>
          <table:table-cell table:number-columns-repeated="3"/>
          <table:table-cell office:value-type="string">
            <text:p>Intruder,Ratchett</text:p>
          </table:table-cell>
          <table:table-cell/>
          <table:table-cell office:value-type="string">
            <text:p>Ratchett</text:p>
          </table:table-cell>
          <table:table-cell table:number-columns-repeated="3"/>
          <table:table-cell office:value-type="string">
            <text:p>Poirot’s Decoy Theory</text:p>
          </table:table-cell>
          <table:table-cell table:number-columns-repeated="9"/>
          <table:table-cell office:value-type="string">
            <text:p>yTWvDcSu3KCcYl3HxUOp3</text:p>
          </table:table-cell>
          <table:table-cell table:number-columns-repeated="990"/>
        </table:table-row>
        <table:table-row table:style-name="ro1">
          <table:table-cell office:value-type="string">
            <text:p>Exposition</text:p>
          </table:table-cell>
          <table:table-cell office:value-type="string">
            <text:p>EXP15</text:p>
          </table:table-cell>
          <table:table-cell office:value-type="string">
            <text:p>Poirot suggests the original plan was likely to make it appear the killer had left the train, but the blizzard had prevented this.</text:p>
          </table:table-cell>
          <table:table-cell/>
          <table:table-cell office:value-type="string">
            <text:p>Scene 3.3.2</text:p>
          </table:table-cell>
          <table:table-cell office:value-type="string">
            <text:p>Poirot musings</text:p>
          </table:table-cell>
          <table:table-cell office:value-type="string">
            <text:p>PDCW</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M. Bouc,Coroner</text:p>
          </table:table-cell>
          <table:table-cell table:number-columns-repeated="4"/>
          <table:table-cell office:value-type="string">
            <text:p>No Footprints,Window,Imposter</text:p>
          </table:table-cell>
          <table:table-cell table:number-columns-repeated="1001"/>
        </table:table-row>
        <table:table-row table:style-name="ro1">
          <table:table-cell office:value-type="string">
            <text:p>Event</text:p>
          </table:table-cell>
          <table:table-cell office:value-type="string">
            <text:p>EV31</text:p>
          </table:table-cell>
          <table:table-cell office:value-type="string">
            <text:p>Mary Debenham sleeps</text:p>
          </table:table-cell>
          <table:table-cell table:number-columns-repeated="2"/>
          <table:table-cell office:value-type="string">
            <text:p>Murder Night</text:p>
          </table:table-cell>
          <table:table-cell table:number-columns-repeated="2"/>
          <table:table-cell office:value-type="string">
            <text:p>False</text:p>
          </table:table-cell>
          <table:table-cell office:value-type="string">
            <text:p>1933-02-07 05:10:00</text:p>
          </table:table-cell>
          <table:table-cell/>
          <table:table-cell office:value-type="string">
            <text:p>170 minutes</text:p>
          </table:table-cell>
          <table:table-cell/>
          <table:table-cell office:value-type="string">
            <text:p>1933-02-07 08:00:00</text:p>
          </table:table-cell>
          <table:table-cell table:number-columns-repeated="2"/>
          <table:table-cell office:value-type="string">
            <text:p>No Alibi</text:p>
          </table:table-cell>
          <table:table-cell table:number-columns-repeated="2" office:value-type="string">
            <text:p>Mary</text:p>
          </table:table-cell>
          <table:table-cell office:value-type="string">
            <text:p>Greta</text:p>
          </table:table-cell>
          <table:table-cell table:number-columns-repeated="13"/>
          <table:table-cell office:value-type="string">
            <text:p>LrVPiW1O3XIxw6ozpnk0l</text:p>
          </table:table-cell>
          <table:table-cell table:number-columns-repeated="990"/>
        </table:table-row>
        <table:table-row table:style-name="ro1">
          <table:table-cell office:value-type="string">
            <text:p>Event</text:p>
          </table:table-cell>
          <table:table-cell office:value-type="string">
            <text:p>EV191</text:p>
          </table:table-cell>
          <table:table-cell office:value-type="string">
            <text:p>Poirot calls for Greta Ohlsson, and she admits she was Daisy Armstrong’s nurse.</text:p>
          </table:table-cell>
          <table:table-cell/>
          <table:table-cell office:value-type="string">
            <text:p>Scene 3.8.2</text:p>
          </table:table-cell>
          <table:table-cell office:value-type="string">
            <text:p>Suspect Interviews</text:p>
          </table:table-cell>
          <table:table-cell table:number-columns-repeated="2"/>
          <table:table-cell office:value-type="string">
            <text:p>False</text:p>
          </table:table-cell>
          <table:table-cell office:value-type="string">
            <text:p>1933-02-07 19:30:00</text:p>
          </table:table-cell>
          <table:table-cell/>
          <table:table-cell office:value-type="string">
            <text:p>0 seconds</text:p>
          </table:table-cell>
          <table:table-cell/>
          <table:table-cell office:value-type="string">
            <text:p>1933-02-07 19:30:00</text:p>
          </table:table-cell>
          <table:table-cell table:number-columns-repeated="3"/>
          <table:table-cell office:value-type="string">
            <text:p>Poirot,Greta</text:p>
          </table:table-cell>
          <table:table-cell/>
          <table:table-cell office:value-type="string">
            <text:p>M. Bouc,Coroner</text:p>
          </table:table-cell>
          <table:table-cell table:number-columns-repeated="2"/>
          <table:table-cell office:value-type="string">
            <text:p>Cassetti</text:p>
          </table:table-cell>
          <table:table-cell table:number-columns-repeated="1001"/>
        </table:table-row>
        <table:table-row table:style-name="ro1">
          <table:table-cell office:value-type="string">
            <text:p>Event</text:p>
          </table:table-cell>
          <table:table-cell office:value-type="string">
            <text:p>EV17</text:p>
          </table:table-cell>
          <table:table-cell office:value-type="string">
            <text:p>Mary Debenham wakes and sees a women in a dressing gown in the corridor</text:p>
          </table:table-cell>
          <table:table-cell/>
          <table:table-cell office:value-type="string">
            <text:p>Scene 2.11.4</text:p>
          </table:table-cell>
          <table:table-cell office:value-type="string">
            <text:p>Murder Night</text:p>
          </table:table-cell>
          <table:table-cell table:number-columns-repeated="2"/>
          <table:table-cell office:value-type="string">
            <text:p>False</text:p>
          </table:table-cell>
          <table:table-cell office:value-type="string">
            <text:p>1933-02-07 04:59:00</text:p>
          </table:table-cell>
          <table:table-cell/>
          <table:table-cell office:value-type="string">
            <text:p>0 seconds</text:p>
          </table:table-cell>
          <table:table-cell/>
          <table:table-cell office:value-type="string">
            <text:p>1933-02-07 04:59:00</text:p>
          </table:table-cell>
          <table:table-cell table:number-columns-repeated="2"/>
          <table:table-cell office:value-type="string">
            <text:p>No Alibi,Clue,Imposter in Kimono</text:p>
          </table:table-cell>
          <table:table-cell table:number-columns-repeated="2" office:value-type="string">
            <text:p>Mary</text:p>
          </table:table-cell>
          <table:table-cell table:number-columns-repeated="3"/>
          <table:table-cell office:value-type="string">
            <text:p>Dressing Gown</text:p>
          </table:table-cell>
          <table:table-cell table:number-columns-repeated="10"/>
          <table:table-cell office:value-type="string">
            <text:p>stkXv6lwGqSu7p9ElwS3z</text:p>
          </table:table-cell>
          <table:table-cell table:number-columns-repeated="990"/>
        </table:table-row>
        <table:table-row table:style-name="ro1">
          <table:table-cell office:value-type="string">
            <text:p>Event</text:p>
          </table:table-cell>
          <table:table-cell office:value-type="string">
            <text:p>EV201</text:p>
          </table:table-cell>
          <table:table-cell office:value-type="string">
            <text:p>Poirot concludes the threatening letters, unknown assailant, conductor’s uniform and red dressing gown were all decoys designed to confuse the investigation.</text:p>
          </table:table-cell>
          <table:table-cell/>
          <table:table-cell office:value-type="string">
            <text:p>Scene 3.9.7</text:p>
          </table:table-cell>
          <table:table-cell office:value-type="string">
            <text:p>Poirot musings</text:p>
          </table:table-cell>
          <table:table-cell office:value-type="string">
            <text:p>IFAP</text:p>
          </table:table-cell>
          <table:table-cell/>
          <table:table-cell office:value-type="string">
            <text:p>False</text:p>
          </table:table-cell>
          <table:table-cell office:value-type="string">
            <text:p>1933-02-07 20:15:00</text:p>
          </table:table-cell>
          <table:table-cell/>
          <table:table-cell office:value-type="string">
            <text:p>3 minutes</text:p>
          </table:table-cell>
          <table:table-cell/>
          <table:table-cell office:value-type="string">
            <text:p>1933-02-07 20:18:00</text:p>
          </table:table-cell>
          <table:table-cell table:number-columns-repeated="3"/>
          <table:table-cell office:value-type="string">
            <text:p>Poirot</text:p>
          </table:table-cell>
          <table:table-cell/>
          <table:table-cell office:value-type="string">
            <text:p>Foscarelli,Arbuthnot,Count,Countess,Hardman,Coroner,Greta,MacQueen,Hildegarde,M. Bouc,Mary,Hubbard,Princess,Conductor,Valet</text:p>
          </table:table-cell>
          <table:table-cell table:number-columns-repeated="2"/>
          <table:table-cell office:value-type="string">
            <text:p>Threats,Intruder,Imposter,Dressing Gown</text:p>
          </table:table-cell>
          <table:table-cell table:number-columns-repeated="1001"/>
        </table:table-row>
        <table:table-row table:style-name="ro1">
          <table:table-cell office:value-type="string">
            <text:p>Exposition</text:p>
          </table:table-cell>
          <table:table-cell office:value-type="string">
            <text:p>EXP10</text:p>
          </table:table-cell>
          <table:table-cell office:value-type="string">
            <text:p>Dr Constantine suggests there may be multiple murderers acting independently, based on the evidence of the wounds</text:p>
          </table:table-cell>
          <table:table-cell/>
          <table:table-cell office:value-type="string">
            <text:p>Scene 3.2.6</text:p>
          </table:table-cell>
          <table:table-cell office:value-type="string">
            <text:p>Poirot musings</text:p>
          </table:table-cell>
          <table:table-cell office:value-type="string">
            <text:p>PLMU</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Coroner,M. Bouc</text:p>
          </table:table-cell>
          <table:table-cell table:number-columns-repeated="1006"/>
        </table:table-row>
        <table:table-row table:style-name="ro1">
          <table:table-cell office:value-type="string">
            <text:p>Narrative Folder</text:p>
          </table:table-cell>
          <table:table-cell office:value-type="string">
            <text:p>NF4</text:p>
          </table:table-cell>
          <table:table-cell office:value-type="string">
            <text:p>An Important Passenger on the Taurus Express</text:p>
          </table:table-cell>
          <table:table-cell/>
          <table:table-cell office:value-type="string">
            <text:p>Chapter 1.1</text:p>
          </table:table-cell>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87</text:p>
          </table:table-cell>
          <table:table-cell office:value-type="string">
            <text:p>MacQueen sleeps</text:p>
          </table:table-cell>
          <table:table-cell table:number-columns-repeated="2"/>
          <table:table-cell office:value-type="string">
            <text:p>Murder Night</text:p>
          </table:table-cell>
          <table:table-cell table:number-columns-repeated="2"/>
          <table:table-cell office:value-type="string">
            <text:p>False</text:p>
          </table:table-cell>
          <table:table-cell office:value-type="string">
            <text:p>1933-02-07 01:45:00</text:p>
          </table:table-cell>
          <table:table-cell/>
          <table:table-cell office:value-type="string">
            <text:p>6 hours</text:p>
          </table:table-cell>
          <table:table-cell/>
          <table:table-cell office:value-type="string">
            <text:p>1933-02-07 07:45:00</text:p>
          </table:table-cell>
          <table:table-cell table:number-columns-repeated="2"/>
          <table:table-cell office:value-type="string">
            <text:p>No Alibi</text:p>
          </table:table-cell>
          <table:table-cell table:number-columns-repeated="2" office:value-type="string">
            <text:p>MacQueen</text:p>
          </table:table-cell>
          <table:table-cell table:number-columns-repeated="14"/>
          <table:table-cell office:value-type="string">
            <text:p>stkXv6lwGqSu7p9ElwS3z</text:p>
          </table:table-cell>
          <table:table-cell table:number-columns-repeated="990"/>
        </table:table-row>
        <table:table-row table:style-name="ro1">
          <table:table-cell office:value-type="string">
            <text:p>Event</text:p>
          </table:table-cell>
          <table:table-cell office:value-type="string">
            <text:p>EV58</text:p>
          </table:table-cell>
          <table:table-cell office:value-type="string">
            <text:p><text:s/>Train leaves Vincovci (late)</text:p>
          </table:table-cell>
          <table:table-cell table:number-columns-repeated="2"/>
          <table:table-cell office:value-type="string">
            <text:p>Train Movements</text:p>
          </table:table-cell>
          <table:table-cell table:number-columns-repeated="2"/>
          <table:table-cell office:value-type="string">
            <text:p>False</text:p>
          </table:table-cell>
          <table:table-cell office:value-type="string">
            <text:p>1933-02-07 00:10:00</text:p>
          </table:table-cell>
          <table:table-cell/>
          <table:table-cell office:value-type="string">
            <text:p>0 seconds</text:p>
          </table:table-cell>
          <table:table-cell/>
          <table:table-cell office:value-type="string">
            <text:p>1933-02-07 00:10:00</text:p>
          </table:table-cell>
          <table:table-cell table:number-columns-repeated="2"/>
          <table:table-cell office:value-type="string">
            <text:p>Train Movement</text:p>
          </table:table-cell>
          <table:table-cell table:number-columns-repeated="13"/>
          <table:table-cell office:value-type="string">
            <text:p>Global</text:p>
          </table:table-cell>
          <table:table-cell table:number-columns-repeated="2"/>
          <table:table-cell office:value-type="string">
            <text:p>vzLAc96OQlofQPVgRx8r3</text:p>
          </table:table-cell>
          <table:table-cell table:number-columns-repeated="990"/>
        </table:table-row>
        <table:table-row table:style-name="ro1">
          <table:table-cell office:value-type="string">
            <text:p>Event</text:p>
          </table:table-cell>
          <table:table-cell office:value-type="string">
            <text:p>EV59</text:p>
          </table:table-cell>
          <table:table-cell office:value-type="string">
            <text:p>After multiple passengers hear a groan, the Conductor answers Ratchett’s ringing bell, and Rachett replies in French to assure him he is okay.</text:p>
          </table:table-cell>
          <table:table-cell/>
          <table:table-cell office:value-type="string">
            <text:p>Scene 1.4.3</text:p>
          </table:table-cell>
          <table:table-cell office:value-type="string">
            <text:p>Murder Night</text:p>
          </table:table-cell>
          <table:table-cell table:number-columns-repeated="2"/>
          <table:table-cell office:value-type="string">
            <text:p>False</text:p>
          </table:table-cell>
          <table:table-cell office:value-type="string">
            <text:p>1933-02-07 00:37:00</text:p>
          </table:table-cell>
          <table:table-cell/>
          <table:table-cell office:value-type="string">
            <text:p>0 seconds</text:p>
          </table:table-cell>
          <table:table-cell/>
          <table:table-cell office:value-type="string">
            <text:p>1933-02-07 00:37:00</text:p>
          </table:table-cell>
          <table:table-cell table:number-columns-repeated="2"/>
          <table:table-cell office:value-type="string">
            <text:p>Clue</text:p>
          </table:table-cell>
          <table:table-cell table:number-columns-repeated="2" office:value-type="string">
            <text:p>Conductor</text:p>
          </table:table-cell>
          <table:table-cell office:value-type="string">
            <text:p>Poirot,Ratchett</text:p>
          </table:table-cell>
          <table:table-cell table:number-columns-repeated="2"/>
          <table:table-cell office:value-type="string">
            <text:p>Talks French</text:p>
          </table:table-cell>
          <table:table-cell table:number-columns-repeated="10"/>
          <table:table-cell office:value-type="string">
            <text:p>vzLAc96OQlofQPVgRx8r3</text:p>
          </table:table-cell>
          <table:table-cell table:number-columns-repeated="990"/>
        </table:table-row>
        <table:table-row table:style-name="ro1">
          <table:table-cell office:value-type="string">
            <text:p>Event</text:p>
          </table:table-cell>
          <table:table-cell office:value-type="string">
            <text:p>EV89</text:p>
          </table:table-cell>
          <table:table-cell office:value-type="string">
            <text:p>Hildegarde Schmidt sleeps</text:p>
          </table:table-cell>
          <table:table-cell table:number-columns-repeated="2"/>
          <table:table-cell office:value-type="string">
            <text:p>Murder Night</text:p>
          </table:table-cell>
          <table:table-cell table:number-columns-repeated="2"/>
          <table:table-cell office:value-type="string">
            <text:p>False</text:p>
          </table:table-cell>
          <table:table-cell office:value-type="string">
            <text:p>1933-02-06 22:00:00</text:p>
          </table:table-cell>
          <table:table-cell/>
          <table:table-cell office:value-type="string">
            <text:p>166 minutes</text:p>
          </table:table-cell>
          <table:table-cell/>
          <table:table-cell office:value-type="string">
            <text:p>1933-02-07 00:46:00</text:p>
          </table:table-cell>
          <table:table-cell table:number-columns-repeated="2"/>
          <table:table-cell office:value-type="string">
            <text:p>Alibi</text:p>
          </table:table-cell>
          <table:table-cell table:number-columns-repeated="2" office:value-type="string">
            <text:p>Hildegarde</text:p>
          </table:table-cell>
          <table:table-cell table:number-columns-repeated="14"/>
          <table:table-cell office:value-type="string">
            <text:p>stkXv6lwGqSu7p9ElwS3z</text:p>
          </table:table-cell>
          <table:table-cell table:number-columns-repeated="990"/>
        </table:table-row>
        <table:table-row table:style-name="ro1">
          <table:table-cell office:value-type="string">
            <text:p>Event</text:p>
          </table:table-cell>
          <table:table-cell office:value-type="string">
            <text:p>EV1</text:p>
          </table:table-cell>
          <table:table-cell office:value-type="string">
            <text:p>Antonio Foscarelli sleeps</text:p>
          </table:table-cell>
          <table:table-cell table:number-columns-repeated="2"/>
          <table:table-cell office:value-type="string">
            <text:p>Murder Night</text:p>
          </table:table-cell>
          <table:table-cell table:number-columns-repeated="2"/>
          <table:table-cell office:value-type="string">
            <text:p>False</text:p>
          </table:table-cell>
          <table:table-cell office:value-type="string">
            <text:p>1933-02-07 04:00:00</text:p>
          </table:table-cell>
          <table:table-cell/>
          <table:table-cell office:value-type="string">
            <text:p>4 hours</text:p>
          </table:table-cell>
          <table:table-cell/>
          <table:table-cell office:value-type="string">
            <text:p>1933-02-07 08:00:00</text:p>
          </table:table-cell>
          <table:table-cell table:number-columns-repeated="2"/>
          <table:table-cell office:value-type="string">
            <text:p>No Alibi</text:p>
          </table:table-cell>
          <table:table-cell table:number-columns-repeated="2" office:value-type="string">
            <text:p>Foscarelli</text:p>
          </table:table-cell>
          <table:table-cell office:value-type="string">
            <text:p>Valet</text:p>
          </table:table-cell>
          <table:table-cell table:number-columns-repeated="13"/>
          <table:table-cell office:value-type="string">
            <text:p>stkXv6lwGqSu7p9ElwS3z</text:p>
          </table:table-cell>
          <table:table-cell table:number-columns-repeated="990"/>
        </table:table-row>
        <table:table-row table:style-name="ro1">
          <table:table-cell office:value-type="string">
            <text:p>Event</text:p>
          </table:table-cell>
          <table:table-cell office:value-type="string">
            <text:p>EV203</text:p>
          </table:table-cell>
          <table:table-cell office:value-type="string">
            <text:p>Poirot concludes that Linda Arden, Daisy’s grandmother, was the mastermind behind her plan, at which point Mrs Hubbard announces herself as Linda.</text:p>
          </table:table-cell>
          <table:table-cell/>
          <table:table-cell office:value-type="string">
            <text:p>Scene 3.9.9</text:p>
          </table:table-cell>
          <table:table-cell office:value-type="string">
            <text:p>Poirot musings</text:p>
          </table:table-cell>
          <table:table-cell office:value-type="string">
            <text:p>IFAP</text:p>
          </table:table-cell>
          <table:table-cell/>
          <table:table-cell office:value-type="string">
            <text:p>False</text:p>
          </table:table-cell>
          <table:table-cell office:value-type="string">
            <text:p>1933-02-07 20:21:00</text:p>
          </table:table-cell>
          <table:table-cell/>
          <table:table-cell office:value-type="string">
            <text:p>3 minutes</text:p>
          </table:table-cell>
          <table:table-cell/>
          <table:table-cell office:value-type="string">
            <text:p>1933-02-07 20:24:00</text:p>
          </table:table-cell>
          <table:table-cell table:number-columns-repeated="3"/>
          <table:table-cell office:value-type="string">
            <text:p>Poirot</text:p>
          </table:table-cell>
          <table:table-cell/>
          <table:table-cell office:value-type="string">
            <text:p>Foscarelli,Arbuthnot,Count,Countess,Hardman,Coroner,Greta,MacQueen,Hildegarde,M. Bouc,Mary,Hubbard,Princess,Conductor,Valet</text:p>
          </table:table-cell>
          <table:table-cell table:number-columns-repeated="1004"/>
        </table:table-row>
        <table:table-row table:style-name="ro1">
          <table:table-cell office:value-type="string">
            <text:p>Event</text:p>
          </table:table-cell>
          <table:table-cell office:value-type="string">
            <text:p>EV8</text:p>
          </table:table-cell>
          <table:table-cell office:value-type="string">
            <text:p>Conductor makes the beds for The Valet and Antonio Foscarelli</text:p>
          </table:table-cell>
          <table:table-cell/>
          <table:table-cell office:value-type="string">
            <text:p>Scene 2.3.4</text:p>
          </table:table-cell>
          <table:table-cell office:value-type="string">
            <text:p>Murder Night</text:p>
          </table:table-cell>
          <table:table-cell table:number-columns-repeated="2"/>
          <table:table-cell office:value-type="string">
            <text:p>False</text:p>
          </table:table-cell>
          <table:table-cell office:value-type="string">
            <text:p>1933-02-06 22:30:00</text:p>
          </table:table-cell>
          <table:table-cell/>
          <table:table-cell office:value-type="string">
            <text:p>0 seconds</text:p>
          </table:table-cell>
          <table:table-cell/>
          <table:table-cell office:value-type="string">
            <text:p>1933-02-06 22:30:00</text:p>
          </table:table-cell>
          <table:table-cell table:number-columns-repeated="2"/>
          <table:table-cell office:value-type="string">
            <text:p>Alibi</text:p>
          </table:table-cell>
          <table:table-cell office:value-type="string">
            <text:p>Conductor,Foscarelli,Valet</text:p>
          </table:table-cell>
          <table:table-cell office:value-type="string">
            <text:p>Valet,Conductor,Foscarelli</text:p>
          </table:table-cell>
          <table:table-cell table:number-columns-repeated="14"/>
          <table:table-cell office:value-type="string">
            <text:p>LrVPiW1O3XIxw6ozpnk0l</text:p>
          </table:table-cell>
          <table:table-cell table:number-columns-repeated="990"/>
        </table:table-row>
        <table:table-row table:style-name="ro1">
          <table:table-cell office:value-type="string">
            <text:p>Murder Theory</text:p>
          </table:table-cell>
          <table:table-cell office:value-type="string">
            <text:p>TH1</text:p>
          </table:table-cell>
          <table:table-cell office:value-type="string">
            <text:p>Poirot’s Decoy Theory</text:p>
          </table:table-cell>
          <table:table-cell office:value-type="string">
            <text:p>Poirot proposes a decoy solution in which an unknown murderer enters the train, murders Mr Ratchett, and then flees the train prior to the discovery of the body.</text:p>
          </table:table-cell>
          <table:table-cell/>
          <table:table-cell office:value-type="string">
            <text:p>#b59dff</text:p>
          </table:table-cell>
          <table:table-cell/>
          <table:table-cell office:value-type="string">
            <text:p>DS</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Testimony</text:p>
          </table:table-cell>
          <table:table-cell office:value-type="string">
            <text:p>STO15</text:p>
          </table:table-cell>
          <table:table-cell office:value-type="string">
            <text:p>Countess Andrenyi's Testimony</text:p>
          </table:table-cell>
          <table:table-cell table:number-columns-repeated="2"/>
          <table:table-cell office:value-type="string">
            <text:p>Orange</text:p>
          </table:table-cell>
          <table:table-cell/>
          <table:table-cell office:value-type="string">
            <text:p>CA</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40</text:p>
          </table:table-cell>
          <table:table-cell office:value-type="string">
            <text:p>Arbuthnot volunteers that he smokes a pipe</text:p>
          </table:table-cell>
          <table:table-cell/>
          <table:table-cell office:value-type="string">
            <text:p>Scene 2.8.2</text:p>
          </table:table-cell>
          <table:table-cell office:value-type="string">
            <text:p>Suspect Interviews</text:p>
          </table:table-cell>
          <table:table-cell office:value-type="string">
            <text:p>PICA</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Arbuthnot,Poirot</text:p>
          </table:table-cell>
          <table:table-cell office:value-type="string">
            <text:p>MacQueen</text:p>
          </table:table-cell>
          <table:table-cell table:number-columns-repeated="3"/>
          <table:table-cell office:value-type="string">
            <text:p>Pipe</text:p>
          </table:table-cell>
          <table:table-cell table:number-columns-repeated="1001"/>
        </table:table-row>
        <table:table-row table:style-name="ro1">
          <table:table-cell office:value-type="string">
            <text:p>Exposition</text:p>
          </table:table-cell>
          <table:table-cell office:value-type="string">
            <text:p>EXP13</text:p>
          </table:table-cell>
          <table:table-cell office:value-type="string">
            <text:p>Poirot lists many unresolved questions</text:p>
          </table:table-cell>
          <table:table-cell/>
          <table:table-cell office:value-type="string">
            <text:p>Scene 3.2.1</text:p>
          </table:table-cell>
          <table:table-cell office:value-type="string">
            <text:p>Poirot musings</text:p>
          </table:table-cell>
          <table:table-cell office:value-type="string">
            <text:p>PDCW</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Coroner,M. Bouc</text:p>
          </table:table-cell>
          <table:table-cell table:number-columns-repeated="1006"/>
        </table:table-row>
        <table:table-row table:style-name="ro1">
          <table:table-cell office:value-type="string">
            <text:p>Narrative Folder</text:p>
          </table:table-cell>
          <table:table-cell office:value-type="string">
            <text:p>NF25</text:p>
          </table:table-cell>
          <table:table-cell office:value-type="string">
            <text:p>The Evidence of the Weapon</text:p>
          </table:table-cell>
          <table:table-cell/>
          <table:table-cell office:value-type="string">
            <text:p>Chapter 2.14</text:p>
          </table:table-cell>
          <table:table-cell office:value-type="string">
            <text:p>Evidence search</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35</text:p>
          </table:table-cell>
          <table:table-cell office:value-type="string">
            <text:p>Poirot interviews Greta Ohlsson</text:p>
          </table:table-cell>
          <table:table-cell/>
          <table:table-cell office:value-type="string">
            <text:p>Scene 2.12.2</text:p>
          </table:table-cell>
          <table:table-cell office:value-type="string">
            <text:p>Suspect Interviews</text:p>
          </table:table-cell>
          <table:table-cell office:value-type="string">
            <text:p>PIPA</text:p>
          </table:table-cell>
          <table:table-cell/>
          <table:table-cell office:value-type="string">
            <text:p>False</text:p>
          </table:table-cell>
          <table:table-cell office:value-type="string">
            <text:p>1933-02-07 13:40:00</text:p>
          </table:table-cell>
          <table:table-cell/>
          <table:table-cell office:value-type="string">
            <text:p>10 minutes</text:p>
          </table:table-cell>
          <table:table-cell/>
          <table:table-cell office:value-type="string">
            <text:p>1933-02-07 13:50:00</text:p>
          </table:table-cell>
          <table:table-cell table:number-columns-repeated="3"/>
          <table:table-cell office:value-type="string">
            <text:p>Poirot,Greta</text:p>
          </table:table-cell>
          <table:table-cell table:number-columns-repeated="1006"/>
        </table:table-row>
        <table:table-row table:style-name="ro4">
          <table:table-cell office:value-type="string">
            <text:p>Event</text:p>
          </table:table-cell>
          <table:table-cell office:value-type="string">
            <text:p>EV80</text:p>
          </table:table-cell>
          <table:table-cell office:value-type="string">
            <text:p>Poirot recognises the name, and instantly knows the true identity of Ratchett as an American named Cassetti.</text:p>
          </table:table-cell>
          <table:table-cell office:value-type="string">
            <text:p>A man responsible for the kidnap and murder of a little girl called Daisy Armstrong</text:p>
            <text:p/>
          </table:table-cell>
          <table:table-cell office:value-type="string">
            <text:p>Scene 1.7.8</text:p>
          </table:table-cell>
          <table:table-cell office:value-type="string">
            <text:p>Evidence search</text:p>
          </table:table-cell>
          <table:table-cell office:value-type="string">
            <text:p>PEDM</text:p>
          </table:table-cell>
          <table:table-cell/>
          <table:table-cell office:value-type="string">
            <text:p>False</text:p>
          </table:table-cell>
          <table:table-cell office:value-type="string">
            <text:p>1933-02-07 11:58:00</text:p>
          </table:table-cell>
          <table:table-cell/>
          <table:table-cell office:value-type="string">
            <text:p>0 seconds</text:p>
          </table:table-cell>
          <table:table-cell/>
          <table:table-cell office:value-type="string">
            <text:p>1933-02-07 11:58:00</text:p>
          </table:table-cell>
          <table:table-cell table:number-columns-repeated="2"/>
          <table:table-cell office:value-type="string">
            <text:p>Burnt Paper</text:p>
          </table:table-cell>
          <table:table-cell office:value-type="string">
            <text:p>Poirot</text:p>
          </table:table-cell>
          <table:table-cell table:number-columns-repeated="4"/>
          <table:table-cell office:value-type="string">
            <text:p>Cassetti,Letter</text:p>
          </table:table-cell>
          <table:table-cell table:number-columns-repeated="10"/>
          <table:table-cell office:value-type="string">
            <text:p>vzLAc96OQlofQPVgRx8r3</text:p>
          </table:table-cell>
          <table:table-cell table:number-columns-repeated="990"/>
        </table:table-row>
        <table:table-row table:style-name="ro1">
          <table:table-cell office:value-type="string">
            <text:p>Character</text:p>
          </table:table-cell>
          <table:table-cell office:value-type="string">
            <text:p>PER9</text:p>
          </table:table-cell>
          <table:table-cell office:value-type="string">
            <text:p>Countess Andrenyi</text:p>
          </table:table-cell>
          <table:table-cell office:value-type="string">
            <text:p>Sonia Armstrong’s sister. With her strongest connection to Daisy Armstrong, she does not actively participate in the murder.</text:p>
          </table:table-cell>
          <table:table-cell/>
          <table:table-cell office:value-type="string">
            <text:p>Introduction</text:p>
          </table:table-cell>
          <table:table-cell office:value-type="string">
            <text:p>Guilty</text:p>
          </table:table-cell>
          <table:table-cell office:value-type="string">
            <text:p>CA</text:p>
          </table:table-cell>
          <table:table-cell office:value-type="string">
            <text:p>True</text:p>
          </table:table-cell>
          <table:table-cell office:value-type="string">
            <text:p>1912-02-11</text:p>
          </table:table-cell>
          <table:table-cell/>
          <table:table-cell office:value-type="string">
            <text:p>7685 days</text:p>
          </table:table-cell>
          <table:table-cell/>
          <table:table-cell office:value-type="string">
            <text:p>1933-02-25</text:p>
          </table:table-cell>
          <table:table-cell table:number-columns-repeated="17"/>
          <table:table-cell office:value-type="string">
            <text:p>Count</text:p>
          </table:table-cell>
          <table:table-cell office:value-type="string">
            <text:p>Sonia Armstrong</text:p>
          </table:table-cell>
          <table:table-cell/>
          <table:table-cell office:value-type="string">
            <text:p>She is the sister to Sonia Armstrong, and therefore Daisy Armstrong’s niece.</text:p>
          </table:table-cell>
          <table:table-cell/>
          <table:table-cell office:value-type="string">
            <text:p>Hungarian</text:p>
          </table:table-cell>
          <table:table-cell table:number-columns-repeated="3"/>
          <table:table-cell office:value-type="string">
            <text:p>Helena Goldenberg</text:p>
          </table:table-cell>
          <table:table-cell table:number-columns-repeated="983"/>
        </table:table-row>
        <table:table-row table:style-name="ro1">
          <table:table-cell office:value-type="string">
            <text:p>Testimony</text:p>
          </table:table-cell>
          <table:table-cell office:value-type="string">
            <text:p>STO9</text:p>
          </table:table-cell>
          <table:table-cell office:value-type="string">
            <text:p>Count Andrenyi's Testimony</text:p>
          </table:table-cell>
          <table:table-cell table:number-columns-repeated="2"/>
          <table:table-cell office:value-type="string">
            <text:p>Murder Night</text:p>
          </table:table-cell>
          <table:table-cell/>
          <table:table-cell office:value-type="string">
            <text:p>CA</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4">
          <table:table-cell office:value-type="string">
            <text:p>Event</text:p>
          </table:table-cell>
          <table:table-cell office:value-type="string">
            <text:p>EV11</text:p>
          </table:table-cell>
          <table:table-cell office:value-type="string">
            <text:p>Train becomes stuck in a snow drift</text:p>
          </table:table-cell>
          <table:table-cell office:value-type="string">
            <text:p>After this time it was impossible for anyone to leave the train</text:p>
            <text:p/>
          </table:table-cell>
          <table:table-cell/>
          <table:table-cell office:value-type="string">
            <text:p>Train Movements</text:p>
          </table:table-cell>
          <table:table-cell table:number-columns-repeated="2"/>
          <table:table-cell office:value-type="string">
            <text:p>False</text:p>
          </table:table-cell>
          <table:table-cell office:value-type="string">
            <text:p>1933-02-07 00:30:00</text:p>
          </table:table-cell>
          <table:table-cell/>
          <table:table-cell office:value-type="string">
            <text:p>9 hours, 15 minutes</text:p>
          </table:table-cell>
          <table:table-cell/>
          <table:table-cell office:value-type="string">
            <text:p>1933-02-07 09:45:00</text:p>
          </table:table-cell>
          <table:table-cell table:number-columns-repeated="2"/>
          <table:table-cell office:value-type="string">
            <text:p>Clue,Train Movement</text:p>
          </table:table-cell>
          <table:table-cell table:number-columns-repeated="5"/>
          <table:table-cell office:value-type="string">
            <text:p>Window,No Footprints</text:p>
          </table:table-cell>
          <table:table-cell table:number-columns-repeated="7"/>
          <table:table-cell office:value-type="string">
            <text:p>Global</text:p>
          </table:table-cell>
          <table:table-cell table:number-columns-repeated="2"/>
          <table:table-cell office:value-type="string">
            <text:p>vzLAc96OQlofQPVgRx8r3</text:p>
          </table:table-cell>
          <table:table-cell table:number-columns-repeated="990"/>
        </table:table-row>
        <table:table-row table:style-name="ro1">
          <table:table-cell office:value-type="string">
            <text:p>Event</text:p>
          </table:table-cell>
          <table:table-cell office:value-type="string">
            <text:p>EV39</text:p>
          </table:table-cell>
          <table:table-cell office:value-type="string">
            <text:p>Hildegarde Schmidt returns to her compartment and sleeps</text:p>
          </table:table-cell>
          <table:table-cell table:number-columns-repeated="2"/>
          <table:table-cell office:value-type="string">
            <text:p>Murder Night</text:p>
          </table:table-cell>
          <table:table-cell table:number-columns-repeated="2"/>
          <table:table-cell office:value-type="string">
            <text:p>False</text:p>
          </table:table-cell>
          <table:table-cell office:value-type="string">
            <text:p>1933-02-07 01:15:00</text:p>
          </table:table-cell>
          <table:table-cell/>
          <table:table-cell office:value-type="string">
            <text:p>405 minutes</text:p>
          </table:table-cell>
          <table:table-cell/>
          <table:table-cell office:value-type="string">
            <text:p>1933-02-07 08:00:00</text:p>
          </table:table-cell>
          <table:table-cell table:number-columns-repeated="2"/>
          <table:table-cell office:value-type="string">
            <text:p>No Alibi</text:p>
          </table:table-cell>
          <table:table-cell table:number-columns-repeated="2" office:value-type="string">
            <text:p>Hildegarde</text:p>
          </table:table-cell>
          <table:table-cell table:number-columns-repeated="14"/>
          <table:table-cell office:value-type="string">
            <text:p>stkXv6lwGqSu7p9ElwS3z</text:p>
          </table:table-cell>
          <table:table-cell table:number-columns-repeated="990"/>
        </table:table-row>
        <table:table-row table:style-name="ro1">
          <table:table-cell office:value-type="string">
            <text:p>Exposition</text:p>
          </table:table-cell>
          <table:table-cell office:value-type="string">
            <text:p>EXP6</text:p>
          </table:table-cell>
          <table:table-cell office:value-type="string">
            <text:p>Poirot notes that MacQueen was employed because Ratchett knew only English, yet he supposedly spoke French to the conductor</text:p>
          </table:table-cell>
          <table:table-cell/>
          <table:table-cell office:value-type="string">
            <text:p>Scene 3.1.2</text:p>
          </table:table-cell>
          <table:table-cell office:value-type="string">
            <text:p>Poirot musings</text:p>
          </table:table-cell>
          <table:table-cell office:value-type="string">
            <text:p>PDCW</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Coroner,M. Bouc</text:p>
          </table:table-cell>
          <table:table-cell table:number-columns-repeated="4"/>
          <table:table-cell office:value-type="string">
            <text:p>Talks French</text:p>
          </table:table-cell>
          <table:table-cell table:number-columns-repeated="1001"/>
        </table:table-row>
        <table:table-row table:style-name="ro1">
          <table:table-cell office:value-type="string">
            <text:p>Exposition</text:p>
          </table:table-cell>
          <table:table-cell office:value-type="string">
            <text:p>EXP11</text:p>
          </table:table-cell>
          <table:table-cell office:value-type="string">
            <text:p>Poirot discusses his belief the pipe cleaner is a fake clue</text:p>
          </table:table-cell>
          <table:table-cell/>
          <table:table-cell office:value-type="string">
            <text:p>Scene 3.2.5</text:p>
          </table:table-cell>
          <table:table-cell office:value-type="string">
            <text:p>Poirot musings</text:p>
          </table:table-cell>
          <table:table-cell office:value-type="string">
            <text:p>PLMU</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Coroner,M. Bouc</text:p>
          </table:table-cell>
          <table:table-cell table:number-columns-repeated="2"/>
          <table:table-cell office:value-type="string">
            <text:p>Pipe</text:p>
          </table:table-cell>
          <table:table-cell table:number-columns-repeated="1003"/>
        </table:table-row>
        <table:table-row table:style-name="ro1">
          <table:table-cell office:value-type="string">
            <text:p>Event</text:p>
          </table:table-cell>
          <table:table-cell office:value-type="string">
            <text:p>EV49</text:p>
          </table:table-cell>
          <table:table-cell office:value-type="string">
            <text:p>Poirot hears a noise and sees a women in a dressing gown in the corridor</text:p>
          </table:table-cell>
          <table:table-cell/>
          <table:table-cell office:value-type="string">
            <text:p>Scene 1.5.3</text:p>
          </table:table-cell>
          <table:table-cell office:value-type="string">
            <text:p>Murder Night</text:p>
          </table:table-cell>
          <table:table-cell table:number-columns-repeated="2"/>
          <table:table-cell office:value-type="string">
            <text:p>False</text:p>
          </table:table-cell>
          <table:table-cell office:value-type="string">
            <text:p>1933-02-07 01:35:00</text:p>
          </table:table-cell>
          <table:table-cell/>
          <table:table-cell office:value-type="string">
            <text:p>0 seconds</text:p>
          </table:table-cell>
          <table:table-cell/>
          <table:table-cell office:value-type="string">
            <text:p>1933-02-07 01:35:00</text:p>
          </table:table-cell>
          <table:table-cell table:number-columns-repeated="2"/>
          <table:table-cell office:value-type="string">
            <text:p>Clue,Imposter in Kimono</text:p>
          </table:table-cell>
          <table:table-cell office:value-type="string">
            <text:p>Poirot</text:p>
          </table:table-cell>
          <table:table-cell/>
          <table:table-cell office:value-type="string">
            <text:p>MacQueen,Conductor,Arbuthnot</text:p>
          </table:table-cell>
          <table:table-cell table:number-columns-repeated="2"/>
          <table:table-cell office:value-type="string">
            <text:p>Dressing Gown</text:p>
          </table:table-cell>
          <table:table-cell table:number-columns-repeated="10"/>
          <table:table-cell office:value-type="string">
            <text:p>vzLAc96OQlofQPVgRx8r3</text:p>
          </table:table-cell>
          <table:table-cell table:number-columns-repeated="990"/>
        </table:table-row>
        <table:table-row table:style-name="ro1">
          <table:table-cell office:value-type="string">
            <text:p>Event</text:p>
          </table:table-cell>
          <table:table-cell office:value-type="string">
            <text:p>EV0</text:p>
          </table:table-cell>
          <table:table-cell office:value-type="string">
            <text:p>Unknown murderer enters train at Vincovci</text:p>
          </table:table-cell>
          <table:table-cell table:number-columns-repeated="2"/>
          <table:table-cell office:value-type="string">
            <text:p>Decoy Theory</text:p>
          </table:table-cell>
          <table:table-cell table:number-columns-repeated="2"/>
          <table:table-cell office:value-type="string">
            <text:p>False</text:p>
          </table:table-cell>
          <table:table-cell office:value-type="string">
            <text:p>1933-02-07 00:00:00</text:p>
          </table:table-cell>
          <table:table-cell/>
          <table:table-cell office:value-type="string">
            <text:p>0 seconds</text:p>
          </table:table-cell>
          <table:table-cell/>
          <table:table-cell office:value-type="string">
            <text:p>1933-02-07 00:00:00</text:p>
          </table:table-cell>
          <table:table-cell table:number-columns-repeated="3"/>
          <table:table-cell office:value-type="string">
            <text:p>Intruder</text:p>
          </table:table-cell>
          <table:table-cell table:number-columns-repeated="5"/>
          <table:table-cell office:value-type="string">
            <text:p>Poirot’s Decoy Theory</text:p>
          </table:table-cell>
          <table:table-cell table:number-columns-repeated="9"/>
          <table:table-cell office:value-type="string">
            <text:p>yTWvDcSu3KCcYl3HxUOp3</text:p>
          </table:table-cell>
          <table:table-cell table:number-columns-repeated="990"/>
        </table:table-row>
        <table:table-row table:style-name="ro2">
          <table:table-cell office:value-type="string">
            <text:p>Murder Theory</text:p>
          </table:table-cell>
          <table:table-cell office:value-type="string">
            <text:p>TH2</text:p>
          </table:table-cell>
          <table:table-cell office:value-type="string">
            <text:p>True Crime</text:p>
          </table:table-cell>
          <table:table-cell office:value-type="string">
            <text:p>Poirot establishes the connection between each passenger and the murder victim, and establishes the motive.</text:p>
            <text:p/>
            <text:p>He surmises that they were all involved in the plot to kill Ratchett, and that they all took park in the stabbing, so that no single person could be blamed for the murder.</text:p>
          </table:table-cell>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82</text:p>
          </table:table-cell>
          <table:table-cell office:value-type="string">
            <text:p>The Countess confirms Daisy’s household included a nursemaid, nurse, and governess.</text:p>
          </table:table-cell>
          <table:table-cell/>
          <table:table-cell office:value-type="string">
            <text:p>Scene 3.4.2</text:p>
          </table:table-cell>
          <table:table-cell office:value-type="string">
            <text:p>Suspect Interviews</text:p>
          </table:table-cell>
          <table:table-cell table:number-columns-repeated="2"/>
          <table:table-cell office:value-type="string">
            <text:p>False</text:p>
          </table:table-cell>
          <table:table-cell office:value-type="string">
            <text:p>1933-02-07 19:12:00</text:p>
          </table:table-cell>
          <table:table-cell/>
          <table:table-cell office:value-type="string">
            <text:p>3 minutes</text:p>
          </table:table-cell>
          <table:table-cell/>
          <table:table-cell office:value-type="string">
            <text:p>1933-02-07 19:15:00</text:p>
          </table:table-cell>
          <table:table-cell table:number-columns-repeated="3"/>
          <table:table-cell office:value-type="string">
            <text:p>Poirot,Countess</text:p>
          </table:table-cell>
          <table:table-cell/>
          <table:table-cell office:value-type="string">
            <text:p>Count,M. Bouc</text:p>
          </table:table-cell>
          <table:table-cell table:number-columns-repeated="2"/>
          <table:table-cell office:value-type="string">
            <text:p>Cassetti</text:p>
          </table:table-cell>
          <table:table-cell table:number-columns-repeated="1001"/>
        </table:table-row>
        <table:table-row table:style-name="ro1">
          <table:table-cell office:value-type="string">
            <text:p>Exposition</text:p>
          </table:table-cell>
          <table:table-cell office:value-type="string">
            <text:p>EXP2</text:p>
          </table:table-cell>
          <table:table-cell office:value-type="string">
            <text:p>Poirot expresses doubts regarding certain witness testimony</text:p>
          </table:table-cell>
          <table:table-cell/>
          <table:table-cell office:value-type="string">
            <text:p>Scene 2.13.1</text:p>
          </table:table-cell>
          <table:table-cell office:value-type="string">
            <text:p>Poirot musing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5"/>
          <table:table-cell office:value-type="string">
            <text:p>Poirot</text:p>
          </table:table-cell>
          <table:table-cell/>
          <table:table-cell office:value-type="string">
            <text:p>M. Bouc</text:p>
          </table:table-cell>
          <table:table-cell table:number-columns-repeated="1004"/>
        </table:table-row>
        <table:table-row table:style-name="ro1">
          <table:table-cell office:value-type="string">
            <text:p>Event</text:p>
          </table:table-cell>
          <table:table-cell office:value-type="string">
            <text:p>EV188</text:p>
          </table:table-cell>
          <table:table-cell office:value-type="string">
            <text:p>Poirot sends for Mary Debenham, and suggests to her that she was living with the Armstrongs when Daisy was murdered. Mary admits this is true and that she previously lied.</text:p>
          </table:table-cell>
          <table:table-cell/>
          <table:table-cell office:value-type="string">
            <text:p>Scene 3.7.1</text:p>
          </table:table-cell>
          <table:table-cell office:value-type="string">
            <text:p>Suspect Interviews</text:p>
          </table:table-cell>
          <table:table-cell table:number-columns-repeated="2"/>
          <table:table-cell office:value-type="string">
            <text:p>False</text:p>
          </table:table-cell>
          <table:table-cell office:value-type="string">
            <text:p>1933-02-07 19:30:00</text:p>
          </table:table-cell>
          <table:table-cell/>
          <table:table-cell office:value-type="string">
            <text:p>0 seconds</text:p>
          </table:table-cell>
          <table:table-cell/>
          <table:table-cell office:value-type="string">
            <text:p>1933-02-07 19:30:00</text:p>
          </table:table-cell>
          <table:table-cell table:number-columns-repeated="3"/>
          <table:table-cell office:value-type="string">
            <text:p>Poirot,Mary</text:p>
          </table:table-cell>
          <table:table-cell/>
          <table:table-cell office:value-type="string">
            <text:p>M. Bouc,Coroner,Arbuthnot</text:p>
          </table:table-cell>
          <table:table-cell table:number-columns-repeated="2"/>
          <table:table-cell office:value-type="string">
            <text:p>Cassetti</text:p>
          </table:table-cell>
          <table:table-cell table:number-columns-repeated="1001"/>
        </table:table-row>
        <table:table-row table:style-name="ro1">
          <table:table-cell office:value-type="string">
            <text:p>Character Group</text:p>
          </table:table-cell>
          <table:table-cell office:value-type="string">
            <text:p>CG3</text:p>
          </table:table-cell>
          <table:table-cell office:value-type="string">
            <text:p>Victim</text:p>
          </table:table-cell>
          <table:table-cell table:number-columns-repeated="2"/>
          <table:table-cell office:value-type="string">
            <text:p>#795548</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0</text:p>
          </table:table-cell>
          <table:table-cell office:value-type="string">
            <text:p>One of the woman passengers dresses in a scarlett dressing gown and walks up the corridor</text:p>
          </table:table-cell>
          <table:table-cell table:number-columns-repeated="2"/>
          <table:table-cell office:value-type="string">
            <text:p>True Crime</text:p>
          </table:table-cell>
          <table:table-cell table:number-columns-repeated="2"/>
          <table:table-cell office:value-type="string">
            <text:p>False</text:p>
          </table:table-cell>
          <table:table-cell office:value-type="string">
            <text:p>1933-02-07 01:35:00</text:p>
          </table:table-cell>
          <table:table-cell/>
          <table:table-cell office:value-type="string">
            <text:p>0 seconds</text:p>
          </table:table-cell>
          <table:table-cell/>
          <table:table-cell office:value-type="string">
            <text:p>1933-02-07 01:35:00</text:p>
          </table:table-cell>
          <table:table-cell table:number-columns-repeated="2"/>
          <table:table-cell office:value-type="string">
            <text:p>Imposter in Kimono</text:p>
          </table:table-cell>
          <table:table-cell table:number-columns-repeated="2"/>
          <table:table-cell office:value-type="string">
            <text:p>Poirot</text:p>
          </table:table-cell>
          <table:table-cell table:number-columns-repeated="2"/>
          <table:table-cell office:value-type="string">
            <text:p>Imposter,Dressing Gown</text:p>
          </table:table-cell>
          <table:table-cell office:value-type="string">
            <text:p>True Crime</text:p>
          </table:table-cell>
          <table:table-cell table:number-columns-repeated="9"/>
          <table:table-cell office:value-type="string">
            <text:p>vzLAc96OQlofQPVgRx8r3</text:p>
          </table:table-cell>
          <table:table-cell table:number-columns-repeated="990"/>
        </table:table-row>
        <table:table-row table:style-name="ro1">
          <table:table-cell office:value-type="string">
            <text:p>Clue</text:p>
          </table:table-cell>
          <table:table-cell office:value-type="string">
            <text:p>OBJ18</text:p>
          </table:table-cell>
          <table:table-cell office:value-type="string">
            <text:p>Overheard “When it’s all over"</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25"/>
          <table:table-cell office:value-type="string">
            <text:p>hjqtHhu1csFzLBwZZdvzi</text:p>
          </table:table-cell>
          <table:table-cell table:number-columns-repeated="986"/>
        </table:table-row>
        <table:table-row table:style-name="ro1">
          <table:table-cell office:value-type="string">
            <text:p>Exposition</text:p>
          </table:table-cell>
          <table:table-cell office:value-type="string">
            <text:p>EXP8</text:p>
          </table:table-cell>
          <table:table-cell office:value-type="string">
            <text:p>Poirot discusses the unknown ownership of the handkerchief</text:p>
          </table:table-cell>
          <table:table-cell/>
          <table:table-cell office:value-type="string">
            <text:p>Scene 3.2.2</text:p>
          </table:table-cell>
          <table:table-cell office:value-type="string">
            <text:p>Poirot musings</text:p>
          </table:table-cell>
          <table:table-cell office:value-type="string">
            <text:p>PLMU</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Coroner,M. Bouc</text:p>
          </table:table-cell>
          <table:table-cell table:number-columns-repeated="2"/>
          <table:table-cell office:value-type="string">
            <text:p>Handkerchief</text:p>
          </table:table-cell>
          <table:table-cell table:number-columns-repeated="1003"/>
        </table:table-row>
        <table:table-row table:style-name="ro1">
          <table:table-cell office:value-type="string">
            <text:p>Event</text:p>
          </table:table-cell>
          <table:table-cell office:value-type="string">
            <text:p>EV86</text:p>
          </table:table-cell>
          <table:table-cell office:value-type="string">
            <text:p>Hildegare Schmidt sees an imposter conductor in the corridor</text:p>
          </table:table-cell>
          <table:table-cell table:number-columns-repeated="2"/>
          <table:table-cell office:value-type="string">
            <text:p>Murder Night</text:p>
          </table:table-cell>
          <table:table-cell table:number-columns-repeated="2"/>
          <table:table-cell office:value-type="string">
            <text:p>False</text:p>
          </table:table-cell>
          <table:table-cell office:value-type="string">
            <text:p>1933-02-07 01:17:00</text:p>
          </table:table-cell>
          <table:table-cell/>
          <table:table-cell office:value-type="string">
            <text:p>0 seconds</text:p>
          </table:table-cell>
          <table:table-cell/>
          <table:table-cell office:value-type="string">
            <text:p>1933-02-07 01:17:00</text:p>
          </table:table-cell>
          <table:table-cell table:number-columns-repeated="2"/>
          <table:table-cell office:value-type="string">
            <text:p>No Alibi,Clue,Imposter in Conductor's uniform</text:p>
          </table:table-cell>
          <table:table-cell table:number-columns-repeated="2" office:value-type="string">
            <text:p>Hildegarde</text:p>
          </table:table-cell>
          <table:table-cell office:value-type="string">
            <text:p>MacQueen,Arbuthnot</text:p>
          </table:table-cell>
          <table:table-cell table:number-columns-repeated="2"/>
          <table:table-cell office:value-type="string">
            <text:p>Imposter</text:p>
          </table:table-cell>
          <table:table-cell table:number-columns-repeated="1001"/>
        </table:table-row>
        <table:table-row table:style-name="ro1">
          <table:table-cell office:value-type="string">
            <text:p>Testimony</text:p>
          </table:table-cell>
          <table:table-cell office:value-type="string">
            <text:p>STO3</text:p>
          </table:table-cell>
          <table:table-cell office:value-type="string">
            <text:p>The Valet's Testimony</text:p>
          </table:table-cell>
          <table:table-cell table:number-columns-repeated="2"/>
          <table:table-cell office:value-type="string">
            <text:p>Introduction</text:p>
          </table:table-cell>
          <table:table-cell/>
          <table:table-cell office:value-type="string">
            <text:p>TV</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xposition</text:p>
          </table:table-cell>
          <table:table-cell office:value-type="string">
            <text:p>EXP16</text:p>
          </table:table-cell>
          <table:table-cell office:value-type="string">
            <text:p>Poirot concludes that Countess Andrenyi is really Helena Goldenberg, the aunt of the murder victim, and that Princess Dragomiroff would have knnown this and so must have lied previously.</text:p>
          </table:table-cell>
          <table:table-cell/>
          <table:table-cell office:value-type="string">
            <text:p>Scene 3.3.5</text:p>
          </table:table-cell>
          <table:table-cell office:value-type="string">
            <text:p>Poirot musings</text:p>
          </table:table-cell>
          <table:table-cell office:value-type="string">
            <text:p>PDCW</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M. Bouc,Coroner</text:p>
          </table:table-cell>
          <table:table-cell table:number-columns-repeated="4"/>
          <table:table-cell office:value-type="string">
            <text:p>Handkerchief,Cassetti</text:p>
          </table:table-cell>
          <table:table-cell table:number-columns-repeated="1001"/>
        </table:table-row>
        <table:table-row table:style-name="ro1">
          <table:table-cell office:value-type="string">
            <text:p>Exposition</text:p>
          </table:table-cell>
          <table:table-cell office:value-type="string">
            <text:p>EXP17</text:p>
          </table:table-cell>
          <table:table-cell office:value-type="string">
            <text:p>Poirot determines that Princess Dragomiroff’s first name must be Helena and her passport has been deliberately sabotaged.</text:p>
          </table:table-cell>
          <table:table-cell/>
          <table:table-cell office:value-type="string">
            <text:p>Scene 3.3.1</text:p>
          </table:table-cell>
          <table:table-cell office:value-type="string">
            <text:p>Poirot musings</text:p>
          </table:table-cell>
          <table:table-cell office:value-type="string">
            <text:p>PDCW</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M. Bouc,Coroner</text:p>
          </table:table-cell>
          <table:table-cell table:number-columns-repeated="4"/>
          <table:table-cell office:value-type="string">
            <text:p>Handkerchief</text:p>
          </table:table-cell>
          <table:table-cell table:number-columns-repeated="1001"/>
        </table:table-row>
        <table:table-row table:style-name="ro1">
          <table:table-cell office:value-type="string">
            <text:p>Narrative Folder</text:p>
          </table:table-cell>
          <table:table-cell office:value-type="string">
            <text:p>NF34</text:p>
          </table:table-cell>
          <table:table-cell office:value-type="string">
            <text:p>Further Surprising Revelations</text:p>
          </table:table-cell>
          <table:table-cell/>
          <table:table-cell office:value-type="string">
            <text:p>Chapter 3.8</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Clue</text:p>
          </table:table-cell>
          <table:table-cell office:value-type="string">
            <text:p>OBJ17</text:p>
          </table:table-cell>
          <table:table-cell office:value-type="string">
            <text:p>Sleeping Drug</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25"/>
          <table:table-cell office:value-type="string">
            <text:p>hjqtHhu1csFzLBwZZdvzi</text:p>
          </table:table-cell>
          <table:table-cell table:number-columns-repeated="986"/>
        </table:table-row>
        <table:table-row table:style-name="ro1">
          <table:table-cell office:value-type="string">
            <text:p>Character</text:p>
          </table:table-cell>
          <table:table-cell office:value-type="string">
            <text:p>PER15</text:p>
          </table:table-cell>
          <table:table-cell office:value-type="string">
            <text:p>Hildegarde Schmidt</text:p>
          </table:table-cell>
          <table:table-cell office:value-type="string">
            <text:p>Lady’s maid working for Princess Dragomiroff.</text:p>
          </table:table-cell>
          <table:table-cell/>
          <table:table-cell office:value-type="string">
            <text:p>Orange</text:p>
          </table:table-cell>
          <table:table-cell office:value-type="string">
            <text:p>Guilty</text:p>
          </table:table-cell>
          <table:table-cell office:value-type="string">
            <text:p>HS</text:p>
          </table:table-cell>
          <table:table-cell office:value-type="string">
            <text:p>False</text:p>
          </table:table-cell>
          <table:table-cell table:number-columns-repeated="2"/>
          <table:table-cell office:value-type="string">
            <text:p>0 seconds</text:p>
          </table:table-cell>
          <table:table-cell table:number-columns-repeated="22"/>
          <table:table-cell office:value-type="string">
            <text:p>The chef of the Armstrong household at the time of Daisy’s kidnapping</text:p>
          </table:table-cell>
          <table:table-cell/>
          <table:table-cell office:value-type="string">
            <text:p>German</text:p>
          </table:table-cell>
          <table:table-cell table:number-columns-repeated="987"/>
        </table:table-row>
        <table:table-row table:style-name="ro1">
          <table:table-cell office:value-type="string">
            <text:p>Event</text:p>
          </table:table-cell>
          <table:table-cell office:value-type="string">
            <text:p>EV108</text:p>
          </table:table-cell>
          <table:table-cell office:value-type="string">
            <text:p>Poirot accepts M. Bouc’s request to take the case.</text:p>
          </table:table-cell>
          <table:table-cell/>
          <table:table-cell office:value-type="string">
            <text:p>Scene 1.5.8</text:p>
          </table:table-cell>
          <table:table-cell office:value-type="string">
            <text:p>Evidence search</text:p>
          </table:table-cell>
          <table:table-cell table:number-columns-repeated="2"/>
          <table:table-cell office:value-type="string">
            <text:p>False</text:p>
          </table:table-cell>
          <table:table-cell office:value-type="string">
            <text:p>1933-02-07 11:10:00</text:p>
          </table:table-cell>
          <table:table-cell/>
          <table:table-cell office:value-type="string">
            <text:p>0 seconds</text:p>
          </table:table-cell>
          <table:table-cell/>
          <table:table-cell office:value-type="string">
            <text:p>1933-02-07 11:10:00</text:p>
          </table:table-cell>
          <table:table-cell table:number-columns-repeated="3"/>
          <table:table-cell office:value-type="string">
            <text:p>Poirot,M. Bouc</text:p>
          </table:table-cell>
          <table:table-cell table:number-columns-repeated="1006"/>
        </table:table-row>
        <table:table-row table:style-name="ro1">
          <table:table-cell office:value-type="string">
            <text:p>Event</text:p>
          </table:table-cell>
          <table:table-cell office:value-type="string">
            <text:p>EV76</text:p>
          </table:table-cell>
          <table:table-cell office:value-type="string">
            <text:p>Mary Debenham sleeps</text:p>
          </table:table-cell>
          <table:table-cell/>
          <table:table-cell office:value-type="string">
            <text:p>Scene 2.11.2</text:p>
          </table:table-cell>
          <table:table-cell office:value-type="string">
            <text:p>Murder Night</text:p>
          </table:table-cell>
          <table:table-cell table:number-columns-repeated="2"/>
          <table:table-cell office:value-type="string">
            <text:p>False</text:p>
          </table:table-cell>
          <table:table-cell office:value-type="string">
            <text:p>1933-02-06 22:00:00</text:p>
          </table:table-cell>
          <table:table-cell/>
          <table:table-cell office:value-type="string">
            <text:p>7 hours</text:p>
          </table:table-cell>
          <table:table-cell/>
          <table:table-cell office:value-type="string">
            <text:p>1933-02-07 05:00:00</text:p>
          </table:table-cell>
          <table:table-cell table:number-columns-repeated="2"/>
          <table:table-cell office:value-type="string">
            <text:p>Alibi</text:p>
          </table:table-cell>
          <table:table-cell table:number-columns-repeated="2" office:value-type="string">
            <text:p>Mary</text:p>
          </table:table-cell>
          <table:table-cell office:value-type="string">
            <text:p>Greta</text:p>
          </table:table-cell>
          <table:table-cell table:number-columns-repeated="13"/>
          <table:table-cell office:value-type="string">
            <text:p>LrVPiW1O3XIxw6ozpnk0l</text:p>
          </table:table-cell>
          <table:table-cell table:number-columns-repeated="990"/>
        </table:table-row>
        <table:table-row table:style-name="ro1">
          <table:table-cell office:value-type="string">
            <text:p>Clue</text:p>
          </table:table-cell>
          <table:table-cell office:value-type="string">
            <text:p>OBJ8</text:p>
          </table:table-cell>
          <table:table-cell office:value-type="string">
            <text:p>French reply from door</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25"/>
          <table:table-cell office:value-type="string">
            <text:p>6nN3nZLZeR0NlOZPgYQxb</text:p>
          </table:table-cell>
          <table:table-cell table:number-columns-repeated="986"/>
        </table:table-row>
        <table:table-row table:style-name="ro1">
          <table:table-cell office:value-type="string">
            <text:p>Event</text:p>
          </table:table-cell>
          <table:table-cell office:value-type="string">
            <text:p>EV37</text:p>
          </table:table-cell>
          <table:table-cell office:value-type="string">
            <text:p>Poirot finds dressing gown in his own compartment</text:p>
          </table:table-cell>
          <table:table-cell/>
          <table:table-cell office:value-type="string">
            <text:p>Scene 2.15.6</text:p>
          </table:table-cell>
          <table:table-cell office:value-type="string">
            <text:p>Evidence search</text:p>
          </table:table-cell>
          <table:table-cell table:number-columns-repeated="2"/>
          <table:table-cell office:value-type="string">
            <text:p>False</text:p>
          </table:table-cell>
          <table:table-cell office:value-type="string">
            <text:p>1933-02-07 16:00:00</text:p>
          </table:table-cell>
          <table:table-cell/>
          <table:table-cell office:value-type="string">
            <text:p>0 seconds</text:p>
          </table:table-cell>
          <table:table-cell/>
          <table:table-cell office:value-type="string">
            <text:p>1933-02-07 16:00:00</text:p>
          </table:table-cell>
          <table:table-cell table:number-columns-repeated="2"/>
          <table:table-cell office:value-type="string">
            <text:p>Clue,Imposter in Kimono</text:p>
          </table:table-cell>
          <table:table-cell office:value-type="string">
            <text:p>Poirot</text:p>
          </table:table-cell>
          <table:table-cell table:number-columns-repeated="4"/>
          <table:table-cell office:value-type="string">
            <text:p>Dressing Gown</text:p>
          </table:table-cell>
          <table:table-cell table:number-columns-repeated="10"/>
          <table:table-cell office:value-type="string">
            <text:p>vzLAc96OQlofQPVgRx8r3</text:p>
          </table:table-cell>
          <table:table-cell table:number-columns-repeated="990"/>
        </table:table-row>
        <table:table-row table:style-name="ro1">
          <table:table-cell office:value-type="string">
            <text:p>Event</text:p>
          </table:table-cell>
          <table:table-cell office:value-type="string">
            <text:p>EV22</text:p>
          </table:table-cell>
          <table:table-cell office:value-type="string">
            <text:p>Poirot interviews Count and Countess Andrenyi</text:p>
          </table:table-cell>
          <table:table-cell/>
          <table:table-cell office:value-type="string">
            <text:p>Scene 2.7.1</text:p>
          </table:table-cell>
          <table:table-cell office:value-type="string">
            <text:p>Suspect Interviews</text:p>
          </table:table-cell>
          <table:table-cell office:value-type="string">
            <text:p>PIPA</text:p>
          </table:table-cell>
          <table:table-cell/>
          <table:table-cell office:value-type="string">
            <text:p>False</text:p>
          </table:table-cell>
          <table:table-cell office:value-type="string">
            <text:p>1933-02-07 14:00:00</text:p>
          </table:table-cell>
          <table:table-cell/>
          <table:table-cell office:value-type="string">
            <text:p>10 minutes</text:p>
          </table:table-cell>
          <table:table-cell/>
          <table:table-cell office:value-type="string">
            <text:p>1933-02-07 14:10:00</text:p>
          </table:table-cell>
          <table:table-cell table:number-columns-repeated="3"/>
          <table:table-cell office:value-type="string">
            <text:p>Poirot,Countess,Count</text:p>
          </table:table-cell>
          <table:table-cell table:number-columns-repeated="1006"/>
        </table:table-row>
        <table:table-row table:style-name="ro1">
          <table:table-cell office:value-type="string">
            <text:p>Story Arc</text:p>
          </table:table-cell>
          <table:table-cell office:value-type="string">
            <text:p>ARC2</text:p>
          </table:table-cell>
          <table:table-cell office:value-type="string">
            <text:p>Investigation</text:p>
          </table:table-cell>
          <table:table-cell table:number-columns-repeated="2"/>
          <table:table-cell office:value-type="string">
            <text:p>Lilac</text:p>
          </table:table-cell>
          <table:table-cell/>
          <table:table-cell office:value-type="string">
            <text:p>I</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Clue</text:p>
          </table:table-cell>
          <table:table-cell office:value-type="string">
            <text:p>OBJ9</text:p>
          </table:table-cell>
          <table:table-cell office:value-type="string">
            <text:p>Intruder in Mrs Hubbard’s apartment</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25"/>
          <table:table-cell office:value-type="string">
            <text:p>czEnMTy0m321thl7AaOzv</text:p>
          </table:table-cell>
          <table:table-cell table:number-columns-repeated="986"/>
        </table:table-row>
        <table:table-row table:style-name="ro1">
          <table:table-cell office:value-type="string">
            <text:p>Event</text:p>
          </table:table-cell>
          <table:table-cell office:value-type="string">
            <text:p>EV157</text:p>
          </table:table-cell>
          <table:table-cell office:value-type="string">
            <text:p>Hildegarde participates in a line up, and claims none of the three conductors was the person she saw when</text:p>
          </table:table-cell>
          <table:table-cell/>
          <table:table-cell office:value-type="string">
            <text:p>Scene 2.12.8</text:p>
          </table:table-cell>
          <table:table-cell office:value-type="string">
            <text:p>Suspect Interviews</text:p>
          </table:table-cell>
          <table:table-cell office:value-type="string">
            <text:p>PIHS</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Hildegarde,Poirot,Coroner</text:p>
          </table:table-cell>
          <table:table-cell table:number-columns-repeated="4"/>
          <table:table-cell office:value-type="string">
            <text:p>Imposter</text:p>
          </table:table-cell>
          <table:table-cell table:number-columns-repeated="1001"/>
        </table:table-row>
        <table:table-row table:style-name="ro1">
          <table:table-cell office:value-type="string">
            <text:p>Exposition</text:p>
          </table:table-cell>
          <table:table-cell office:value-type="string">
            <text:p>EXP12</text:p>
          </table:table-cell>
          <table:table-cell office:value-type="string">
            <text:p>Poirot discusses the exact time of the murder</text:p>
          </table:table-cell>
          <table:table-cell/>
          <table:table-cell office:value-type="string">
            <text:p>Scene 3.2.3</text:p>
          </table:table-cell>
          <table:table-cell office:value-type="string">
            <text:p>Poirot musings</text:p>
          </table:table-cell>
          <table:table-cell office:value-type="string">
            <text:p>PLMU</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Coroner,M. Bouc</text:p>
          </table:table-cell>
          <table:table-cell table:number-columns-repeated="2"/>
          <table:table-cell office:value-type="string">
            <text:p>Watch</text:p>
          </table:table-cell>
          <table:table-cell table:number-columns-repeated="1003"/>
        </table:table-row>
        <table:table-row table:style-name="ro1">
          <table:table-cell office:value-type="string">
            <text:p>Clue</text:p>
          </table:table-cell>
          <table:table-cell office:value-type="string">
            <text:p>OBJ11</text:p>
          </table:table-cell>
          <table:table-cell office:value-type="string">
            <text:p>Smashed Watch showing 12:45</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25"/>
          <table:table-cell office:value-type="string">
            <text:p>6nN3nZLZeR0NlOZPgYQxb</text:p>
          </table:table-cell>
          <table:table-cell table:number-columns-repeated="986"/>
        </table:table-row>
        <table:table-row table:style-name="ro1">
          <table:table-cell office:value-type="string">
            <text:p>Event</text:p>
          </table:table-cell>
          <table:table-cell office:value-type="string">
            <text:p>EV122</text:p>
          </table:table-cell>
          <table:table-cell office:value-type="string">
            <text:p>The Conductor confirms that MacQueen and Arbuthnot talked in their cabin late into the night.</text:p>
          </table:table-cell>
          <table:table-cell/>
          <table:table-cell office:value-type="string">
            <text:p>Scene 2.1.5</text:p>
          </table:table-cell>
          <table:table-cell office:value-type="string">
            <text:p>Suspect Interviews</text:p>
          </table:table-cell>
          <table:table-cell office:value-type="string">
            <text:p>PICW</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Conductor</text:p>
          </table:table-cell>
          <table:table-cell table:number-columns-repeated="7"/>
          <table:table-cell office:value-type="string">
            <text:p>MTPW</text:p>
          </table:table-cell>
          <table:table-cell table:number-columns-repeated="998"/>
        </table:table-row>
        <table:table-row table:style-name="ro1">
          <table:table-cell office:value-type="string">
            <text:p>Event</text:p>
          </table:table-cell>
          <table:table-cell office:value-type="string">
            <text:p>EV85</text:p>
          </table:table-cell>
          <table:table-cell office:value-type="string">
            <text:p>Poirot interviews Hildegarde Schmidt</text:p>
          </table:table-cell>
          <table:table-cell table:number-columns-repeated="2"/>
          <table:table-cell office:value-type="string">
            <text:p>Suspect Interviews</text:p>
          </table:table-cell>
          <table:table-cell office:value-type="string">
            <text:p>PIPA</text:p>
          </table:table-cell>
          <table:table-cell/>
          <table:table-cell office:value-type="string">
            <text:p>False</text:p>
          </table:table-cell>
          <table:table-cell office:value-type="string">
            <text:p>1933-02-07 15:00:00</text:p>
          </table:table-cell>
          <table:table-cell/>
          <table:table-cell office:value-type="string">
            <text:p>10 minutes</text:p>
          </table:table-cell>
          <table:table-cell/>
          <table:table-cell office:value-type="string">
            <text:p>1933-02-07 15:10:00</text:p>
          </table:table-cell>
          <table:table-cell table:number-columns-repeated="3"/>
          <table:table-cell office:value-type="string">
            <text:p>Poirot,Hildegarde</text:p>
          </table:table-cell>
          <table:table-cell table:number-columns-repeated="1006"/>
        </table:table-row>
        <table:table-row table:style-name="ro1">
          <table:table-cell office:value-type="string">
            <text:p>Event</text:p>
          </table:table-cell>
          <table:table-cell office:value-type="string">
            <text:p>EV90</text:p>
          </table:table-cell>
          <table:table-cell office:value-type="string">
            <text:p>Colonel Arbuthnot returns to his compartment and sleeps</text:p>
          </table:table-cell>
          <table:table-cell table:number-columns-repeated="2"/>
          <table:table-cell office:value-type="string">
            <text:p>Murder Night</text:p>
          </table:table-cell>
          <table:table-cell table:number-columns-repeated="2"/>
          <table:table-cell office:value-type="string">
            <text:p>False</text:p>
          </table:table-cell>
          <table:table-cell office:value-type="string">
            <text:p>1933-02-07 01:45:00</text:p>
          </table:table-cell>
          <table:table-cell/>
          <table:table-cell office:value-type="string">
            <text:p>375 minutes</text:p>
          </table:table-cell>
          <table:table-cell/>
          <table:table-cell office:value-type="string">
            <text:p>1933-02-07 08:00:00</text:p>
          </table:table-cell>
          <table:table-cell table:number-columns-repeated="2"/>
          <table:table-cell office:value-type="string">
            <text:p>No Alibi</text:p>
          </table:table-cell>
          <table:table-cell table:number-columns-repeated="2" office:value-type="string">
            <text:p>Arbuthnot</text:p>
          </table:table-cell>
          <table:table-cell office:value-type="string">
            <text:p>Conductor</text:p>
          </table:table-cell>
          <table:table-cell table:number-columns-repeated="1004"/>
        </table:table-row>
        <table:table-row table:style-name="ro1">
          <table:table-cell office:value-type="string">
            <text:p>Exposition</text:p>
          </table:table-cell>
          <table:table-cell office:value-type="string">
            <text:p>EXP18</text:p>
          </table:table-cell>
          <table:table-cell office:value-type="string">
            <text:p>Poirot decides the handkerchief may also have been deliberately planted, and that it is not an indication of the Princess’s guilt, but that the Princess still obscured her passport in a panic.</text:p>
          </table:table-cell>
          <table:table-cell/>
          <table:table-cell office:value-type="string">
            <text:p>Scene 3.3.4</text:p>
          </table:table-cell>
          <table:table-cell office:value-type="string">
            <text:p>Poirot musings</text:p>
          </table:table-cell>
          <table:table-cell office:value-type="string">
            <text:p>PDCW</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M. Bouc,Coroner</text:p>
          </table:table-cell>
          <table:table-cell table:number-columns-repeated="4"/>
          <table:table-cell office:value-type="string">
            <text:p>Handkerchief</text:p>
          </table:table-cell>
          <table:table-cell table:number-columns-repeated="1001"/>
        </table:table-row>
        <table:table-row table:style-name="ro1">
          <table:table-cell office:value-type="string">
            <text:p>Event</text:p>
          </table:table-cell>
          <table:table-cell office:value-type="string">
            <text:p>EV38</text:p>
          </table:table-cell>
          <table:table-cell office:value-type="string">
            <text:p>Poirot talks to MacQueen about the murder, as he had seen him with Ratchett previously.</text:p>
          </table:table-cell>
          <table:table-cell/>
          <table:table-cell office:value-type="string">
            <text:p>Scene 1.6.2</text:p>
          </table:table-cell>
          <table:table-cell office:value-type="string">
            <text:p>Suspect Interviews</text:p>
          </table:table-cell>
          <table:table-cell table:number-columns-repeated="2"/>
          <table:table-cell office:value-type="string">
            <text:p>False</text:p>
          </table:table-cell>
          <table:table-cell office:value-type="string">
            <text:p>1933-02-07 11:10:00</text:p>
          </table:table-cell>
          <table:table-cell/>
          <table:table-cell office:value-type="string">
            <text:p>20 minutes</text:p>
          </table:table-cell>
          <table:table-cell/>
          <table:table-cell office:value-type="string">
            <text:p>1933-02-07 11:30:00</text:p>
          </table:table-cell>
          <table:table-cell table:number-columns-repeated="3"/>
          <table:table-cell office:value-type="string">
            <text:p>MacQueen,Poirot,Conductor</text:p>
          </table:table-cell>
          <table:table-cell table:number-columns-repeated="1006"/>
        </table:table-row>
        <table:table-row table:style-name="ro1">
          <table:table-cell office:value-type="string">
            <text:p>Event</text:p>
          </table:table-cell>
          <table:table-cell office:value-type="string">
            <text:p>EV114</text:p>
          </table:table-cell>
          <table:table-cell office:value-type="string">
            <text:p>MacQueen mentions that he believes Ratchett’s name is an alias</text:p>
          </table:table-cell>
          <table:table-cell/>
          <table:table-cell office:value-type="string">
            <text:p>Scene 1.6.4</text:p>
          </table:table-cell>
          <table:table-cell office:value-type="string">
            <text:p>Suspect Interviews</text:p>
          </table:table-cell>
          <table:table-cell office:value-type="string">
            <text:p>PTTM</text:p>
          </table:table-cell>
          <table:table-cell/>
          <table:table-cell office:value-type="string">
            <text:p>False</text:p>
          </table:table-cell>
          <table:table-cell office:value-type="string">
            <text:p>1933-02-07 11:10:06</text:p>
          </table:table-cell>
          <table:table-cell/>
          <table:table-cell office:value-type="string">
            <text:p>19 minutes, 54 seconds</text:p>
          </table:table-cell>
          <table:table-cell/>
          <table:table-cell office:value-type="string">
            <text:p>1933-02-07 11:30:00</text:p>
          </table:table-cell>
          <table:table-cell table:number-columns-repeated="3"/>
          <table:table-cell office:value-type="string">
            <text:p>Poirot</text:p>
          </table:table-cell>
          <table:table-cell table:number-columns-repeated="4"/>
          <table:table-cell office:value-type="string">
            <text:p>Cassetti</text:p>
          </table:table-cell>
          <table:table-cell table:number-columns-repeated="1001"/>
        </table:table-row>
        <table:table-row table:style-name="ro1">
          <table:table-cell office:value-type="string">
            <text:p>Event</text:p>
          </table:table-cell>
          <table:table-cell office:value-type="string">
            <text:p>EV152</text:p>
          </table:table-cell>
          <table:table-cell office:value-type="string">
            <text:p>Hildegarde corroborates Mary Debenham’s version of events.</text:p>
          </table:table-cell>
          <table:table-cell/>
          <table:table-cell office:value-type="string">
            <text:p>Scene 2.12.3</text:p>
          </table:table-cell>
          <table:table-cell office:value-type="string">
            <text:p>Suspect Interviews</text:p>
          </table:table-cell>
          <table:table-cell office:value-type="string">
            <text:p>PIHS</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Hildegarde,Poirot</text:p>
          </table:table-cell>
          <table:table-cell table:number-columns-repeated="7"/>
          <table:table-cell office:value-type="string">
            <text:p>MDS,GORT</text:p>
          </table:table-cell>
          <table:table-cell table:number-columns-repeated="998"/>
        </table:table-row>
        <table:table-row table:style-name="ro1">
          <table:table-cell office:value-type="string">
            <text:p>Event</text:p>
          </table:table-cell>
          <table:table-cell office:value-type="string">
            <text:p>EV42</text:p>
          </table:table-cell>
          <table:table-cell office:value-type="string">
            <text:p>Poirot interviews Mrs Hubbard</text:p>
          </table:table-cell>
          <table:table-cell/>
          <table:table-cell office:value-type="string">
            <text:p>Scene 2.4.1</text:p>
          </table:table-cell>
          <table:table-cell office:value-type="string">
            <text:p>Suspect Interviews</text:p>
          </table:table-cell>
          <table:table-cell office:value-type="string">
            <text:p>PIPA</text:p>
          </table:table-cell>
          <table:table-cell/>
          <table:table-cell office:value-type="string">
            <text:p>False</text:p>
          </table:table-cell>
          <table:table-cell office:value-type="string">
            <text:p>1933-02-07 13:31:00</text:p>
          </table:table-cell>
          <table:table-cell/>
          <table:table-cell office:value-type="string">
            <text:p>10 minutes</text:p>
          </table:table-cell>
          <table:table-cell/>
          <table:table-cell office:value-type="string">
            <text:p>1933-02-07 13:41:00</text:p>
          </table:table-cell>
          <table:table-cell table:number-columns-repeated="3"/>
          <table:table-cell office:value-type="string">
            <text:p>Poirot,Hubbard</text:p>
          </table:table-cell>
          <table:table-cell table:number-columns-repeated="1006"/>
        </table:table-row>
        <table:table-row table:style-name="ro1">
          <table:table-cell office:value-type="string">
            <text:p>Event</text:p>
          </table:table-cell>
          <table:table-cell office:value-type="string">
            <text:p>EV24</text:p>
          </table:table-cell>
          <table:table-cell office:value-type="string">
            <text:p>The passengers burn their threatening letters</text:p>
          </table:table-cell>
          <table:table-cell table:number-columns-repeated="2"/>
          <table:table-cell office:value-type="string">
            <text:p>True Crime</text:p>
          </table:table-cell>
          <table:table-cell table:number-columns-repeated="2"/>
          <table:table-cell office:value-type="string">
            <text:p>False</text:p>
          </table:table-cell>
          <table:table-cell office:value-type="string">
            <text:p>1933-02-07 02:00:00</text:p>
          </table:table-cell>
          <table:table-cell/>
          <table:table-cell office:value-type="string">
            <text:p>0 seconds</text:p>
          </table:table-cell>
          <table:table-cell/>
          <table:table-cell office:value-type="string">
            <text:p>1933-02-07 02:00:00</text:p>
          </table:table-cell>
          <table:table-cell table:number-columns-repeated="2"/>
          <table:table-cell office:value-type="string">
            <text:p>Burnt Paper</text:p>
          </table:table-cell>
          <table:table-cell office:value-type="string">
            <text:p>Hardman,MacQueen,Mary,Conductor,Foscarelli,Valet,Greta,Princess,Arbuthnot,Hubbard,Count,Hildegarde</text:p>
          </table:table-cell>
          <table:table-cell table:number-columns-repeated="4"/>
          <table:table-cell office:value-type="string">
            <text:p>Threats</text:p>
          </table:table-cell>
          <table:table-cell office:value-type="string">
            <text:p>True Crime</text:p>
          </table:table-cell>
          <table:table-cell table:number-columns-repeated="9"/>
          <table:table-cell office:value-type="string">
            <text:p>vzLAc96OQlofQPVgRx8r3</text:p>
          </table:table-cell>
          <table:table-cell table:number-columns-repeated="990"/>
        </table:table-row>
        <table:table-row table:style-name="ro1">
          <table:table-cell office:value-type="string">
            <text:p>Event</text:p>
          </table:table-cell>
          <table:table-cell office:value-type="string">
            <text:p>EV63</text:p>
          </table:table-cell>
          <table:table-cell office:value-type="string">
            <text:p>MacQueen leaves Ratchett</text:p>
          </table:table-cell>
          <table:table-cell table:number-columns-repeated="2"/>
          <table:table-cell office:value-type="string">
            <text:p>Murder Night</text:p>
          </table:table-cell>
          <table:table-cell table:number-columns-repeated="2"/>
          <table:table-cell office:value-type="string">
            <text:p>False</text:p>
          </table:table-cell>
          <table:table-cell office:value-type="string">
            <text:p>1933-02-06 22:00:00</text:p>
          </table:table-cell>
          <table:table-cell/>
          <table:table-cell office:value-type="string">
            <text:p>0 seconds</text:p>
          </table:table-cell>
          <table:table-cell/>
          <table:table-cell office:value-type="string">
            <text:p>1933-02-06 22:00:00</text:p>
          </table:table-cell>
          <table:table-cell table:number-columns-repeated="3"/>
          <table:table-cell office:value-type="string">
            <text:p>MacQueen,Ratchett</text:p>
          </table:table-cell>
          <table:table-cell/>
          <table:table-cell office:value-type="string">
            <text:p>Conductor</text:p>
          </table:table-cell>
          <table:table-cell table:number-columns-repeated="1004"/>
        </table:table-row>
        <table:table-row table:style-name="ro1">
          <table:table-cell office:value-type="string">
            <text:p>Event</text:p>
          </table:table-cell>
          <table:table-cell office:value-type="string">
            <text:p>EV143</text:p>
          </table:table-cell>
          <table:table-cell office:value-type="string">
            <text:p>Hardman claims he is a traveling salesman, then comes clean and claims to be a private detective</text:p>
          </table:table-cell>
          <table:table-cell/>
          <table:table-cell office:value-type="string">
            <text:p>Scene 2.9.2</text:p>
          </table:table-cell>
          <table:table-cell office:value-type="string">
            <text:p>Suspect Interviews</text:p>
          </table:table-cell>
          <table:table-cell office:value-type="string">
            <text:p>PICH</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Hardman</text:p>
          </table:table-cell>
          <table:table-cell table:number-columns-repeated="1006"/>
        </table:table-row>
        <table:table-row table:style-name="ro1">
          <table:table-cell office:value-type="string">
            <text:p>Narrative Folder</text:p>
          </table:table-cell>
          <table:table-cell office:value-type="string">
            <text:p>NF9</text:p>
          </table:table-cell>
          <table:table-cell office:value-type="string">
            <text:p>A Woman?</text:p>
          </table:table-cell>
          <table:table-cell/>
          <table:table-cell office:value-type="string">
            <text:p>Chapter 1.6</text:p>
          </table:table-cell>
          <table:table-cell office:value-type="string">
            <text:p>Evidence search</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37</text:p>
          </table:table-cell>
          <table:table-cell office:value-type="string">
            <text:p>Princess Dragomiroff claims her dressing gown is black satin</text:p>
          </table:table-cell>
          <table:table-cell/>
          <table:table-cell office:value-type="string">
            <text:p>Scene 2.6.6</text:p>
          </table:table-cell>
          <table:table-cell office:value-type="string">
            <text:p>Suspect Interviews</text:p>
          </table:table-cell>
          <table:table-cell office:value-type="string">
            <text:p>PIPD</text:p>
          </table:table-cell>
          <table:table-cell/>
          <table:table-cell office:value-type="string">
            <text:p>False</text:p>
          </table:table-cell>
          <table:table-cell table:number-columns-repeated="2"/>
          <table:table-cell office:value-type="string">
            <text:p>0 seconds</text:p>
          </table:table-cell>
          <table:table-cell table:number-columns-repeated="10"/>
          <table:table-cell office:value-type="string">
            <text:p>Dressing Gown</text:p>
          </table:table-cell>
          <table:table-cell table:number-columns-repeated="1001"/>
        </table:table-row>
        <table:table-row table:style-name="ro1">
          <table:table-cell office:value-type="string">
            <text:p>Event</text:p>
          </table:table-cell>
          <table:table-cell office:value-type="string">
            <text:p>EV40</text:p>
          </table:table-cell>
          <table:table-cell office:value-type="string">
            <text:p>Mrs Hubbard hears someone in her compartment and rings for the conductor</text:p>
          </table:table-cell>
          <table:table-cell/>
          <table:table-cell office:value-type="string">
            <text:p>Scene 1.5.1</text:p>
          </table:table-cell>
          <table:table-cell office:value-type="string">
            <text:p>Murder Night</text:p>
          </table:table-cell>
          <table:table-cell table:number-columns-repeated="2"/>
          <table:table-cell office:value-type="string">
            <text:p>False</text:p>
          </table:table-cell>
          <table:table-cell office:value-type="string">
            <text:p>1933-02-07 01:17:00</text:p>
          </table:table-cell>
          <table:table-cell/>
          <table:table-cell office:value-type="string">
            <text:p>8 minutes</text:p>
          </table:table-cell>
          <table:table-cell/>
          <table:table-cell office:value-type="string">
            <text:p>1933-02-07 01:25:00</text:p>
          </table:table-cell>
          <table:table-cell table:number-columns-repeated="2"/>
          <table:table-cell office:value-type="string">
            <text:p>Alibi,Clue</text:p>
          </table:table-cell>
          <table:table-cell office:value-type="string">
            <text:p>Conductor,Hubbard</text:p>
          </table:table-cell>
          <table:table-cell office:value-type="string">
            <text:p>Hubbard</text:p>
          </table:table-cell>
          <table:table-cell office:value-type="string">
            <text:p>Hardman,Poirot</text:p>
          </table:table-cell>
          <table:table-cell table:number-columns-repeated="2"/>
          <table:table-cell office:value-type="string">
            <text:p>Intruder</text:p>
          </table:table-cell>
          <table:table-cell table:number-columns-repeated="10"/>
          <table:table-cell office:value-type="string">
            <text:p>vzLAc96OQlofQPVgRx8r3</text:p>
          </table:table-cell>
          <table:table-cell table:number-columns-repeated="990"/>
        </table:table-row>
        <table:table-row table:style-name="ro1">
          <table:table-cell office:value-type="string">
            <text:p>Narrative Folder</text:p>
          </table:table-cell>
          <table:table-cell office:value-type="string">
            <text:p>NF5</text:p>
          </table:table-cell>
          <table:table-cell office:value-type="string">
            <text:p>The Tokatlian Hotel</text:p>
          </table:table-cell>
          <table:table-cell/>
          <table:table-cell office:value-type="string">
            <text:p>Chapter 1.2</text:p>
          </table:table-cell>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Narrative Folder</text:p>
          </table:table-cell>
          <table:table-cell office:value-type="string">
            <text:p>NF8</text:p>
          </table:table-cell>
          <table:table-cell office:value-type="string">
            <text:p>The Crime</text:p>
          </table:table-cell>
          <table:table-cell/>
          <table:table-cell office:value-type="string">
            <text:p>Chapter 1.5</text:p>
          </table:table-cell>
          <table:table-cell office:value-type="string">
            <text:p>Evidence search</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Clue</text:p>
          </table:table-cell>
          <table:table-cell office:value-type="string">
            <text:p>OBJ7</text:p>
          </table:table-cell>
          <table:table-cell office:value-type="string">
            <text:p>No Footprints</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8"/>
          <table:table-cell office:value-type="string">
            <text:p>Window</text:p>
          </table:table-cell>
          <table:table-cell table:number-columns-repeated="16"/>
          <table:table-cell office:value-type="string">
            <text:p>hjqtHhu1csFzLBwZZdvzi</text:p>
          </table:table-cell>
          <table:table-cell table:number-columns-repeated="986"/>
        </table:table-row>
        <table:table-row table:style-name="ro1">
          <table:table-cell office:value-type="string">
            <text:p>Event</text:p>
          </table:table-cell>
          <table:table-cell office:value-type="string">
            <text:p>EV71</text:p>
          </table:table-cell>
          <table:table-cell office:value-type="string">
            <text:p>Poirot finds women's handkerchief with the initial 'H'</text:p>
          </table:table-cell>
          <table:table-cell/>
          <table:table-cell office:value-type="string">
            <text:p>Scene 1.7.4</text:p>
          </table:table-cell>
          <table:table-cell office:value-type="string">
            <text:p>Evidence search</text:p>
          </table:table-cell>
          <table:table-cell office:value-type="string">
            <text:p>PEDM</text:p>
          </table:table-cell>
          <table:table-cell/>
          <table:table-cell office:value-type="string">
            <text:p>False</text:p>
          </table:table-cell>
          <table:table-cell office:value-type="string">
            <text:p>1933-02-07 11:37:00</text:p>
          </table:table-cell>
          <table:table-cell/>
          <table:table-cell office:value-type="string">
            <text:p>0 seconds</text:p>
          </table:table-cell>
          <table:table-cell/>
          <table:table-cell office:value-type="string">
            <text:p>1933-02-07 11:37:00</text:p>
          </table:table-cell>
          <table:table-cell table:number-columns-repeated="2"/>
          <table:table-cell office:value-type="string">
            <text:p>Clue,Hankerchief</text:p>
          </table:table-cell>
          <table:table-cell office:value-type="string">
            <text:p>Poirot</text:p>
          </table:table-cell>
          <table:table-cell table:number-columns-repeated="4"/>
          <table:table-cell office:value-type="string">
            <text:p>Handkerchief</text:p>
          </table:table-cell>
          <table:table-cell table:number-columns-repeated="10"/>
          <table:table-cell office:value-type="string">
            <text:p>vzLAc96OQlofQPVgRx8r3</text:p>
          </table:table-cell>
          <table:table-cell table:number-columns-repeated="990"/>
        </table:table-row>
        <table:table-row table:style-name="ro1">
          <table:table-cell office:value-type="string">
            <text:p>Event</text:p>
          </table:table-cell>
          <table:table-cell office:value-type="string">
            <text:p>EV62</text:p>
          </table:table-cell>
          <table:table-cell office:value-type="string">
            <text:p>Poirot interviews the Conductor, who recounts his previous nights actions</text:p>
          </table:table-cell>
          <table:table-cell/>
          <table:table-cell office:value-type="string">
            <text:p>Scene 2.1.1</text:p>
          </table:table-cell>
          <table:table-cell office:value-type="string">
            <text:p>Suspect Interviews</text:p>
          </table:table-cell>
          <table:table-cell office:value-type="string">
            <text:p>PIPA</text:p>
          </table:table-cell>
          <table:table-cell/>
          <table:table-cell office:value-type="string">
            <text:p>False</text:p>
          </table:table-cell>
          <table:table-cell office:value-type="string">
            <text:p>1933-02-07 13:10:00</text:p>
          </table:table-cell>
          <table:table-cell/>
          <table:table-cell office:value-type="string">
            <text:p>10 minutes</text:p>
          </table:table-cell>
          <table:table-cell/>
          <table:table-cell office:value-type="string">
            <text:p>1933-02-07 13:20:00</text:p>
          </table:table-cell>
          <table:table-cell table:number-columns-repeated="3"/>
          <table:table-cell office:value-type="string">
            <text:p>Poirot,Conductor</text:p>
          </table:table-cell>
          <table:table-cell table:number-columns-repeated="1006"/>
        </table:table-row>
        <table:table-row table:style-name="ro1">
          <table:table-cell office:value-type="string">
            <text:p>Event</text:p>
          </table:table-cell>
          <table:table-cell office:value-type="string">
            <text:p>EV181</text:p>
          </table:table-cell>
          <table:table-cell office:value-type="string">
            <text:p>Under pressure from Poirot, the Countess confirms that she is Helena Goldenberg and therefore had motive, but insists she is not the killer.</text:p>
          </table:table-cell>
          <table:table-cell/>
          <table:table-cell office:value-type="string">
            <text:p>Scene 3.4.1</text:p>
          </table:table-cell>
          <table:table-cell office:value-type="string">
            <text:p>Suspect Interviews</text:p>
          </table:table-cell>
          <table:table-cell table:number-columns-repeated="2"/>
          <table:table-cell office:value-type="string">
            <text:p>False</text:p>
          </table:table-cell>
          <table:table-cell office:value-type="string">
            <text:p>1933-02-07 19:10:00</text:p>
          </table:table-cell>
          <table:table-cell/>
          <table:table-cell office:value-type="string">
            <text:p>2 minutes</text:p>
          </table:table-cell>
          <table:table-cell/>
          <table:table-cell office:value-type="string">
            <text:p>1933-02-07 19:12:00</text:p>
          </table:table-cell>
          <table:table-cell table:number-columns-repeated="3"/>
          <table:table-cell office:value-type="string">
            <text:p>Poirot,Countess</text:p>
          </table:table-cell>
          <table:table-cell/>
          <table:table-cell office:value-type="string">
            <text:p>Count,M. Bouc</text:p>
          </table:table-cell>
          <table:table-cell table:number-columns-repeated="2"/>
          <table:table-cell office:value-type="string">
            <text:p>Cassetti</text:p>
          </table:table-cell>
          <table:table-cell table:number-columns-repeated="1001"/>
        </table:table-row>
        <table:table-row table:style-name="ro1">
          <table:table-cell office:value-type="string">
            <text:p>Event</text:p>
          </table:table-cell>
          <table:table-cell office:value-type="string">
            <text:p>EV106</text:p>
          </table:table-cell>
          <table:table-cell office:value-type="string">
            <text:p>M. Bouc calls Poirot to his cabin, and tells him that Ratchett has been stabbed.</text:p>
          </table:table-cell>
          <table:table-cell/>
          <table:table-cell office:value-type="string">
            <text:p>Scene 1.5.6</text:p>
          </table:table-cell>
          <table:table-cell office:value-type="string">
            <text:p>Evidence search</text:p>
          </table:table-cell>
          <table:table-cell table:number-columns-repeated="2"/>
          <table:table-cell office:value-type="string">
            <text:p>False</text:p>
          </table:table-cell>
          <table:table-cell office:value-type="string">
            <text:p>1933-02-07 10:45:00</text:p>
          </table:table-cell>
          <table:table-cell/>
          <table:table-cell office:value-type="string">
            <text:p>5 minutes</text:p>
          </table:table-cell>
          <table:table-cell/>
          <table:table-cell office:value-type="string">
            <text:p>1933-02-07 10:50:00</text:p>
          </table:table-cell>
          <table:table-cell table:number-columns-repeated="3"/>
          <table:table-cell office:value-type="string">
            <text:p>Poirot,M. Bouc</text:p>
          </table:table-cell>
          <table:table-cell table:number-columns-repeated="1006"/>
        </table:table-row>
        <table:table-row table:style-name="ro1">
          <table:table-cell office:value-type="string">
            <text:p>Narrative Folder</text:p>
          </table:table-cell>
          <table:table-cell office:value-type="string">
            <text:p>NF12</text:p>
          </table:table-cell>
          <table:table-cell office:value-type="string">
            <text:p>The Evidence of the Wagon Lit Conductor</text:p>
          </table:table-cell>
          <table:table-cell/>
          <table:table-cell office:value-type="string">
            <text:p>Chapter 2.1</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Narrative Folder</text:p>
          </table:table-cell>
          <table:table-cell office:value-type="string">
            <text:p>NF33</text:p>
          </table:table-cell>
          <table:table-cell office:value-type="string">
            <text:p>The Identity of Mary Debenham</text:p>
          </table:table-cell>
          <table:table-cell/>
          <table:table-cell office:value-type="string">
            <text:p>Chapter 3.7</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07</text:p>
          </table:table-cell>
          <table:table-cell office:value-type="string">
            <text:p>M. Bouc observes that the window was left open, but as there are no footprints outside, this is an obvious ruse.</text:p>
          </table:table-cell>
          <table:table-cell office:value-type="string">
            <text:p>Given the train has been stuck in a snowdrift since then and has not moved position, the lack of footprints rules out the window as an escape route.</text:p>
          </table:table-cell>
          <table:table-cell/>
          <table:table-cell office:value-type="string">
            <text:p>Evidence search</text:p>
          </table:table-cell>
          <table:table-cell office:value-type="string">
            <text:p>MBDD</text:p>
          </table:table-cell>
          <table:table-cell/>
          <table:table-cell office:value-type="string">
            <text:p>False</text:p>
          </table:table-cell>
          <table:table-cell office:value-type="string">
            <text:p>1933-02-07 10:45:00</text:p>
          </table:table-cell>
          <table:table-cell/>
          <table:table-cell office:value-type="string">
            <text:p>25 minutes</text:p>
          </table:table-cell>
          <table:table-cell/>
          <table:table-cell office:value-type="string">
            <text:p>1933-02-07 11:10:00</text:p>
          </table:table-cell>
          <table:table-cell table:number-columns-repeated="3"/>
          <table:table-cell office:value-type="string">
            <text:p>Poirot,M. Bouc,Coroner</text:p>
          </table:table-cell>
          <table:table-cell table:number-columns-repeated="4"/>
          <table:table-cell office:value-type="string">
            <text:p>Window,No Footprints</text:p>
          </table:table-cell>
          <table:table-cell table:number-columns-repeated="1001"/>
        </table:table-row>
        <table:table-row table:style-name="ro2">
          <table:table-cell office:value-type="string">
            <text:p>Character</text:p>
          </table:table-cell>
          <table:table-cell office:value-type="string">
            <text:p>PER4</text:p>
          </table:table-cell>
          <table:table-cell office:value-type="string">
            <text:p>Hercule Poirot</text:p>
          </table:table-cell>
          <table:table-cell table:number-columns-repeated="2"/>
          <table:table-cell office:value-type="string">
            <text:p>Murder Night</text:p>
          </table:table-cell>
          <table:table-cell office:value-type="string">
            <text:p>Investigators</text:p>
          </table:table-cell>
          <table:table-cell office:value-type="string">
            <text:p>P</text:p>
          </table:table-cell>
          <table:table-cell office:value-type="string">
            <text:p>False</text:p>
          </table:table-cell>
          <table:table-cell table:number-columns-repeated="2"/>
          <table:table-cell office:value-type="string">
            <text:p>0 seconds</text:p>
          </table:table-cell>
          <table:table-cell table:number-columns-repeated="22"/>
          <table:table-cell office:value-type="string">
            <text:p>Renowned detective stumbles onto a murder, and feels it necessary to solve it to maintain his reputation.</text:p>
            <text:p/>
            <text:p>However, upon discovering the true nature of the crime, his motivation shifts to providing a plausible cover-up to allow the true murderers to escape punishment.</text:p>
          </table:table-cell>
          <table:table-cell office:value-type="string">
            <text:p>h3VXL3oukHXjehhlTM8Xn</text:p>
          </table:table-cell>
          <table:table-cell office:value-type="string">
            <text:p>Belgian</text:p>
          </table:table-cell>
          <table:table-cell table:number-columns-repeated="2"/>
          <table:table-cell office:value-type="string">
            <text:p>Short, bald man devoted to fashion and tidiness.</text:p>
            <text:p>Uses innocent appearance to lull unsuspecting suspects to talk openly around him.</text:p>
          </table:table-cell>
          <table:table-cell table:number-columns-repeated="984"/>
        </table:table-row>
        <table:table-row table:style-name="ro1">
          <table:table-cell office:value-type="string">
            <text:p>Narrative Folder</text:p>
          </table:table-cell>
          <table:table-cell office:value-type="string">
            <text:p>NF1</text:p>
          </table:table-cell>
          <table:table-cell office:value-type="string">
            <text:p>The Facts</text:p>
          </table:table-cell>
          <table:table-cell/>
          <table:table-cell office:value-type="string">
            <text:p>Part 1</text:p>
          </table:table-cell>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25</text:p>
          </table:table-cell>
          <table:table-cell office:value-type="string">
            <text:p>Hildegarde Schimdt sees imposter conductor in the corridor</text:p>
          </table:table-cell>
          <table:table-cell office:value-type="string">
            <text:p>She lied about the time to try to shield the Princess</text:p>
          </table:table-cell>
          <table:table-cell/>
          <table:table-cell office:value-type="string">
            <text:p>Decoy Theory</text:p>
          </table:table-cell>
          <table:table-cell table:number-columns-repeated="2"/>
          <table:table-cell office:value-type="string">
            <text:p>False</text:p>
          </table:table-cell>
          <table:table-cell office:value-type="string">
            <text:p>1933-02-07 00:18:00</text:p>
          </table:table-cell>
          <table:table-cell/>
          <table:table-cell office:value-type="string">
            <text:p>0 seconds</text:p>
          </table:table-cell>
          <table:table-cell/>
          <table:table-cell office:value-type="string">
            <text:p>1933-02-07 00:18:00</text:p>
          </table:table-cell>
          <table:table-cell table:number-columns-repeated="2"/>
          <table:table-cell office:value-type="string">
            <text:p>Imposter in Conductor's uniform</text:p>
          </table:table-cell>
          <table:table-cell office:value-type="string">
            <text:p>Hildegarde,Intruder</text:p>
          </table:table-cell>
          <table:table-cell table:number-columns-repeated="5"/>
          <table:table-cell office:value-type="string">
            <text:p>Poirot’s Decoy Theory</text:p>
          </table:table-cell>
          <table:table-cell table:number-columns-repeated="9"/>
          <table:table-cell office:value-type="string">
            <text:p>yTWvDcSu3KCcYl3HxUOp3</text:p>
          </table:table-cell>
          <table:table-cell table:number-columns-repeated="990"/>
        </table:table-row>
        <table:table-row table:style-name="ro1">
          <table:table-cell office:value-type="string">
            <text:p>Event</text:p>
          </table:table-cell>
          <table:table-cell office:value-type="string">
            <text:p>EV163</text:p>
          </table:table-cell>
          <table:table-cell office:value-type="string">
            <text:p>Poirot finds pipe cleaners in Arbuthnot’s compartment that match those found in Ratchett’s room</text:p>
          </table:table-cell>
          <table:table-cell/>
          <table:table-cell office:value-type="string">
            <text:p>Scene 2.15.2</text:p>
          </table:table-cell>
          <table:table-cell office:value-type="string">
            <text:p>Evidence search</text:p>
          </table:table-cell>
          <table:table-cell office:value-type="string">
            <text:p>PSPL</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text:p>
          </table:table-cell>
          <table:table-cell/>
          <table:table-cell office:value-type="string">
            <text:p>Arbuthnot</text:p>
          </table:table-cell>
          <table:table-cell table:number-columns-repeated="2"/>
          <table:table-cell office:value-type="string">
            <text:p>Pipe</text:p>
          </table:table-cell>
          <table:table-cell table:number-columns-repeated="1001"/>
        </table:table-row>
        <table:table-row table:style-name="ro1">
          <table:table-cell office:value-type="string">
            <text:p>Narrative Folder</text:p>
          </table:table-cell>
          <table:table-cell office:value-type="string">
            <text:p>NF31</text:p>
          </table:table-cell>
          <table:table-cell office:value-type="string">
            <text:p>The Christian Name of Princess Dragomiroff</text:p>
          </table:table-cell>
          <table:table-cell/>
          <table:table-cell office:value-type="string">
            <text:p>Chapter 3.5</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65</text:p>
          </table:table-cell>
          <table:table-cell office:value-type="string">
            <text:p>Poirot asks Mary Debenham about her “when its all over” comment the previous day.</text:p>
          </table:table-cell>
          <table:table-cell/>
          <table:table-cell office:value-type="string">
            <text:p>Scene 2.15.4</text:p>
          </table:table-cell>
          <table:table-cell office:value-type="string">
            <text:p>Suspect Interviews</text:p>
          </table:table-cell>
          <table:table-cell office:value-type="string">
            <text:p>PSPL</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Mary</text:p>
          </table:table-cell>
          <table:table-cell table:number-columns-repeated="4"/>
          <table:table-cell office:value-type="string">
            <text:p>Overheard whisper</text:p>
          </table:table-cell>
          <table:table-cell table:number-columns-repeated="1001"/>
        </table:table-row>
        <table:table-row table:style-name="ro1">
          <table:table-cell office:value-type="string">
            <text:p>Character</text:p>
          </table:table-cell>
          <table:table-cell office:value-type="string">
            <text:p>PER5</text:p>
          </table:table-cell>
          <table:table-cell office:value-type="string">
            <text:p>The Conductor</text:p>
          </table:table-cell>
          <table:table-cell office:value-type="string">
            <text:p>The father of Daisy’s nurse maid</text:p>
          </table:table-cell>
          <table:table-cell/>
          <table:table-cell office:value-type="string">
            <text:p>#b59dff</text:p>
          </table:table-cell>
          <table:table-cell office:value-type="string">
            <text:p>Guilty</text:p>
          </table:table-cell>
          <table:table-cell office:value-type="string">
            <text:p>TC</text:p>
          </table:table-cell>
          <table:table-cell office:value-type="string">
            <text:p>False</text:p>
          </table:table-cell>
          <table:table-cell table:number-columns-repeated="2"/>
          <table:table-cell office:value-type="string">
            <text:p>0 seconds</text:p>
          </table:table-cell>
          <table:table-cell table:number-columns-repeated="22"/>
          <table:table-cell office:value-type="string">
            <text:p>His daughter was a nursemaid for Daisy Armstrong, who committed suicide as a result of police suspicion following Daisy’s murder.</text:p>
          </table:table-cell>
          <table:table-cell office:value-type="string">
            <text:p>h3VXL3oukHXjehhlTM8Xn</text:p>
          </table:table-cell>
          <table:table-cell office:value-type="string">
            <text:p>French</text:p>
          </table:table-cell>
          <table:table-cell table:number-columns-repeated="2"/>
          <table:table-cell office:value-type="string">
            <text:p>Dependable and honourable, but not intelligent, according to Poirot.</text:p>
          </table:table-cell>
          <table:table-cell office:value-type="string">
            <text:p>Pierre Michel</text:p>
          </table:table-cell>
          <table:table-cell table:number-columns-repeated="983"/>
        </table:table-row>
        <table:table-row table:style-name="ro1">
          <table:table-cell office:value-type="string">
            <text:p>Event</text:p>
          </table:table-cell>
          <table:table-cell office:value-type="string">
            <text:p>EV101</text:p>
          </table:table-cell>
          <table:table-cell office:value-type="string">
            <text:p>Poirot shares lunch on the train with M. Bouc, while observing the other passengers.</text:p>
          </table:table-cell>
          <table:table-cell office:value-type="string">
            <text:p>Each of the passengers is introduced and described in turn.</text:p>
          </table:table-cell>
          <table:table-cell office:value-type="string">
            <text:p>Scene 1.3.1</text:p>
          </table:table-cell>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5"/>
          <table:table-cell office:value-type="string">
            <text:p>Poirot,Foscarelli,Arbuthnot,Count,Countess,Hardman,Greta,MacQueen,Hildegarde,M. Bouc,Mary,Ratchett,Hubbard,Princess</text:p>
          </table:table-cell>
          <table:table-cell table:number-columns-repeated="1006"/>
        </table:table-row>
        <table:table-row table:style-name="ro1">
          <table:table-cell office:value-type="string">
            <text:p>Character</text:p>
          </table:table-cell>
          <table:table-cell office:value-type="string">
            <text:p>PER23</text:p>
          </table:table-cell>
          <table:table-cell office:value-type="string">
            <text:p>Unknown Intruder</text:p>
          </table:table-cell>
          <table:table-cell office:value-type="string">
            <text:p>The unknown murderer is a decoy invented by Poirot to allow the true murderers to escape punishment</text:p>
          </table:table-cell>
          <table:table-cell/>
          <table:table-cell office:value-type="string">
            <text:p>Decoy Theory</text:p>
          </table:table-cell>
          <table:table-cell office:value-type="string">
            <text:p>Decoys</text:p>
          </table:table-cell>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Character</text:p>
          </table:table-cell>
          <table:table-cell office:value-type="string">
            <text:p>PER3</text:p>
          </table:table-cell>
          <table:table-cell office:value-type="string">
            <text:p>Mary Debenham</text:p>
          </table:table-cell>
          <table:table-cell office:value-type="string">
            <text:p>Countess Andrenyi’s governess</text:p>
          </table:table-cell>
          <table:table-cell/>
          <table:table-cell office:value-type="string">
            <text:p>Murder Night</text:p>
          </table:table-cell>
          <table:table-cell office:value-type="string">
            <text:p>Guilty</text:p>
          </table:table-cell>
          <table:table-cell office:value-type="string">
            <text:p>MD</text:p>
          </table:table-cell>
          <table:table-cell office:value-type="string">
            <text:p>True</text:p>
          </table:table-cell>
          <table:table-cell office:value-type="string">
            <text:p>1908-02-12</text:p>
          </table:table-cell>
          <table:table-cell/>
          <table:table-cell office:value-type="string">
            <text:p>9145 days</text:p>
          </table:table-cell>
          <table:table-cell/>
          <table:table-cell office:value-type="string">
            <text:p>1933-02-25</text:p>
          </table:table-cell>
          <table:table-cell table:number-columns-repeated="10"/>
          <table:table-cell office:value-type="string">
            <text:p>Countess</text:p>
          </table:table-cell>
          <table:table-cell table:number-columns-repeated="9"/>
          <table:table-cell office:value-type="string">
            <text:p>Countess Andrenyi’s governess at the time Daisy Armstrong was kidnapped.</text:p>
          </table:table-cell>
          <table:table-cell/>
          <table:table-cell office:value-type="string">
            <text:p>British</text:p>
          </table:table-cell>
          <table:table-cell table:number-columns-repeated="987"/>
        </table:table-row>
        <table:table-row table:style-name="ro1">
          <table:table-cell office:value-type="string">
            <text:p>Event</text:p>
          </table:table-cell>
          <table:table-cell office:value-type="string">
            <text:p>EV27</text:p>
          </table:table-cell>
          <table:table-cell office:value-type="string">
            <text:p>Unknown murderer leaves the train</text:p>
          </table:table-cell>
          <table:table-cell table:number-columns-repeated="2"/>
          <table:table-cell office:value-type="string">
            <text:p>Decoy Theory</text:p>
          </table:table-cell>
          <table:table-cell table:number-columns-repeated="2"/>
          <table:table-cell office:value-type="string">
            <text:p>False</text:p>
          </table:table-cell>
          <table:table-cell office:value-type="string">
            <text:p>1933-02-07 00:25:00</text:p>
          </table:table-cell>
          <table:table-cell/>
          <table:table-cell office:value-type="string">
            <text:p>0 seconds</text:p>
          </table:table-cell>
          <table:table-cell/>
          <table:table-cell office:value-type="string">
            <text:p>1933-02-07 00:25:00</text:p>
          </table:table-cell>
          <table:table-cell table:number-columns-repeated="3"/>
          <table:table-cell office:value-type="string">
            <text:p>Intruder</text:p>
          </table:table-cell>
          <table:table-cell table:number-columns-repeated="5"/>
          <table:table-cell office:value-type="string">
            <text:p>Poirot’s Decoy Theory</text:p>
          </table:table-cell>
          <table:table-cell table:number-columns-repeated="9"/>
          <table:table-cell office:value-type="string">
            <text:p>yTWvDcSu3KCcYl3HxUOp3</text:p>
          </table:table-cell>
          <table:table-cell table:number-columns-repeated="990"/>
        </table:table-row>
        <table:table-row table:style-name="ro1">
          <table:table-cell office:value-type="string">
            <text:p>Narrative Folder</text:p>
          </table:table-cell>
          <table:table-cell office:value-type="string">
            <text:p>NF19</text:p>
          </table:table-cell>
          <table:table-cell office:value-type="string">
            <text:p>The Evidence of Colonel Arbuthnot</text:p>
          </table:table-cell>
          <table:table-cell/>
          <table:table-cell office:value-type="string">
            <text:p>Chapter 2.8</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18</text:p>
          </table:table-cell>
          <table:table-cell office:value-type="string">
            <text:p>Poirot, the coroner and M. Bouc share lunch, where Poirot explains the identity of the victim and details of the Armstrong case.</text:p>
          </table:table-cell>
          <table:table-cell/>
          <table:table-cell office:value-type="string">
            <text:p>Scene 1.8.1</text:p>
          </table:table-cell>
          <table:table-cell office:value-type="string">
            <text:p>Poirot musings</text:p>
          </table:table-cell>
          <table:table-cell table:number-columns-repeated="2"/>
          <table:table-cell office:value-type="string">
            <text:p>False</text:p>
          </table:table-cell>
          <table:table-cell office:value-type="string">
            <text:p>1933-02-07 12:00:00</text:p>
          </table:table-cell>
          <table:table-cell/>
          <table:table-cell office:value-type="string">
            <text:p>1 hour, 10 minutes</text:p>
          </table:table-cell>
          <table:table-cell/>
          <table:table-cell office:value-type="string">
            <text:p>1933-02-07 13:10:00</text:p>
          </table:table-cell>
          <table:table-cell table:number-columns-repeated="3"/>
          <table:table-cell office:value-type="string">
            <text:p>Poirot</text:p>
          </table:table-cell>
          <table:table-cell table:number-columns-repeated="2"/>
          <table:table-cell office:value-type="string">
            <text:p>Nursemaid</text:p>
          </table:table-cell>
          <table:table-cell table:number-columns-repeated="4"/>
          <table:table-cell office:value-type="string">
            <text:p>CCMD</text:p>
          </table:table-cell>
          <table:table-cell table:number-columns-repeated="998"/>
        </table:table-row>
        <table:table-row table:style-name="ro1">
          <table:table-cell office:value-type="string">
            <text:p>Clue</text:p>
          </table:table-cell>
          <table:table-cell office:value-type="string">
            <text:p>OBJ3</text:p>
          </table:table-cell>
          <table:table-cell office:value-type="string">
            <text:p>Tobacco Pipe Cleaners</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25"/>
          <table:table-cell office:value-type="string">
            <text:p>czEnMTy0m321thl7AaOzv</text:p>
          </table:table-cell>
          <table:table-cell table:number-columns-repeated="986"/>
        </table:table-row>
        <table:table-row table:style-name="ro1">
          <table:table-cell office:value-type="string">
            <text:p>Narrative Folder</text:p>
          </table:table-cell>
          <table:table-cell office:value-type="string">
            <text:p>NF11</text:p>
          </table:table-cell>
          <table:table-cell office:value-type="string">
            <text:p>The Armstrong Kidnapping Case</text:p>
          </table:table-cell>
          <table:table-cell/>
          <table:table-cell office:value-type="string">
            <text:p>Chapter 1.8</text:p>
          </table:table-cell>
          <table:table-cell office:value-type="string">
            <text:p>Evidence search</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xposition</text:p>
          </table:table-cell>
          <table:table-cell office:value-type="string">
            <text:p>EXP19</text:p>
          </table:table-cell>
          <table:table-cell office:value-type="string">
            <text:p>Poirot expresses surprise that Colonel Arbuthnot and Mary Debenham did not provide alibis for each other, given their prior relationship, but that others provided them instead.</text:p>
          </table:table-cell>
          <table:table-cell/>
          <table:table-cell office:value-type="string">
            <text:p>Scene 2.12.1</text:p>
          </table:table-cell>
          <table:table-cell office:value-type="string">
            <text:p>Poirot musing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36</text:p>
          </table:table-cell>
          <table:table-cell office:value-type="string">
            <text:p>Poirot finds two different kinds of matches in compartment</text:p>
          </table:table-cell>
          <table:table-cell office:value-type="string">
            <text:p>This indicates to him that something incriminating has been burnt</text:p>
          </table:table-cell>
          <table:table-cell office:value-type="string">
            <text:p>Scene 1.7.3</text:p>
          </table:table-cell>
          <table:table-cell office:value-type="string">
            <text:p>Evidence search</text:p>
          </table:table-cell>
          <table:table-cell office:value-type="string">
            <text:p>PEDM</text:p>
          </table:table-cell>
          <table:table-cell/>
          <table:table-cell office:value-type="string">
            <text:p>False</text:p>
          </table:table-cell>
          <table:table-cell office:value-type="string">
            <text:p>1933-02-07 11:35:00</text:p>
          </table:table-cell>
          <table:table-cell/>
          <table:table-cell office:value-type="string">
            <text:p>0 seconds</text:p>
          </table:table-cell>
          <table:table-cell/>
          <table:table-cell office:value-type="string">
            <text:p>1933-02-07 11:35:00</text:p>
          </table:table-cell>
          <table:table-cell table:number-columns-repeated="2"/>
          <table:table-cell office:value-type="string">
            <text:p>Clue,Burnt Paper</text:p>
          </table:table-cell>
          <table:table-cell office:value-type="string">
            <text:p>Poirot</text:p>
          </table:table-cell>
          <table:table-cell table:number-columns-repeated="4"/>
          <table:table-cell office:value-type="string">
            <text:p>Matches</text:p>
          </table:table-cell>
          <table:table-cell table:number-columns-repeated="10"/>
          <table:table-cell office:value-type="string">
            <text:p>vzLAc96OQlofQPVgRx8r3</text:p>
          </table:table-cell>
          <table:table-cell table:number-columns-repeated="990"/>
        </table:table-row>
        <table:table-row table:style-name="ro1">
          <table:table-cell office:value-type="string">
            <text:p>Event</text:p>
          </table:table-cell>
          <table:table-cell office:value-type="string">
            <text:p>EV197</text:p>
          </table:table-cell>
          <table:table-cell office:value-type="string">
            <text:p>Poirot proposes one possible theory, involving an unknown assailant who snuck onto the train, murdered Ratchett, discarded the uniform in Hildegarde’s luggage and left the train</text:p>
          </table:table-cell>
          <table:table-cell/>
          <table:table-cell office:value-type="string">
            <text:p>Scene 3.9.3</text:p>
          </table:table-cell>
          <table:table-cell office:value-type="string">
            <text:p>Poirot musings</text:p>
          </table:table-cell>
          <table:table-cell office:value-type="string">
            <text:p>IFAP</text:p>
          </table:table-cell>
          <table:table-cell/>
          <table:table-cell office:value-type="string">
            <text:p>False</text:p>
          </table:table-cell>
          <table:table-cell office:value-type="string">
            <text:p>1933-02-07 20:03:00</text:p>
          </table:table-cell>
          <table:table-cell/>
          <table:table-cell office:value-type="string">
            <text:p>3 minutes</text:p>
          </table:table-cell>
          <table:table-cell/>
          <table:table-cell office:value-type="string">
            <text:p>1933-02-07 20:06:00</text:p>
          </table:table-cell>
          <table:table-cell table:number-columns-repeated="3"/>
          <table:table-cell office:value-type="string">
            <text:p>Poirot</text:p>
          </table:table-cell>
          <table:table-cell/>
          <table:table-cell office:value-type="string">
            <text:p>Foscarelli,Arbuthnot,Count,Countess,Hardman,Coroner,Greta,MacQueen,Hildegarde,M. Bouc,Mary,Hubbard,Princess,Conductor,Valet</text:p>
          </table:table-cell>
          <table:table-cell office:value-type="string">
            <text:p>Poirot’s Decoy Theory</text:p>
          </table:table-cell>
          <table:table-cell/>
          <table:table-cell office:value-type="string">
            <text:p>No Footprints,Window,Imposter,Intruder</text:p>
          </table:table-cell>
          <table:table-cell table:number-columns-repeated="1001"/>
        </table:table-row>
        <table:table-row table:style-name="ro1">
          <table:table-cell office:value-type="string">
            <text:p>Event</text:p>
          </table:table-cell>
          <table:table-cell office:value-type="string">
            <text:p>EV112</text:p>
          </table:table-cell>
          <table:table-cell office:value-type="string">
            <text:p>The passports and tickets of all passengers are gathered</text:p>
          </table:table-cell>
          <table:table-cell/>
          <table:table-cell office:value-type="string">
            <text:p>Scene 1.6.1</text:p>
          </table:table-cell>
          <table:table-cell office:value-type="string">
            <text:p>Evidence search</text:p>
          </table:table-cell>
          <table:table-cell table:number-columns-repeated="2"/>
          <table:table-cell office:value-type="string">
            <text:p>False</text:p>
          </table:table-cell>
          <table:table-cell office:value-type="string">
            <text:p>1933-02-07 11:10:00</text:p>
          </table:table-cell>
          <table:table-cell/>
          <table:table-cell office:value-type="string">
            <text:p>0 seconds</text:p>
          </table:table-cell>
          <table:table-cell/>
          <table:table-cell office:value-type="string">
            <text:p>1933-02-07 11:10:00</text:p>
          </table:table-cell>
          <table:table-cell table:number-columns-repeated="3"/>
          <table:table-cell office:value-type="string">
            <text:p>Poirot</text:p>
          </table:table-cell>
          <table:table-cell table:number-columns-repeated="1006"/>
        </table:table-row>
        <table:table-row table:style-name="ro1">
          <table:table-cell office:value-type="string">
            <text:p>Testimony</text:p>
          </table:table-cell>
          <table:table-cell office:value-type="string">
            <text:p>STO11</text:p>
          </table:table-cell>
          <table:table-cell office:value-type="string">
            <text:p>Cyrus Hardman's Testimony</text:p>
          </table:table-cell>
          <table:table-cell table:number-columns-repeated="2"/>
          <table:table-cell office:value-type="string">
            <text:p>Evidence Discovery</text:p>
          </table:table-cell>
          <table:table-cell/>
          <table:table-cell office:value-type="string">
            <text:p>CH</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Narrative Folder</text:p>
          </table:table-cell>
          <table:table-cell office:value-type="string">
            <text:p>NF29</text:p>
          </table:table-cell>
          <table:table-cell office:value-type="string">
            <text:p>Certain Suggestive Points</text:p>
          </table:table-cell>
          <table:table-cell/>
          <table:table-cell office:value-type="string">
            <text:p>Chapter 3.3</text:p>
          </table:table-cell>
          <table:table-cell office:value-type="string">
            <text:p>Poirot musing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02</text:p>
          </table:table-cell>
          <table:table-cell office:value-type="string">
            <text:p>Ratchett approaches Poirot and asks him to investigate threats against him, which Poirot refuses.</text:p>
          </table:table-cell>
          <table:table-cell/>
          <table:table-cell office:value-type="string">
            <text:p>Scene 1.3.2</text:p>
          </table:table-cell>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5"/>
          <table:table-cell office:value-type="string">
            <text:p>Poirot,Ratchett</text:p>
          </table:table-cell>
          <table:table-cell table:number-columns-repeated="1006"/>
        </table:table-row>
        <table:table-row table:style-name="ro1">
          <table:table-cell office:value-type="string">
            <text:p>Event</text:p>
          </table:table-cell>
          <table:table-cell office:value-type="string">
            <text:p>EV187</text:p>
          </table:table-cell>
          <table:table-cell office:value-type="string">
            <text:p>Poirot confronts Arbuthnot with a guess that Mary Debenham was the Countess’s governess. Arbuthnot silence confirms to Poirot that he is correct.</text:p>
          </table:table-cell>
          <table:table-cell/>
          <table:table-cell office:value-type="string">
            <text:p>Scene 3.6.4</text:p>
          </table:table-cell>
          <table:table-cell office:value-type="string">
            <text:p>Suspect Interviews</text:p>
          </table:table-cell>
          <table:table-cell office:value-type="string">
            <text:p>PICA</text:p>
          </table:table-cell>
          <table:table-cell/>
          <table:table-cell office:value-type="string">
            <text:p>False</text:p>
          </table:table-cell>
          <table:table-cell office:value-type="string">
            <text:p>1933-02-07 19:23:00</text:p>
          </table:table-cell>
          <table:table-cell/>
          <table:table-cell office:value-type="string">
            <text:p>2 minutes</text:p>
          </table:table-cell>
          <table:table-cell/>
          <table:table-cell office:value-type="string">
            <text:p>1933-02-07 19:25:00</text:p>
          </table:table-cell>
          <table:table-cell table:number-columns-repeated="3"/>
          <table:table-cell office:value-type="string">
            <text:p>Poirot,Arbuthnot</text:p>
          </table:table-cell>
          <table:table-cell/>
          <table:table-cell office:value-type="string">
            <text:p>M. Bouc,Coroner</text:p>
          </table:table-cell>
          <table:table-cell table:number-columns-repeated="2"/>
          <table:table-cell office:value-type="string">
            <text:p>Cassetti</text:p>
          </table:table-cell>
          <table:table-cell table:number-columns-repeated="1001"/>
        </table:table-row>
        <table:table-row table:style-name="ro1">
          <table:table-cell office:value-type="string">
            <text:p>Exposition</text:p>
          </table:table-cell>
          <table:table-cell office:value-type="string">
            <text:p>EXP21</text:p>
          </table:table-cell>
          <table:table-cell office:value-type="string">
            <text:p>Poirot tells M. Bouc and the doctor that he has known the identity of Mr Ratchett’s killer for some time, and asks for all the guests to assemble in the dining car.</text:p>
          </table:table-cell>
          <table:table-cell/>
          <table:table-cell office:value-type="string">
            <text:p>Scene 3.8.5</text:p>
          </table:table-cell>
          <table:table-cell office:value-type="string">
            <text:p>Evidence search</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5"/>
          <table:table-cell office:value-type="string">
            <text:p>Poirot</text:p>
          </table:table-cell>
          <table:table-cell/>
          <table:table-cell office:value-type="string">
            <text:p>M. Bouc,Coroner</text:p>
          </table:table-cell>
          <table:table-cell table:number-columns-repeated="1004"/>
        </table:table-row>
        <table:table-row table:style-name="ro1">
          <table:table-cell office:value-type="string">
            <text:p>Event</text:p>
          </table:table-cell>
          <table:table-cell office:value-type="string">
            <text:p>EV46</text:p>
          </table:table-cell>
          <table:table-cell office:value-type="string">
            <text:p>No one enters or leaves Rachett's apartment, according to the Conductor</text:p>
          </table:table-cell>
          <table:table-cell table:number-columns-repeated="2"/>
          <table:table-cell office:value-type="string">
            <text:p>Murder Night</text:p>
          </table:table-cell>
          <table:table-cell table:number-columns-repeated="2"/>
          <table:table-cell office:value-type="string">
            <text:p>False</text:p>
          </table:table-cell>
          <table:table-cell office:value-type="string">
            <text:p>1933-02-07 01:17:00</text:p>
          </table:table-cell>
          <table:table-cell/>
          <table:table-cell office:value-type="string">
            <text:p>45 minutes</text:p>
          </table:table-cell>
          <table:table-cell/>
          <table:table-cell office:value-type="string">
            <text:p>1933-02-07 02:02:00</text:p>
          </table:table-cell>
          <table:table-cell table:number-columns-repeated="5"/>
          <table:table-cell office:value-type="string">
            <text:p>Ratchett</text:p>
          </table:table-cell>
          <table:table-cell table:number-columns-repeated="1004"/>
        </table:table-row>
        <table:table-row table:style-name="ro1">
          <table:table-cell office:value-type="string">
            <text:p>Narrative Folder</text:p>
          </table:table-cell>
          <table:table-cell office:value-type="string">
            <text:p>NF2</text:p>
          </table:table-cell>
          <table:table-cell office:value-type="string">
            <text:p>The Evidence</text:p>
          </table:table-cell>
          <table:table-cell/>
          <table:table-cell office:value-type="string">
            <text:p>Part 2</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Character</text:p>
          </table:table-cell>
          <table:table-cell office:value-type="string">
            <text:p>PER11</text:p>
          </table:table-cell>
          <table:table-cell office:value-type="string">
            <text:p>Princess Dragonmiroff</text:p>
          </table:table-cell>
          <table:table-cell office:value-type="string">
            <text:p>Sonia Armstrong’s godmother</text:p>
          </table:table-cell>
          <table:table-cell/>
          <table:table-cell office:value-type="string">
            <text:p>Evidence Discovery</text:p>
          </table:table-cell>
          <table:table-cell office:value-type="string">
            <text:p>Guilty</text:p>
          </table:table-cell>
          <table:table-cell office:value-type="string">
            <text:p>PD</text:p>
          </table:table-cell>
          <table:table-cell office:value-type="string">
            <text:p>True</text:p>
          </table:table-cell>
          <table:table-cell office:value-type="string">
            <text:p>1855-02-24</text:p>
          </table:table-cell>
          <table:table-cell/>
          <table:table-cell office:value-type="string">
            <text:p>28490 days</text:p>
          </table:table-cell>
          <table:table-cell/>
          <table:table-cell office:value-type="string">
            <text:p>1933-02-25</text:p>
          </table:table-cell>
          <table:table-cell table:number-columns-repeated="12"/>
          <table:table-cell office:value-type="string">
            <text:p>Sonia Armstrong</text:p>
          </table:table-cell>
          <table:table-cell table:number-columns-repeated="7"/>
          <table:table-cell office:value-type="string">
            <text:p>She is the godmother of Sonia Armstrong, Daisy’s mother.</text:p>
          </table:table-cell>
          <table:table-cell office:value-type="string">
            <text:p>CxeRfJKmyu1L7hRZq7yYK</text:p>
          </table:table-cell>
          <table:table-cell office:value-type="string">
            <text:p>Russian</text:p>
          </table:table-cell>
          <table:table-cell table:number-columns-repeated="2"/>
          <table:table-cell office:value-type="string">
            <text:p>Ugly, but strong-willed.</text:p>
          </table:table-cell>
          <table:table-cell table:number-columns-repeated="984"/>
        </table:table-row>
        <table:table-row table:style-name="ro1">
          <table:table-cell office:value-type="string">
            <text:p>Event</text:p>
          </table:table-cell>
          <table:table-cell office:value-type="string">
            <text:p>EV135</text:p>
          </table:table-cell>
          <table:table-cell office:value-type="string">
            <text:p>Poirot asks The Conductor about the button found by Mrs Hubbard, but he denies it is his and finds colleagues to vouch for his whereabouts.</text:p>
          </table:table-cell>
          <table:table-cell/>
          <table:table-cell office:value-type="string">
            <text:p>Scene 2.6.1</text:p>
          </table:table-cell>
          <table:table-cell office:value-type="string">
            <text:p>Suspect Interviews</text:p>
          </table:table-cell>
          <table:table-cell office:value-type="string">
            <text:p>PIPA</text:p>
          </table:table-cell>
          <table:table-cell/>
          <table:table-cell office:value-type="string">
            <text:p>False</text:p>
          </table:table-cell>
          <table:table-cell table:number-columns-repeated="2"/>
          <table:table-cell office:value-type="string">
            <text:p>0 seconds</text:p>
          </table:table-cell>
          <table:table-cell table:number-columns-repeated="10"/>
          <table:table-cell office:value-type="string">
            <text:p>Imposter</text:p>
          </table:table-cell>
          <table:table-cell table:number-columns-repeated="1001"/>
        </table:table-row>
        <table:table-row table:style-name="ro1">
          <table:table-cell office:value-type="string">
            <text:p>Event</text:p>
          </table:table-cell>
          <table:table-cell office:value-type="string">
            <text:p>EV3</text:p>
          </table:table-cell>
          <table:table-cell office:value-type="string">
            <text:p>No one enters or leaves Rachett's apartment, according to the Conductor</text:p>
          </table:table-cell>
          <table:table-cell table:number-columns-repeated="2"/>
          <table:table-cell office:value-type="string">
            <text:p>Murder Night</text:p>
          </table:table-cell>
          <table:table-cell table:number-columns-repeated="2"/>
          <table:table-cell office:value-type="string">
            <text:p>False</text:p>
          </table:table-cell>
          <table:table-cell office:value-type="string">
            <text:p>1933-02-07 00:00:00</text:p>
          </table:table-cell>
          <table:table-cell/>
          <table:table-cell office:value-type="string">
            <text:p>1 hour</text:p>
          </table:table-cell>
          <table:table-cell/>
          <table:table-cell office:value-type="string">
            <text:p>1933-02-07 01:00:00</text:p>
          </table:table-cell>
          <table:table-cell table:number-columns-repeated="5"/>
          <table:table-cell office:value-type="string">
            <text:p>Conductor,Ratchett</text:p>
          </table:table-cell>
          <table:table-cell table:number-columns-repeated="1004"/>
        </table:table-row>
        <table:table-row table:style-name="ro1">
          <table:table-cell office:value-type="string">
            <text:p>Clue</text:p>
          </table:table-cell>
          <table:table-cell office:value-type="string">
            <text:p>OBJ4</text:p>
          </table:table-cell>
          <table:table-cell office:value-type="string">
            <text:p>Scarlett Dressing Gown</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25"/>
          <table:table-cell office:value-type="string">
            <text:p>6nN3nZLZeR0NlOZPgYQxb</text:p>
          </table:table-cell>
          <table:table-cell table:number-columns-repeated="986"/>
        </table:table-row>
        <table:table-row table:style-name="ro1">
          <table:table-cell office:value-type="string">
            <text:p>Event</text:p>
          </table:table-cell>
          <table:table-cell office:value-type="string">
            <text:p>EV156</text:p>
          </table:table-cell>
          <table:table-cell office:value-type="string">
            <text:p>Hildegarde claims not to own the handkerchief</text:p>
          </table:table-cell>
          <table:table-cell/>
          <table:table-cell office:value-type="string">
            <text:p>Scene 2.12.7</text:p>
          </table:table-cell>
          <table:table-cell office:value-type="string">
            <text:p>Suspect Interviews</text:p>
          </table:table-cell>
          <table:table-cell office:value-type="string">
            <text:p>PIHS</text:p>
          </table:table-cell>
          <table:table-cell/>
          <table:table-cell office:value-type="string">
            <text:p>False</text:p>
          </table:table-cell>
          <table:table-cell table:number-columns-repeated="2"/>
          <table:table-cell office:value-type="string">
            <text:p>0 seconds</text:p>
          </table:table-cell>
          <table:table-cell table:number-columns-repeated="10"/>
          <table:table-cell office:value-type="string">
            <text:p>Handkerchief</text:p>
          </table:table-cell>
          <table:table-cell table:number-columns-repeated="1001"/>
        </table:table-row>
        <table:table-row table:style-name="ro1">
          <table:table-cell office:value-type="string">
            <text:p>Event</text:p>
          </table:table-cell>
          <table:table-cell office:value-type="string">
            <text:p>EV29</text:p>
          </table:table-cell>
          <table:table-cell office:value-type="string">
            <text:p>MacQueen takes down memoranda of letters with Mr Ratchett. This is observed by the Conductor, who states that no one else was seen entering Ratchett’s room that night.</text:p>
          </table:table-cell>
          <table:table-cell/>
          <table:table-cell office:value-type="string">
            <text:p>Scene 2.1.3</text:p>
          </table:table-cell>
          <table:table-cell office:value-type="string">
            <text:p>Murder Night</text:p>
          </table:table-cell>
          <table:table-cell table:number-columns-repeated="2"/>
          <table:table-cell office:value-type="string">
            <text:p>False</text:p>
          </table:table-cell>
          <table:table-cell office:value-type="string">
            <text:p>1933-02-06 21:40:00</text:p>
          </table:table-cell>
          <table:table-cell/>
          <table:table-cell office:value-type="string">
            <text:p>20 minutes</text:p>
          </table:table-cell>
          <table:table-cell/>
          <table:table-cell office:value-type="string">
            <text:p>1933-02-06 22:00:00</text:p>
          </table:table-cell>
          <table:table-cell table:number-columns-repeated="3"/>
          <table:table-cell office:value-type="string">
            <text:p>MacQueen,Ratchett</text:p>
          </table:table-cell>
          <table:table-cell office:value-type="string">
            <text:p>MacQueen,Conductor</text:p>
          </table:table-cell>
          <table:table-cell table:number-columns-repeated="14"/>
          <table:table-cell office:value-type="string">
            <text:p>stkXv6lwGqSu7p9ElwS3z</text:p>
          </table:table-cell>
          <table:table-cell table:number-columns-repeated="990"/>
        </table:table-row>
        <table:table-row table:style-name="ro1">
          <table:table-cell office:value-type="string">
            <text:p>Event</text:p>
          </table:table-cell>
          <table:table-cell office:value-type="string">
            <text:p>EV26</text:p>
          </table:table-cell>
          <table:table-cell office:value-type="string">
            <text:p>Rachett's body found</text:p>
          </table:table-cell>
          <table:table-cell table:number-columns-repeated="2"/>
          <table:table-cell office:value-type="string">
            <text:p>Evidence search</text:p>
          </table:table-cell>
          <table:table-cell table:number-columns-repeated="2"/>
          <table:table-cell office:value-type="string">
            <text:p>False</text:p>
          </table:table-cell>
          <table:table-cell office:value-type="string">
            <text:p>1933-02-07 10:40:00</text:p>
          </table:table-cell>
          <table:table-cell/>
          <table:table-cell office:value-type="string">
            <text:p>0 seconds</text:p>
          </table:table-cell>
          <table:table-cell/>
          <table:table-cell office:value-type="string">
            <text:p>1933-02-07 10:40:00</text:p>
          </table:table-cell>
          <table:table-cell table:number-columns-repeated="3"/>
          <table:table-cell office:value-type="string">
            <text:p>Conductor</text:p>
          </table:table-cell>
          <table:table-cell/>
          <table:table-cell office:value-type="string">
            <text:p>Ratchett</text:p>
          </table:table-cell>
          <table:table-cell table:number-columns-repeated="1004"/>
        </table:table-row>
        <table:table-row table:style-name="ro1">
          <table:table-cell office:value-type="string">
            <text:p>Event</text:p>
          </table:table-cell>
          <table:table-cell office:value-type="string">
            <text:p>EV190</text:p>
          </table:table-cell>
          <table:table-cell office:value-type="string">
            <text:p>Poirot calls for Foscarelli and correctly guesses that he acted as the Armstrong’s chauffer.</text:p>
          </table:table-cell>
          <table:table-cell/>
          <table:table-cell office:value-type="string">
            <text:p>Scene 3.8.1</text:p>
          </table:table-cell>
          <table:table-cell office:value-type="string">
            <text:p>Suspect Interviews</text:p>
          </table:table-cell>
          <table:table-cell table:number-columns-repeated="2"/>
          <table:table-cell office:value-type="string">
            <text:p>False</text:p>
          </table:table-cell>
          <table:table-cell office:value-type="string">
            <text:p>1933-02-07 19:35:00</text:p>
          </table:table-cell>
          <table:table-cell/>
          <table:table-cell office:value-type="string">
            <text:p>5 minutes</text:p>
          </table:table-cell>
          <table:table-cell/>
          <table:table-cell office:value-type="string">
            <text:p>1933-02-07 19:40:00</text:p>
          </table:table-cell>
          <table:table-cell table:number-columns-repeated="3"/>
          <table:table-cell office:value-type="string">
            <text:p>Poirot,Foscarelli</text:p>
          </table:table-cell>
          <table:table-cell/>
          <table:table-cell office:value-type="string">
            <text:p>M. Bouc,Coroner</text:p>
          </table:table-cell>
          <table:table-cell table:number-columns-repeated="2"/>
          <table:table-cell office:value-type="string">
            <text:p>Cassetti</text:p>
          </table:table-cell>
          <table:table-cell table:number-columns-repeated="1001"/>
        </table:table-row>
        <table:table-row table:style-name="ro1">
          <table:table-cell office:value-type="string">
            <text:p>Event</text:p>
          </table:table-cell>
          <table:table-cell office:value-type="string">
            <text:p>EV183</text:p>
          </table:table-cell>
          <table:table-cell office:value-type="string">
            <text:p>Princess Dragomiroff claims ownership of the handkerchief, and admits she knew the Countess was related to the Armstrongs.</text:p>
          </table:table-cell>
          <table:table-cell/>
          <table:table-cell office:value-type="string">
            <text:p>Scene 3.5.1</text:p>
          </table:table-cell>
          <table:table-cell office:value-type="string">
            <text:p>Suspect Interviews</text:p>
          </table:table-cell>
          <table:table-cell table:number-columns-repeated="2"/>
          <table:table-cell office:value-type="string">
            <text:p>False</text:p>
          </table:table-cell>
          <table:table-cell office:value-type="string">
            <text:p>1933-02-07 19:15:00</text:p>
          </table:table-cell>
          <table:table-cell/>
          <table:table-cell office:value-type="string">
            <text:p>5 minutes</text:p>
          </table:table-cell>
          <table:table-cell/>
          <table:table-cell office:value-type="string">
            <text:p>1933-02-07 19:20:00</text:p>
          </table:table-cell>
          <table:table-cell table:number-columns-repeated="3"/>
          <table:table-cell office:value-type="string">
            <text:p>Princess,Poirot</text:p>
          </table:table-cell>
          <table:table-cell/>
          <table:table-cell office:value-type="string">
            <text:p>M. Bouc,Coroner</text:p>
          </table:table-cell>
          <table:table-cell table:number-columns-repeated="2"/>
          <table:table-cell office:value-type="string">
            <text:p>Handkerchief,Cassetti</text:p>
          </table:table-cell>
          <table:table-cell table:number-columns-repeated="1001"/>
        </table:table-row>
        <table:table-row table:style-name="ro1">
          <table:table-cell office:value-type="string">
            <text:p>Event</text:p>
          </table:table-cell>
          <table:table-cell office:value-type="string">
            <text:p>EV33</text:p>
          </table:table-cell>
          <table:table-cell office:value-type="string">
            <text:p>Another passenger enters Mr. Ratchett's compartment and finds him dead. He rings the bell for the conductor, then panics and pretends to be Mr. Ratchett when answering as he doesn’t want to be found with the body.</text:p>
          </table:table-cell>
          <table:table-cell table:number-columns-repeated="2"/>
          <table:table-cell office:value-type="string">
            <text:p>Decoy Theory</text:p>
          </table:table-cell>
          <table:table-cell table:number-columns-repeated="2"/>
          <table:table-cell office:value-type="string">
            <text:p>False</text:p>
          </table:table-cell>
          <table:table-cell office:value-type="string">
            <text:p>1933-02-07 00:37:00</text:p>
          </table:table-cell>
          <table:table-cell/>
          <table:table-cell office:value-type="string">
            <text:p>0 seconds</text:p>
          </table:table-cell>
          <table:table-cell/>
          <table:table-cell office:value-type="string">
            <text:p>1933-02-07 00:37:00</text:p>
          </table:table-cell>
          <table:table-cell table:number-columns-repeated="3"/>
          <table:table-cell office:value-type="string">
            <text:p>MacQueen,Conductor,Intruder</text:p>
          </table:table-cell>
          <table:table-cell/>
          <table:table-cell office:value-type="string">
            <text:p>Ratchett</text:p>
          </table:table-cell>
          <table:table-cell table:number-columns-repeated="3"/>
          <table:table-cell office:value-type="string">
            <text:p>Poirot’s Decoy Theory</text:p>
          </table:table-cell>
          <table:table-cell table:number-columns-repeated="9"/>
          <table:table-cell office:value-type="string">
            <text:p>yTWvDcSu3KCcYl3HxUOp3</text:p>
          </table:table-cell>
          <table:table-cell table:number-columns-repeated="990"/>
        </table:table-row>
        <table:table-row table:style-name="ro1">
          <table:table-cell office:value-type="string">
            <text:p>Event</text:p>
          </table:table-cell>
          <table:table-cell office:value-type="string">
            <text:p>EV139</text:p>
          </table:table-cell>
          <table:table-cell office:value-type="string">
            <text:p>The Countess claims her dressing gown is yellow</text:p>
          </table:table-cell>
          <table:table-cell/>
          <table:table-cell office:value-type="string">
            <text:p>Scene 2.7.5</text:p>
          </table:table-cell>
          <table:table-cell office:value-type="string">
            <text:p>Suspect Interviews</text:p>
          </table:table-cell>
          <table:table-cell office:value-type="string">
            <text:p>PICA</text:p>
          </table:table-cell>
          <table:table-cell/>
          <table:table-cell office:value-type="string">
            <text:p>False</text:p>
          </table:table-cell>
          <table:table-cell table:number-columns-repeated="2"/>
          <table:table-cell office:value-type="string">
            <text:p>0 seconds</text:p>
          </table:table-cell>
          <table:table-cell table:number-columns-repeated="10"/>
          <table:table-cell office:value-type="string">
            <text:p>Dressing Gown</text:p>
          </table:table-cell>
          <table:table-cell table:number-columns-repeated="1001"/>
        </table:table-row>
        <table:table-row table:style-name="ro1">
          <table:table-cell office:value-type="string">
            <text:p>Character Group</text:p>
          </table:table-cell>
          <table:table-cell office:value-type="string">
            <text:p>CG6</text:p>
          </table:table-cell>
          <table:table-cell office:value-type="string">
            <text:p>Conspirators</text:p>
          </table:table-cell>
          <table:table-cell table:number-columns-repeated="2"/>
          <table:table-cell office:value-type="string">
            <text:p>Evidence Discovery</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202</text:p>
          </table:table-cell>
          <table:table-cell office:value-type="string">
            <text:p>Poirot determines that of the 13 guests who delivered 12 stab wounds, it was the Countess that did not take part, as she was the person with the greatest motive and her husband instead took her place.</text:p>
          </table:table-cell>
          <table:table-cell/>
          <table:table-cell office:value-type="string">
            <text:p>Scene 3.9.8</text:p>
          </table:table-cell>
          <table:table-cell office:value-type="string">
            <text:p>Poirot musings</text:p>
          </table:table-cell>
          <table:table-cell office:value-type="string">
            <text:p>IFAP</text:p>
          </table:table-cell>
          <table:table-cell/>
          <table:table-cell office:value-type="string">
            <text:p>False</text:p>
          </table:table-cell>
          <table:table-cell office:value-type="string">
            <text:p>1933-02-07 20:18:00</text:p>
          </table:table-cell>
          <table:table-cell/>
          <table:table-cell office:value-type="string">
            <text:p>3 minutes</text:p>
          </table:table-cell>
          <table:table-cell/>
          <table:table-cell office:value-type="string">
            <text:p>1933-02-07 20:21:00</text:p>
          </table:table-cell>
          <table:table-cell table:number-columns-repeated="3"/>
          <table:table-cell office:value-type="string">
            <text:p>Poirot</text:p>
          </table:table-cell>
          <table:table-cell/>
          <table:table-cell office:value-type="string">
            <text:p>Foscarelli,Arbuthnot,Count,Countess,Hardman,Coroner,Greta,MacQueen,Hildegarde,M. Bouc,Mary,Hubbard,Princess,Conductor,Valet</text:p>
          </table:table-cell>
          <table:table-cell table:number-columns-repeated="2"/>
          <table:table-cell office:value-type="string">
            <text:p>Wounds</text:p>
          </table:table-cell>
          <table:table-cell table:number-columns-repeated="1001"/>
        </table:table-row>
        <table:table-row table:style-name="ro4">
          <table:table-cell office:value-type="string">
            <text:p>Event</text:p>
          </table:table-cell>
          <table:table-cell office:value-type="string">
            <text:p>EV74</text:p>
          </table:table-cell>
          <table:table-cell office:value-type="string">
            <text:p>Mrs Hubbard rings for the conductor with her story regarding an intruder in her room.</text:p>
          </table:table-cell>
          <table:table-cell office:value-type="string">
            <text:p>She lies about hearing a man in her compartment</text:p>
            <text:p/>
          </table:table-cell>
          <table:table-cell/>
          <table:table-cell office:value-type="string">
            <text:p>True Crime</text:p>
          </table:table-cell>
          <table:table-cell table:number-columns-repeated="2"/>
          <table:table-cell office:value-type="string">
            <text:p>False</text:p>
          </table:table-cell>
          <table:table-cell office:value-type="string">
            <text:p>1933-02-07 01:17:00</text:p>
          </table:table-cell>
          <table:table-cell/>
          <table:table-cell office:value-type="string">
            <text:p>0 seconds</text:p>
          </table:table-cell>
          <table:table-cell/>
          <table:table-cell office:value-type="string">
            <text:p>1933-02-07 01:17:00</text:p>
          </table:table-cell>
          <table:table-cell table:number-columns-repeated="3"/>
          <table:table-cell office:value-type="string">
            <text:p>Conductor,Hubbard</text:p>
          </table:table-cell>
          <table:table-cell/>
          <table:table-cell office:value-type="string">
            <text:p>Poirot</text:p>
          </table:table-cell>
          <table:table-cell table:number-columns-repeated="2"/>
          <table:table-cell office:value-type="string">
            <text:p>Imposter,Intruder</text:p>
          </table:table-cell>
          <table:table-cell office:value-type="string">
            <text:p>True Crime</text:p>
          </table:table-cell>
          <table:table-cell table:number-columns-repeated="9"/>
          <table:table-cell office:value-type="string">
            <text:p>vzLAc96OQlofQPVgRx8r3</text:p>
          </table:table-cell>
          <table:table-cell table:number-columns-repeated="990"/>
        </table:table-row>
        <table:table-row table:style-name="ro1">
          <table:table-cell office:value-type="string">
            <text:p>Clue</text:p>
          </table:table-cell>
          <table:table-cell office:value-type="string">
            <text:p>OBJ10</text:p>
          </table:table-cell>
          <table:table-cell office:value-type="string">
            <text:p>Fake conductor</text:p>
          </table:table-cell>
          <table:table-cell office:value-type="string">
            <text:p>Described as a small, dark man with a feminine voice by Hardman, which is later confirmed by Hildegarde Schmidt.</text:p>
          </table:table-cell>
          <table:table-cell/>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7"/>
          <table:table-cell office:value-type="string">
            <text:p>Hardman,Hildegarde,MacQueen,Arbuthnot</text:p>
          </table:table-cell>
          <table:table-cell office:value-type="string">
            <text:p>Intruder</text:p>
          </table:table-cell>
          <table:table-cell table:number-columns-repeated="16"/>
          <table:table-cell office:value-type="string">
            <text:p>6nN3nZLZeR0NlOZPgYQxb</text:p>
          </table:table-cell>
          <table:table-cell table:number-columns-repeated="986"/>
        </table:table-row>
        <table:table-row table:style-name="ro1">
          <table:table-cell office:value-type="string">
            <text:p>Event</text:p>
          </table:table-cell>
          <table:table-cell office:value-type="string">
            <text:p>EV121</text:p>
          </table:table-cell>
          <table:table-cell office:value-type="string">
            <text:p>The Conductor recounts responding to Ratchett’s bell, as Poirot had witnessed on the night</text:p>
          </table:table-cell>
          <table:table-cell/>
          <table:table-cell office:value-type="string">
            <text:p>Scene 2.1.4</text:p>
          </table:table-cell>
          <table:table-cell office:value-type="string">
            <text:p>Suspect Interviews</text:p>
          </table:table-cell>
          <table:table-cell office:value-type="string">
            <text:p>PICW</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Conductor</text:p>
          </table:table-cell>
          <table:table-cell table:number-columns-repeated="4"/>
          <table:table-cell office:value-type="string">
            <text:p>Talks French</text:p>
          </table:table-cell>
          <table:table-cell table:number-columns-repeated="2"/>
          <table:table-cell office:value-type="string">
            <text:p>AMPH</text:p>
          </table:table-cell>
          <table:table-cell table:number-columns-repeated="998"/>
        </table:table-row>
        <table:table-row table:style-name="ro1">
          <table:table-cell office:value-type="string">
            <text:p>Story Arc</text:p>
          </table:table-cell>
          <table:table-cell office:value-type="string">
            <text:p>ARC1</text:p>
          </table:table-cell>
          <table:table-cell office:value-type="string">
            <text:p>Train Movements</text:p>
          </table:table-cell>
          <table:table-cell office:value-type="string">
            <text:p>Global events applicable across all arcs</text:p>
          </table:table-cell>
          <table:table-cell/>
          <table:table-cell office:value-type="string">
            <text:p>Teal</text:p>
          </table:table-cell>
          <table:table-cell/>
          <table:table-cell office:value-type="string">
            <text:p>G</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3</text:p>
          </table:table-cell>
          <table:table-cell office:value-type="string">
            <text:p>Cyrus Hardman stays awake in his compartment, watching the corridor</text:p>
          </table:table-cell>
          <table:table-cell office:value-type="string">
            <text:p>Alibi from midnight to 2am (substantiated by MacQueen and the conductor)</text:p>
          </table:table-cell>
          <table:table-cell/>
          <table:table-cell office:value-type="string">
            <text:p>Murder Night</text:p>
          </table:table-cell>
          <table:table-cell table:number-columns-repeated="2"/>
          <table:table-cell office:value-type="string">
            <text:p>False</text:p>
          </table:table-cell>
          <table:table-cell office:value-type="string">
            <text:p>1933-02-06 22:00:00</text:p>
          </table:table-cell>
          <table:table-cell/>
          <table:table-cell office:value-type="string">
            <text:p>10 hours</text:p>
          </table:table-cell>
          <table:table-cell/>
          <table:table-cell office:value-type="string">
            <text:p>1933-02-07 08:00:00</text:p>
          </table:table-cell>
          <table:table-cell table:number-columns-repeated="2"/>
          <table:table-cell office:value-type="string">
            <text:p>Partial Alibi</text:p>
          </table:table-cell>
          <table:table-cell table:number-columns-repeated="2" office:value-type="string">
            <text:p>Hardman</text:p>
          </table:table-cell>
          <table:table-cell table:number-columns-repeated="14"/>
          <table:table-cell office:value-type="string">
            <text:p>LrVPiW1O3XIxw6ozpnk0l</text:p>
          </table:table-cell>
          <table:table-cell table:number-columns-repeated="990"/>
        </table:table-row>
        <table:table-row table:style-name="ro1">
          <table:table-cell office:value-type="string">
            <text:p>Character</text:p>
          </table:table-cell>
          <table:table-cell office:value-type="string">
            <text:p>PER10</text:p>
          </table:table-cell>
          <table:table-cell office:value-type="string">
            <text:p>Greta Ohlsson</text:p>
          </table:table-cell>
          <table:table-cell office:value-type="string">
            <text:p>Daisy Armstrong’s nurse</text:p>
          </table:table-cell>
          <table:table-cell/>
          <table:table-cell office:value-type="string">
            <text:p>Teal</text:p>
          </table:table-cell>
          <table:table-cell office:value-type="string">
            <text:p>Guilty</text:p>
          </table:table-cell>
          <table:table-cell office:value-type="string">
            <text:p>GO</text:p>
          </table:table-cell>
          <table:table-cell office:value-type="string">
            <text:p>True</text:p>
          </table:table-cell>
          <table:table-cell table:number-columns-repeated="2"/>
          <table:table-cell office:value-type="string">
            <text:p>0 seconds</text:p>
          </table:table-cell>
          <table:table-cell/>
          <table:table-cell office:value-type="string">
            <text:p>1933-02-25</text:p>
          </table:table-cell>
          <table:table-cell table:number-columns-repeated="13"/>
          <table:table-cell office:value-type="string">
            <text:p>Daisy</text:p>
          </table:table-cell>
          <table:table-cell table:number-columns-repeated="6"/>
          <table:table-cell office:value-type="string">
            <text:p>She was Daisy Armstrong’s nurse.</text:p>
          </table:table-cell>
          <table:table-cell office:value-type="string">
            <text:p>CxeRfJKmyu1L7hRZq7yYK</text:p>
          </table:table-cell>
          <table:table-cell office:value-type="string">
            <text:p>Swedish</text:p>
          </table:table-cell>
          <table:table-cell table:number-columns-repeated="2"/>
          <table:table-cell office:value-type="string">
            <text:p>Sentimental and delicate.</text:p>
          </table:table-cell>
          <table:table-cell table:number-columns-repeated="984"/>
        </table:table-row>
        <table:table-row table:style-name="ro1">
          <table:table-cell office:value-type="string">
            <text:p>Event</text:p>
          </table:table-cell>
          <table:table-cell office:value-type="string">
            <text:p>EV193</text:p>
          </table:table-cell>
          <table:table-cell office:value-type="string">
            <text:p>Poirot questions Hardman’s history with the Armstrongs, but he denies any connection.</text:p>
          </table:table-cell>
          <table:table-cell/>
          <table:table-cell office:value-type="string">
            <text:p>Scene 3.8.4</text:p>
          </table:table-cell>
          <table:table-cell office:value-type="string">
            <text:p>Evidence search</text:p>
          </table:table-cell>
          <table:table-cell table:number-columns-repeated="2"/>
          <table:table-cell office:value-type="string">
            <text:p>False</text:p>
          </table:table-cell>
          <table:table-cell office:value-type="string">
            <text:p>1933-02-07 19:45:00</text:p>
          </table:table-cell>
          <table:table-cell/>
          <table:table-cell office:value-type="string">
            <text:p>0 seconds</text:p>
          </table:table-cell>
          <table:table-cell/>
          <table:table-cell office:value-type="string">
            <text:p>1933-02-07 19:45:00</text:p>
          </table:table-cell>
          <table:table-cell table:number-columns-repeated="3"/>
          <table:table-cell office:value-type="string">
            <text:p>Poirot,Hardman</text:p>
          </table:table-cell>
          <table:table-cell/>
          <table:table-cell office:value-type="string">
            <text:p>M. Bouc,Coroner</text:p>
          </table:table-cell>
          <table:table-cell table:number-columns-repeated="2"/>
          <table:table-cell office:value-type="string">
            <text:p>Cassetti</text:p>
          </table:table-cell>
          <table:table-cell table:number-columns-repeated="1001"/>
        </table:table-row>
        <table:table-row table:style-name="ro1">
          <table:table-cell office:value-type="string">
            <text:p>Event</text:p>
          </table:table-cell>
          <table:table-cell office:value-type="string">
            <text:p>EV146</text:p>
          </table:table-cell>
          <table:table-cell office:value-type="string">
            <text:p>When offered, Hardman opts for a cigarette rather than a tobacco pipe</text:p>
          </table:table-cell>
          <table:table-cell/>
          <table:table-cell office:value-type="string">
            <text:p>Scene 2.9.5</text:p>
          </table:table-cell>
          <table:table-cell office:value-type="string">
            <text:p>Suspect Interviews</text:p>
          </table:table-cell>
          <table:table-cell office:value-type="string">
            <text:p>PICH</text:p>
          </table:table-cell>
          <table:table-cell/>
          <table:table-cell office:value-type="string">
            <text:p>False</text:p>
          </table:table-cell>
          <table:table-cell table:number-columns-repeated="2"/>
          <table:table-cell office:value-type="string">
            <text:p>0 seconds</text:p>
          </table:table-cell>
          <table:table-cell table:number-columns-repeated="10"/>
          <table:table-cell office:value-type="string">
            <text:p>Pipe</text:p>
          </table:table-cell>
          <table:table-cell table:number-columns-repeated="1001"/>
        </table:table-row>
        <table:table-row table:style-name="ro1">
          <table:table-cell office:value-type="string">
            <text:p>Event</text:p>
          </table:table-cell>
          <table:table-cell office:value-type="string">
            <text:p>EV155</text:p>
          </table:table-cell>
          <table:table-cell office:value-type="string">
            <text:p>Hildegarde claims to have seen a conductor leave an apartment and ignore a ringing bell</text:p>
          </table:table-cell>
          <table:table-cell/>
          <table:table-cell office:value-type="string">
            <text:p>Scene 2.12.6</text:p>
          </table:table-cell>
          <table:table-cell office:value-type="string">
            <text:p>Suspect Interviews</text:p>
          </table:table-cell>
          <table:table-cell office:value-type="string">
            <text:p>PIHS</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Hildegarde</text:p>
          </table:table-cell>
          <table:table-cell table:number-columns-repeated="4"/>
          <table:table-cell office:value-type="string">
            <text:p>Imposter</text:p>
          </table:table-cell>
          <table:table-cell table:number-columns-repeated="1001"/>
        </table:table-row>
        <table:table-row table:style-name="ro1">
          <table:table-cell office:value-type="string">
            <text:p>Clue</text:p>
          </table:table-cell>
          <table:table-cell office:value-type="string">
            <text:p>OBJ2</text:p>
          </table:table-cell>
          <table:table-cell office:value-type="string">
            <text:p>Matches</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25"/>
          <table:table-cell office:value-type="string">
            <text:p>czEnMTy0m321thl7AaOzv</text:p>
          </table:table-cell>
          <table:table-cell table:number-columns-repeated="986"/>
        </table:table-row>
        <table:table-row table:style-name="ro4">
          <table:table-cell office:value-type="string">
            <text:p>Event</text:p>
          </table:table-cell>
          <table:table-cell office:value-type="string">
            <text:p>EV6</text:p>
          </table:table-cell>
          <table:table-cell office:value-type="string">
            <text:p>One of the male passengers rings the conductors bell from Mr. Ratchett's apartment and answers in French</text:p>
          </table:table-cell>
          <table:table-cell office:value-type="string">
            <text:p>As Mr. Ratchett does not speak French, this is to imply to Poirot that he was already dead at this point</text:p>
            <text:p/>
          </table:table-cell>
          <table:table-cell/>
          <table:table-cell office:value-type="string">
            <text:p>True Crime</text:p>
          </table:table-cell>
          <table:table-cell table:number-columns-repeated="2"/>
          <table:table-cell office:value-type="string">
            <text:p>False</text:p>
          </table:table-cell>
          <table:table-cell office:value-type="string">
            <text:p>1933-02-07 00:37:00</text:p>
          </table:table-cell>
          <table:table-cell/>
          <table:table-cell office:value-type="string">
            <text:p>0 seconds</text:p>
          </table:table-cell>
          <table:table-cell/>
          <table:table-cell office:value-type="string">
            <text:p>1933-02-07 00:37:00</text:p>
          </table:table-cell>
          <table:table-cell table:number-columns-repeated="3"/>
          <table:table-cell office:value-type="string">
            <text:p>Conductor</text:p>
          </table:table-cell>
          <table:table-cell/>
          <table:table-cell office:value-type="string">
            <text:p>Poirot</text:p>
          </table:table-cell>
          <table:table-cell office:value-type="string">
            <text:p>Talks French</text:p>
          </table:table-cell>
          <table:table-cell/>
          <table:table-cell office:value-type="string">
            <text:p>Talks French</text:p>
          </table:table-cell>
          <table:table-cell office:value-type="string">
            <text:p>True Crime</text:p>
          </table:table-cell>
          <table:table-cell table:number-columns-repeated="9"/>
          <table:table-cell office:value-type="string">
            <text:p>vzLAc96OQlofQPVgRx8r3</text:p>
          </table:table-cell>
          <table:table-cell table:number-columns-repeated="990"/>
        </table:table-row>
        <table:table-row table:style-name="ro1">
          <table:table-cell office:value-type="string">
            <text:p>Clue</text:p>
          </table:table-cell>
          <table:table-cell office:value-type="string">
            <text:p>OBJ16</text:p>
          </table:table-cell>
          <table:table-cell office:value-type="string">
            <text:p>Bloody knife</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25"/>
          <table:table-cell office:value-type="string">
            <text:p>czEnMTy0m321thl7AaOzv</text:p>
          </table:table-cell>
          <table:table-cell table:number-columns-repeated="986"/>
        </table:table-row>
        <table:table-row table:style-name="ro1">
          <table:table-cell office:value-type="string">
            <text:p>Event</text:p>
          </table:table-cell>
          <table:table-cell office:value-type="string">
            <text:p>EV154</text:p>
          </table:table-cell>
          <table:table-cell office:value-type="string">
            <text:p>Hildegarde reacts to being asked about a woman in a scarlett dressing gown, but denies seeing one</text:p>
          </table:table-cell>
          <table:table-cell/>
          <table:table-cell office:value-type="string">
            <text:p>Scene 2.12.5</text:p>
          </table:table-cell>
          <table:table-cell office:value-type="string">
            <text:p>Suspect Interviews</text:p>
          </table:table-cell>
          <table:table-cell office:value-type="string">
            <text:p>PIHS</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Hildegarde</text:p>
          </table:table-cell>
          <table:table-cell table:number-columns-repeated="4"/>
          <table:table-cell office:value-type="string">
            <text:p>Dressing Gown</text:p>
          </table:table-cell>
          <table:table-cell table:number-columns-repeated="1001"/>
        </table:table-row>
        <table:table-row table:style-name="ro1">
          <table:table-cell office:value-type="string">
            <text:p>Testimony</text:p>
          </table:table-cell>
          <table:table-cell office:value-type="string">
            <text:p>STO6</text:p>
          </table:table-cell>
          <table:table-cell office:value-type="string">
            <text:p>Hildegarde Schmidt's Testimony</text:p>
          </table:table-cell>
          <table:table-cell table:number-columns-repeated="2"/>
          <table:table-cell office:value-type="string">
            <text:p>Decoy Theory</text:p>
          </table:table-cell>
          <table:table-cell/>
          <table:table-cell office:value-type="string">
            <text:p>HS</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42</text:p>
          </table:table-cell>
          <table:table-cell office:value-type="string">
            <text:p>Arbuthnot confirms he was up late in discussion with MacQueen</text:p>
          </table:table-cell>
          <table:table-cell/>
          <table:table-cell office:value-type="string">
            <text:p>Scene 2.8.4</text:p>
          </table:table-cell>
          <table:table-cell office:value-type="string">
            <text:p>Suspect Interviews</text:p>
          </table:table-cell>
          <table:table-cell office:value-type="string">
            <text:p>PICA</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Arbuthnot,Poirot</text:p>
          </table:table-cell>
          <table:table-cell table:number-columns-repeated="2"/>
          <table:table-cell office:value-type="string">
            <text:p>MTPW</text:p>
          </table:table-cell>
          <table:table-cell table:number-columns-repeated="1003"/>
        </table:table-row>
        <table:table-row table:style-name="ro1">
          <table:table-cell office:value-type="string">
            <text:p>Narrative Folder</text:p>
          </table:table-cell>
          <table:table-cell office:value-type="string">
            <text:p>NF24</text:p>
          </table:table-cell>
          <table:table-cell office:value-type="string">
            <text:p>Summary of the Passenger’s Evidence</text:p>
          </table:table-cell>
          <table:table-cell/>
          <table:table-cell office:value-type="string">
            <text:p>Chapter 2.13</text:p>
          </table:table-cell>
          <table:table-cell office:value-type="string">
            <text:p>Poirot musing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33</text:p>
          </table:table-cell>
          <table:table-cell office:value-type="string">
            <text:p>Greta confirms that Mary Debenham never left the carriage they shared</text:p>
          </table:table-cell>
          <table:table-cell/>
          <table:table-cell office:value-type="string">
            <text:p>Scene 2.5.2</text:p>
          </table:table-cell>
          <table:table-cell office:value-type="string">
            <text:p>Suspect Interviews</text:p>
          </table:table-cell>
          <table:table-cell office:value-type="string">
            <text:p>PIGO</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Greta</text:p>
          </table:table-cell>
          <table:table-cell table:number-columns-repeated="7"/>
          <table:table-cell office:value-type="string">
            <text:p>MDS</text:p>
          </table:table-cell>
          <table:table-cell table:number-columns-repeated="998"/>
        </table:table-row>
        <table:table-row table:style-name="ro1">
          <table:table-cell office:value-type="string">
            <text:p>Testimony</text:p>
          </table:table-cell>
          <table:table-cell office:value-type="string">
            <text:p>STO13</text:p>
          </table:table-cell>
          <table:table-cell office:value-type="string">
            <text:p>Mary Debenham's Testimony</text:p>
          </table:table-cell>
          <table:table-cell table:number-columns-repeated="2"/>
          <table:table-cell office:value-type="string">
            <text:p>Introduction</text:p>
          </table:table-cell>
          <table:table-cell/>
          <table:table-cell office:value-type="string">
            <text:p>MD</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Clue</text:p>
          </table:table-cell>
          <table:table-cell office:value-type="string">
            <text:p>OBJ13</text:p>
          </table:table-cell>
          <table:table-cell office:value-type="string">
            <text:p>Locked Compartment</text:p>
          </table:table-cell>
          <table:table-cell table:number-columns-repeated="2"/>
          <table:table-cell office:value-type="string">
            <text:p>Introduction</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25"/>
          <table:table-cell office:value-type="string">
            <text:p>hjqtHhu1csFzLBwZZdvzi</text:p>
          </table:table-cell>
          <table:table-cell table:number-columns-repeated="986"/>
        </table:table-row>
        <table:table-row table:style-name="ro1">
          <table:table-cell office:value-type="string">
            <text:p>Event</text:p>
          </table:table-cell>
          <table:table-cell office:value-type="string">
            <text:p>EV195</text:p>
          </table:table-cell>
          <table:table-cell office:value-type="string">
            <text:p>In front of the assembled passengers, Poirot announces he has two theories of the crime, and will leave it to M. Bouc and Dr Constantine to “judge" which is correct.</text:p>
          </table:table-cell>
          <table:table-cell/>
          <table:table-cell office:value-type="string">
            <text:p>Scene 3.9.1</text:p>
          </table:table-cell>
          <table:table-cell office:value-type="string">
            <text:p>Poirot musings</text:p>
          </table:table-cell>
          <table:table-cell table:number-columns-repeated="2"/>
          <table:table-cell office:value-type="string">
            <text:p>False</text:p>
          </table:table-cell>
          <table:table-cell office:value-type="string">
            <text:p>1933-02-07 20:00:00</text:p>
          </table:table-cell>
          <table:table-cell/>
          <table:table-cell office:value-type="string">
            <text:p>30 minutes</text:p>
          </table:table-cell>
          <table:table-cell/>
          <table:table-cell office:value-type="string">
            <text:p>1933-02-07 20:30:00</text:p>
          </table:table-cell>
          <table:table-cell table:number-columns-repeated="3"/>
          <table:table-cell office:value-type="string">
            <text:p>Poirot</text:p>
          </table:table-cell>
          <table:table-cell/>
          <table:table-cell office:value-type="string">
            <text:p>Foscarelli,Arbuthnot,Count,Countess,Hardman,Coroner,Greta,MacQueen,Hildegarde,M. Bouc,Mary,Hubbard,Princess,Conductor,Valet</text:p>
          </table:table-cell>
          <table:table-cell table:number-columns-repeated="1004"/>
        </table:table-row>
        <table:table-row table:style-name="ro1">
          <table:table-cell office:value-type="string">
            <text:p>Event</text:p>
          </table:table-cell>
          <table:table-cell office:value-type="string">
            <text:p>EV5</text:p>
          </table:table-cell>
          <table:table-cell office:value-type="string">
            <text:p>Poirot interviews Colonel Arbuthnot</text:p>
          </table:table-cell>
          <table:table-cell/>
          <table:table-cell office:value-type="string">
            <text:p>Scene 2.8.1</text:p>
          </table:table-cell>
          <table:table-cell office:value-type="string">
            <text:p>Suspect Interviews</text:p>
          </table:table-cell>
          <table:table-cell office:value-type="string">
            <text:p>PIPA</text:p>
          </table:table-cell>
          <table:table-cell/>
          <table:table-cell office:value-type="string">
            <text:p>False</text:p>
          </table:table-cell>
          <table:table-cell office:value-type="string">
            <text:p>1933-02-07 14:20:00</text:p>
          </table:table-cell>
          <table:table-cell/>
          <table:table-cell office:value-type="string">
            <text:p>10 minutes</text:p>
          </table:table-cell>
          <table:table-cell/>
          <table:table-cell office:value-type="string">
            <text:p>1933-02-07 14:30:00</text:p>
          </table:table-cell>
          <table:table-cell table:number-columns-repeated="3"/>
          <table:table-cell office:value-type="string">
            <text:p>Poirot,Arbuthnot</text:p>
          </table:table-cell>
          <table:table-cell office:value-type="string">
            <text:p>MacQueen</text:p>
          </table:table-cell>
          <table:table-cell table:number-columns-repeated="1005"/>
        </table:table-row>
        <table:table-row table:style-name="ro1">
          <table:table-cell office:value-type="string">
            <text:p>Event</text:p>
          </table:table-cell>
          <table:table-cell office:value-type="string">
            <text:p>EV113</text:p>
          </table:table-cell>
          <table:table-cell office:value-type="string">
            <text:p>MacQueen mentions that he travels with Ratchett because Ratchett does not know any languages</text:p>
          </table:table-cell>
          <table:table-cell/>
          <table:table-cell office:value-type="string">
            <text:p>Scene 1.6.3</text:p>
          </table:table-cell>
          <table:table-cell office:value-type="string">
            <text:p>Suspect Interviews</text:p>
          </table:table-cell>
          <table:table-cell office:value-type="string">
            <text:p>PTTM</text:p>
          </table:table-cell>
          <table:table-cell/>
          <table:table-cell office:value-type="string">
            <text:p>False</text:p>
          </table:table-cell>
          <table:table-cell office:value-type="string">
            <text:p>1933-02-07 11:10:00</text:p>
          </table:table-cell>
          <table:table-cell/>
          <table:table-cell office:value-type="string">
            <text:p>20 minutes</text:p>
          </table:table-cell>
          <table:table-cell/>
          <table:table-cell office:value-type="string">
            <text:p>1933-02-07 11:30:00</text:p>
          </table:table-cell>
          <table:table-cell table:number-columns-repeated="3"/>
          <table:table-cell office:value-type="string">
            <text:p>Poirot</text:p>
          </table:table-cell>
          <table:table-cell table:number-columns-repeated="4"/>
          <table:table-cell office:value-type="string">
            <text:p>Talks French</text:p>
          </table:table-cell>
          <table:table-cell table:number-columns-repeated="1001"/>
        </table:table-row>
        <table:table-row table:style-name="ro1">
          <table:table-cell office:value-type="string">
            <text:p>Character</text:p>
          </table:table-cell>
          <table:table-cell office:value-type="string">
            <text:p>PER19</text:p>
          </table:table-cell>
          <table:table-cell office:value-type="string">
            <text:p>Colonel Armstrong</text:p>
          </table:table-cell>
          <table:table-cell office:value-type="string">
            <text:p>Father of murder victim Daisy Armstrong</text:p>
          </table:table-cell>
          <table:table-cell/>
          <table:table-cell office:value-type="string">
            <text:p>Decoy Theory</text:p>
          </table:table-cell>
          <table:table-cell office:value-type="string">
            <text:p>Armstrong Family (Off-stage)</text:p>
          </table:table-cell>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xposition</text:p>
          </table:table-cell>
          <table:table-cell office:value-type="string">
            <text:p>EXP3</text:p>
          </table:table-cell>
          <table:table-cell office:value-type="string">
            <text:p>Poirot suggests Hardman's “small dark man” was corroborated by an unlike witness in Hildegarde.</text:p>
          </table:table-cell>
          <table:table-cell/>
          <table:table-cell office:value-type="string">
            <text:p>Scene 2.13.2</text:p>
          </table:table-cell>
          <table:table-cell office:value-type="string">
            <text:p>Poirot musing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5"/>
          <table:table-cell office:value-type="string">
            <text:p>Poirot</text:p>
          </table:table-cell>
          <table:table-cell/>
          <table:table-cell office:value-type="string">
            <text:p>M. Bouc</text:p>
          </table:table-cell>
          <table:table-cell table:number-columns-repeated="2"/>
          <table:table-cell office:value-type="string">
            <text:p>Imposter</text:p>
          </table:table-cell>
          <table:table-cell table:number-columns-repeated="1001"/>
        </table:table-row>
        <table:table-row table:style-name="ro1">
          <table:table-cell office:value-type="string">
            <text:p>Backstory</text:p>
          </table:table-cell>
          <table:table-cell office:value-type="string">
            <text:p>BAK3</text:p>
          </table:table-cell>
          <table:table-cell office:value-type="string">
            <text:p>The American Cassetti is obviously guilty and prosecuted for the crime, but escaped punishment after bribing people involved in the trial.</text:p>
          </table:table-cell>
          <table:table-cell table:number-columns-repeated="2"/>
          <table:table-cell office:value-type="string">
            <text:p>Evidence search</text:p>
          </table:table-cell>
          <table:table-cell office:value-type="string">
            <text:p>CCMD</text:p>
          </table:table-cell>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141</text:p>
          </table:table-cell>
          <table:table-cell office:value-type="string">
            <text:p>Arburthnot admits he remembers Colonel Armstrong when pushed by Poirot.</text:p>
          </table:table-cell>
          <table:table-cell/>
          <table:table-cell office:value-type="string">
            <text:p>Scene 2.8.3</text:p>
          </table:table-cell>
          <table:table-cell office:value-type="string">
            <text:p>Suspect Interviews</text:p>
          </table:table-cell>
          <table:table-cell office:value-type="string">
            <text:p>PICA</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Arbuthnot,Poirot</text:p>
          </table:table-cell>
          <table:table-cell office:value-type="string">
            <text:p>MacQueen</text:p>
          </table:table-cell>
          <table:table-cell table:number-columns-repeated="3"/>
          <table:table-cell office:value-type="string">
            <text:p>Cassetti</text:p>
          </table:table-cell>
          <table:table-cell table:number-columns-repeated="1001"/>
        </table:table-row>
        <table:table-row table:style-name="ro1">
          <table:table-cell office:value-type="string">
            <text:p>Event</text:p>
          </table:table-cell>
          <table:table-cell office:value-type="string">
            <text:p>EV117</text:p>
          </table:table-cell>
          <table:table-cell office:value-type="string">
            <text:p>Poirot notices some stab wounds were delivered right handed, and others left handed; some are deep and some mere scratches.</text:p>
          </table:table-cell>
          <table:table-cell/>
          <table:table-cell office:value-type="string">
            <text:p>Scene 1.7.2</text:p>
          </table:table-cell>
          <table:table-cell office:value-type="string">
            <text:p>Evidence search</text:p>
          </table:table-cell>
          <table:table-cell office:value-type="string">
            <text:p>PEDM</text:p>
          </table:table-cell>
          <table:table-cell/>
          <table:table-cell office:value-type="string">
            <text:p>False</text:p>
          </table:table-cell>
          <table:table-cell office:value-type="string">
            <text:p>1933-02-07 11:30:00</text:p>
          </table:table-cell>
          <table:table-cell/>
          <table:table-cell office:value-type="string">
            <text:p>0 seconds</text:p>
          </table:table-cell>
          <table:table-cell/>
          <table:table-cell office:value-type="string">
            <text:p>1933-02-07 11:30:00</text:p>
          </table:table-cell>
          <table:table-cell table:number-columns-repeated="3"/>
          <table:table-cell office:value-type="string">
            <text:p>Poirot</text:p>
          </table:table-cell>
          <table:table-cell table:number-columns-repeated="4"/>
          <table:table-cell office:value-type="string">
            <text:p>Wounds</text:p>
          </table:table-cell>
          <table:table-cell table:number-columns-repeated="1001"/>
        </table:table-row>
        <table:table-row table:style-name="ro1">
          <table:table-cell office:value-type="string">
            <text:p>Narrative Folder</text:p>
          </table:table-cell>
          <table:table-cell office:value-type="string">
            <text:p>NF13</text:p>
          </table:table-cell>
          <table:table-cell office:value-type="string">
            <text:p>The Evidence of the Secretary</text:p>
          </table:table-cell>
          <table:table-cell/>
          <table:table-cell office:value-type="string">
            <text:p>Chapter 2.2</text:p>
          </table:table-cell>
          <table:table-cell office:value-type="string">
            <text:p>Suspect Interview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21</text:p>
          </table:table-cell>
          <table:table-cell office:value-type="string">
            <text:p>The Valet leaves Ratchett with sleeping draught beside him</text:p>
          </table:table-cell>
          <table:table-cell/>
          <table:table-cell office:value-type="string">
            <text:p>Scene 2.3.2</text:p>
          </table:table-cell>
          <table:table-cell office:value-type="string">
            <text:p>Murder Night</text:p>
          </table:table-cell>
          <table:table-cell table:number-columns-repeated="2"/>
          <table:table-cell office:value-type="string">
            <text:p>False</text:p>
          </table:table-cell>
          <table:table-cell office:value-type="string">
            <text:p>1933-02-06 21:00:00</text:p>
          </table:table-cell>
          <table:table-cell/>
          <table:table-cell office:value-type="string">
            <text:p>40 minutes</text:p>
          </table:table-cell>
          <table:table-cell/>
          <table:table-cell office:value-type="string">
            <text:p>1933-02-06 21:40:00</text:p>
          </table:table-cell>
          <table:table-cell table:number-columns-repeated="3"/>
          <table:table-cell office:value-type="string">
            <text:p>Ratchett,Valet</text:p>
          </table:table-cell>
          <table:table-cell office:value-type="string">
            <text:p>Valet</text:p>
          </table:table-cell>
          <table:table-cell office:value-type="string">
            <text:p>Conductor</text:p>
          </table:table-cell>
          <table:table-cell table:number-columns-repeated="13"/>
          <table:table-cell office:value-type="string">
            <text:p>stkXv6lwGqSu7p9ElwS3z</text:p>
          </table:table-cell>
          <table:table-cell table:number-columns-repeated="990"/>
        </table:table-row>
        <table:table-row table:style-name="ro1">
          <table:table-cell office:value-type="string">
            <text:p>Event</text:p>
          </table:table-cell>
          <table:table-cell office:value-type="string">
            <text:p>EV28</text:p>
          </table:table-cell>
          <table:table-cell office:value-type="string">
            <text:p>The Condutor brings mineral water to Poirot</text:p>
          </table:table-cell>
          <table:table-cell/>
          <table:table-cell office:value-type="string">
            <text:p>Scene 1.5.2</text:p>
          </table:table-cell>
          <table:table-cell office:value-type="string">
            <text:p>Murder Night</text:p>
          </table:table-cell>
          <table:table-cell table:number-columns-repeated="2"/>
          <table:table-cell office:value-type="string">
            <text:p>False</text:p>
          </table:table-cell>
          <table:table-cell office:value-type="string">
            <text:p>1933-02-07 01:25:00</text:p>
          </table:table-cell>
          <table:table-cell/>
          <table:table-cell office:value-type="string">
            <text:p>5 minutes</text:p>
          </table:table-cell>
          <table:table-cell/>
          <table:table-cell office:value-type="string">
            <text:p>1933-02-07 01:30:00</text:p>
          </table:table-cell>
          <table:table-cell table:number-columns-repeated="2"/>
          <table:table-cell office:value-type="string">
            <text:p>Alibi</text:p>
          </table:table-cell>
          <table:table-cell office:value-type="string">
            <text:p>Poirot,Conductor</text:p>
          </table:table-cell>
          <table:table-cell office:value-type="string">
            <text:p>Conductor</text:p>
          </table:table-cell>
          <table:table-cell office:value-type="string">
            <text:p>Hardman</text:p>
          </table:table-cell>
          <table:table-cell table:number-columns-repeated="13"/>
          <table:table-cell office:value-type="string">
            <text:p>vzLAc96OQlofQPVgRx8r3</text:p>
          </table:table-cell>
          <table:table-cell table:number-columns-repeated="990"/>
        </table:table-row>
        <table:table-row table:style-name="ro1">
          <table:table-cell office:value-type="string">
            <text:p>Event</text:p>
          </table:table-cell>
          <table:table-cell office:value-type="string">
            <text:p>EV65</text:p>
          </table:table-cell>
          <table:table-cell office:value-type="string">
            <text:p>Greta Ohlsson is observed by Mrs Hubbard entering Rachett's apartment by mistake</text:p>
          </table:table-cell>
          <table:table-cell/>
          <table:table-cell office:value-type="string">
            <text:p>Scene 2.4.6</text:p>
          </table:table-cell>
          <table:table-cell office:value-type="string">
            <text:p>Murder Night</text:p>
          </table:table-cell>
          <table:table-cell table:number-columns-repeated="2"/>
          <table:table-cell office:value-type="string">
            <text:p>False</text:p>
          </table:table-cell>
          <table:table-cell office:value-type="string">
            <text:p>1933-02-06 22:40:00</text:p>
          </table:table-cell>
          <table:table-cell/>
          <table:table-cell office:value-type="string">
            <text:p>0 seconds</text:p>
          </table:table-cell>
          <table:table-cell/>
          <table:table-cell office:value-type="string">
            <text:p>1933-02-06 22:40:00</text:p>
          </table:table-cell>
          <table:table-cell table:number-columns-repeated="3"/>
          <table:table-cell office:value-type="string">
            <text:p>Ratchett,Greta</text:p>
          </table:table-cell>
          <table:table-cell office:value-type="string">
            <text:p>Greta,Hubbard</text:p>
          </table:table-cell>
          <table:table-cell office:value-type="string">
            <text:p>Hubbard</text:p>
          </table:table-cell>
          <table:table-cell table:number-columns-repeated="13"/>
          <table:table-cell office:value-type="string">
            <text:p>LrVPiW1O3XIxw6ozpnk0l</text:p>
          </table:table-cell>
          <table:table-cell table:number-columns-repeated="990"/>
        </table:table-row>
        <table:table-row table:style-name="ro1">
          <table:table-cell office:value-type="string">
            <text:p>Exposition</text:p>
          </table:table-cell>
          <table:table-cell office:value-type="string">
            <text:p>EXP7</text:p>
          </table:table-cell>
          <table:table-cell office:value-type="string">
            <text:p>Poirot lists the suspects and alibis, and finds most are vouched for by at least one other passenger, and have no obvious motive or evidence.</text:p>
          </table:table-cell>
          <table:table-cell/>
          <table:table-cell office:value-type="string">
            <text:p>Scene 3.1.4</text:p>
          </table:table-cell>
          <table:table-cell office:value-type="string">
            <text:p>Poirot musings</text:p>
          </table:table-cell>
          <table:table-cell office:value-type="string">
            <text:p>PDCW</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Coroner,M. Bouc</text:p>
          </table:table-cell>
          <table:table-cell table:number-columns-repeated="1006"/>
        </table:table-row>
        <table:table-row table:style-name="ro1">
          <table:table-cell office:value-type="string">
            <text:p>Event</text:p>
          </table:table-cell>
          <table:table-cell office:value-type="string">
            <text:p>EV125</text:p>
          </table:table-cell>
          <table:table-cell office:value-type="string">
            <text:p>Poirot asks The Valet if he is a pipe smoker, but he claims he only smokes cigarettes</text:p>
          </table:table-cell>
          <table:table-cell/>
          <table:table-cell office:value-type="string">
            <text:p>Scene 2.3.7</text:p>
          </table:table-cell>
          <table:table-cell office:value-type="string">
            <text:p>Suspect Interviews</text:p>
          </table:table-cell>
          <table:table-cell office:value-type="string">
            <text:p>PIV</text:p>
          </table:table-cell>
          <table:table-cell/>
          <table:table-cell office:value-type="string">
            <text:p>False</text:p>
          </table:table-cell>
          <table:table-cell table:number-columns-repeated="2"/>
          <table:table-cell office:value-type="string">
            <text:p>0 seconds</text:p>
          </table:table-cell>
          <table:table-cell table:number-columns-repeated="5"/>
          <table:table-cell office:value-type="string">
            <text:p>Poirot,Valet</text:p>
          </table:table-cell>
          <table:table-cell table:number-columns-repeated="4"/>
          <table:table-cell office:value-type="string">
            <text:p>Pipe</text:p>
          </table:table-cell>
          <table:table-cell table:number-columns-repeated="1001"/>
        </table:table-row>
        <table:table-row table:style-name="ro1">
          <table:table-cell office:value-type="string">
            <text:p>Event</text:p>
          </table:table-cell>
          <table:table-cell office:value-type="string">
            <text:p>EV196</text:p>
          </table:table-cell>
          <table:table-cell office:value-type="string">
            <text:p>Poirot covers the known facts of the case, including the time of murder and that it was believed no one had departed the train.</text:p>
          </table:table-cell>
          <table:table-cell/>
          <table:table-cell office:value-type="string">
            <text:p>Scene 3.9.2</text:p>
          </table:table-cell>
          <table:table-cell office:value-type="string">
            <text:p>Poirot musings</text:p>
          </table:table-cell>
          <table:table-cell office:value-type="string">
            <text:p>IFAP</text:p>
          </table:table-cell>
          <table:table-cell/>
          <table:table-cell office:value-type="string">
            <text:p>False</text:p>
          </table:table-cell>
          <table:table-cell office:value-type="string">
            <text:p>1933-02-07 20:00:00</text:p>
          </table:table-cell>
          <table:table-cell/>
          <table:table-cell office:value-type="string">
            <text:p>3 minutes</text:p>
          </table:table-cell>
          <table:table-cell/>
          <table:table-cell office:value-type="string">
            <text:p>1933-02-07 20:03:00</text:p>
          </table:table-cell>
          <table:table-cell table:number-columns-repeated="3"/>
          <table:table-cell office:value-type="string">
            <text:p>Poirot</text:p>
          </table:table-cell>
          <table:table-cell/>
          <table:table-cell office:value-type="string">
            <text:p>Foscarelli,Arbuthnot,Count,Countess,Hardman,Coroner,Greta,MacQueen,Hildegarde,M. Bouc,Mary,Hubbard,Princess,Conductor,Valet</text:p>
          </table:table-cell>
          <table:table-cell table:number-columns-repeated="2"/>
          <table:table-cell office:value-type="string">
            <text:p>No Footprints</text:p>
          </table:table-cell>
          <table:table-cell table:number-columns-repeated="1001"/>
        </table:table-row>
        <table:table-row table:style-name="ro1">
          <table:table-cell office:value-type="string">
            <text:p>Narrative Folder</text:p>
          </table:table-cell>
          <table:table-cell office:value-type="string">
            <text:p>NF28</text:p>
          </table:table-cell>
          <table:table-cell office:value-type="string">
            <text:p>Ten Questions</text:p>
          </table:table-cell>
          <table:table-cell/>
          <table:table-cell office:value-type="string">
            <text:p>Chapter 3.2</text:p>
          </table:table-cell>
          <table:table-cell office:value-type="string">
            <text:p>Poirot musings</text:p>
          </table:table-cell>
          <table:table-cell table:number-columns-repeated="2"/>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number-rows-repeated="104827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0-12">12.10.2021</text:date>, <text:time>09:12:5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document-statistic meta:table-count="1" meta:cell-count="3078" meta:object-count="0"/>
  </office:meta>
</office:document-meta>
</file>